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1296e41"/>
    </style:style>
    <style:style style:name="P2" style:family="paragraph" style:parent-style-name="Standard">
      <style:paragraph-properties fo:margin-top="0cm" fo:margin-bottom="0.282cm" style:contextual-spacing="false" fo:text-align="justify" style:justify-single-word="false"/>
      <style:text-properties officeooo:paragraph-rsid="0001e2cb"/>
    </style:style>
    <style:style style:name="P3"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f05c76" officeooo:paragraph-rsid="00f1bce2"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4"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5a1dce" officeooo:paragraph-rsid="005a1dce"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5"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5ba85a" officeooo:paragraph-rsid="005ba85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6"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82c7" officeooo:paragraph-rsid="009d82c7"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7"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4ebc7" officeooo:paragraph-rsid="0084ebc7"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8"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b2a26" officeooo:paragraph-rsid="00d55413"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9"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d3487e" officeooo:paragraph-rsid="00d3fd2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0"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a4e16" officeooo:paragraph-rsid="008a4e1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1"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2c036" officeooo:paragraph-rsid="00e38822"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2"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2c036" officeooo:paragraph-rsid="00e5793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3"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f191f" officeooo:paragraph-rsid="00e2c03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4"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d951df" officeooo:paragraph-rsid="00d951df"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5"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095b3" officeooo:paragraph-rsid="00e5793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6"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095b3" officeooo:paragraph-rsid="009095b3"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7"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3a04b" officeooo:paragraph-rsid="0093a04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8"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bf995" officeooo:paragraph-rsid="00e8282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9"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21bcb" officeooo:paragraph-rsid="00921bc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20"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195a6" officeooo:paragraph-rsid="009195a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21"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195a6" officeooo:paragraph-rsid="00e73acc"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22"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5793b" officeooo:paragraph-rsid="00e8282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23"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b063c" officeooo:paragraph-rsid="00eb063c"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24"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ec986f" officeooo:paragraph-rsid="00ec986f"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25"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f69f0c" officeooo:paragraph-rsid="00f69f0c"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26"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fa4dbd" officeooo:paragraph-rsid="00fa4dbd"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27"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fbf90c" officeooo:paragraph-rsid="00fbf90c"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28"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0f9aeb" officeooo:paragraph-rsid="010f9ae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29"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189ccc" officeooo:paragraph-rsid="012541bf"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30"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1e1baa" officeooo:paragraph-rsid="011e1ba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31"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a6cb27" officeooo:paragraph-rsid="01a6cb27"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32"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9944e" officeooo:paragraph-rsid="0129944e"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33"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a468b" officeooo:paragraph-rsid="012a468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34"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bd25b" officeooo:paragraph-rsid="012bd25b"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35"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7e0c9" officeooo:paragraph-rsid="00e8282a" style:letter-kerning="false" fo:background-color="#ffff00"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36"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189ccc" officeooo:paragraph-rsid="012541bf" style:letter-kerning="false" fo:background-color="#ffff00"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37"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01e2cb" fo:background-color="#ffff00" style:font-size-asian="12pt" style:font-style-asian="normal" style:font-weight-asian="normal" style:font-size-complex="12pt" style:text-emphasize="none"/>
    </style:style>
    <style:style style:name="P38"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2ed676" officeooo:paragraph-rsid="012ed676" style:font-size-asian="12pt" style:font-style-asian="normal" style:font-weight-asian="normal" style:font-size-complex="12pt" style:font-weight-complex="normal" style:text-emphasize="none"/>
    </style:style>
    <style:style style:name="P39"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01e2cb" fo:background-color="transparent" style:font-size-asian="12pt" style:font-style-asian="normal" style:font-weight-asian="normal" style:font-size-complex="12pt" style:text-emphasize="none"/>
    </style:style>
    <style:style style:name="P40"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44db4" officeooo:paragraph-rsid="003f8a1c" fo:background-color="transparent" style:font-size-asian="12pt" style:font-style-asian="normal" style:font-weight-asian="normal" style:font-size-complex="12pt" style:text-emphasize="none"/>
    </style:style>
    <style:style style:name="P41"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44db4" officeooo:paragraph-rsid="003de97b" fo:background-color="transparent" style:font-size-asian="12pt" style:font-style-asian="normal" style:font-weight-asian="normal" style:font-size-complex="12pt" style:text-emphasize="none"/>
    </style:style>
    <style:style style:name="P42"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d4f65" officeooo:paragraph-rsid="002d4f65" fo:background-color="transparent" style:font-size-asian="12pt" style:font-style-asian="normal" style:font-weight-asian="normal" style:font-size-complex="12pt" style:text-emphasize="none"/>
    </style:style>
    <style:style style:name="P43"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de97b" officeooo:paragraph-rsid="003de97b" fo:background-color="transparent" style:font-size-asian="12pt" style:font-style-asian="normal" style:font-weight-asian="normal" style:font-size-complex="12pt" style:text-emphasize="none"/>
    </style:style>
    <style:style style:name="P44"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49025" officeooo:paragraph-rsid="00349025" fo:background-color="transparent" style:font-size-asian="12pt" style:font-style-asian="normal" style:font-weight-asian="normal" style:font-size-complex="12pt" style:text-emphasize="none"/>
    </style:style>
    <style:style style:name="P45"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700ec" officeooo:paragraph-rsid="00434ed2" fo:background-color="transparent" style:font-size-asian="12pt" style:font-style-asian="normal" style:font-weight-asian="normal" style:font-size-complex="12pt" style:text-emphasize="none"/>
    </style:style>
    <style:style style:name="P46"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34ed2" officeooo:paragraph-rsid="00434ed2" fo:background-color="transparent" style:font-size-asian="12pt" style:font-style-asian="normal" style:font-weight-asian="normal" style:font-size-complex="12pt" style:text-emphasize="none"/>
    </style:style>
    <style:style style:name="P47"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d5c1d" officeooo:paragraph-rsid="004d5c1d" fo:background-color="transparent" style:font-size-asian="12pt" style:font-style-asian="normal" style:font-weight-asian="normal" style:font-size-complex="12pt" style:text-emphasize="none"/>
    </style:style>
    <style:style style:name="P48" style:family="paragraph" style:parent-style-name="Standard">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9ac2a" officeooo:paragraph-rsid="00b35d80" fo:background-color="transparent" style:font-size-asian="12pt" style:font-style-asian="normal" style:font-weight-asian="normal" style:font-size-complex="12pt" style:text-emphasize="none"/>
    </style:style>
    <style:style style:name="P49"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f477" officeooo:paragraph-rsid="0132f477" fo:background-color="transparent" style:font-size-asian="12pt" style:font-style-asian="normal" style:font-weight-asian="normal" style:font-size-complex="12pt" style:font-weight-complex="normal" style:text-emphasize="none"/>
    </style:style>
    <style:style style:name="P50"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413c" officeooo:paragraph-rsid="0132413c" fo:background-color="transparent" style:font-size-asian="12pt" style:font-style-asian="normal" style:font-weight-asian="normal" style:font-size-complex="12pt" style:font-weight-complex="normal" style:text-emphasize="none"/>
    </style:style>
    <style:style style:name="P51"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bfc3" officeooo:paragraph-rsid="0132bfc3" fo:background-color="transparent" style:font-size-asian="12pt" style:font-style-asian="normal" style:font-weight-asian="normal" style:font-size-complex="12pt" style:font-weight-complex="normal" style:text-emphasize="none"/>
    </style:style>
    <style:style style:name="P52"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338ff" officeooo:paragraph-rsid="013338ff" fo:background-color="transparent" style:font-size-asian="12pt" style:font-style-asian="normal" style:font-weight-asian="normal" style:font-size-complex="12pt" style:font-weight-complex="normal" style:text-emphasize="none"/>
    </style:style>
    <style:style style:name="P53"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475de" officeooo:paragraph-rsid="013475de" fo:background-color="transparent" style:font-size-asian="12pt" style:font-style-asian="normal" style:font-weight-asian="normal" style:font-size-complex="12pt" style:font-weight-complex="normal" style:text-emphasize="none"/>
    </style:style>
    <style:style style:name="P54"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499abd" officeooo:paragraph-rsid="014be568" fo:background-color="transparent" style:font-size-asian="12pt" style:font-style-asian="normal" style:font-weight-asian="normal" style:font-size-complex="12pt" style:font-weight-complex="normal" style:text-emphasize="none"/>
    </style:style>
    <style:style style:name="P55" style:family="paragraph" style:parent-style-name="Standard">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bold" officeooo:rsid="01499abd" officeooo:paragraph-rsid="014be568" fo:background-color="transparent" style:font-size-asian="12pt" style:font-style-asian="normal" style:font-weight-asian="bold" style:font-size-complex="12pt" style:font-weight-complex="bold" style:text-emphasize="none"/>
    </style:style>
    <style:style style:name="P56" style:family="paragraph" style:parent-style-name="Standard">
      <style:paragraph-properties fo:margin-top="0cm" fo:margin-bottom="0.282cm" style:contextual-spacing="false" fo:text-align="justify" style:justify-single-word="false"/>
      <style:text-properties fo:color="#000000" loext:opacity="100%" style:font-name="Times New Roman" fo:font-size="12pt" fo:language="it" fo:country="IT" style:text-underline-style="none" fo:font-weight="normal" officeooo:paragraph-rsid="0001e2cb" style:letter-kerning="false" fo:background-color="transparent"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P57" style:family="paragraph" style:parent-style-name="Standard">
      <style:paragraph-properties fo:margin-top="0cm" fo:margin-bottom="0.282cm" style:contextual-spacing="false" fo:text-align="justify" style:justify-single-word="false"/>
      <style:text-properties fo:color="#000000" loext:opacity="100%" style:font-name="Times New Roman" fo:font-size="12pt" fo:language="it" fo:country="IT" style:text-underline-style="none" fo:font-weight="normal" officeooo:rsid="0064ca83" officeooo:paragraph-rsid="0001e2cb" style:letter-kerning="false" fo:background-color="transparent"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P58" style:family="paragraph" style:parent-style-name="Standard">
      <style:paragraph-properties fo:margin-top="0cm" fo:margin-bottom="0.282cm" style:contextual-spacing="false" fo:text-align="justify" style:justify-single-word="false" style:writing-mode="lr-tb"/>
      <style:text-properties fo:color="#000000" loext:opacity="100%" style:font-name="Times New Roman" fo:font-size="12pt" officeooo:paragraph-rsid="014e2372" fo:background-color="transparent" style:font-size-asian="12pt" style:font-size-complex="12pt"/>
    </style:style>
    <style:style style:name="P59" style:family="paragraph" style:parent-style-name="Standard">
      <style:paragraph-properties fo:text-align="justify" style:justify-single-word="false"/>
      <style:text-properties style:font-name="Times New Roman" fo:font-size="12pt" fo:font-weight="bold" officeooo:paragraph-rsid="0001e2cb" fo:background-color="transparent" style:font-size-asian="12pt" style:font-weight-asian="bold" style:font-name-complex="Times New Roman1" style:font-size-complex="12pt" style:font-weight-complex="bold"/>
    </style:style>
    <style:style style:name="P60" style:family="paragraph" style:parent-style-name="Standard">
      <style:paragraph-properties fo:text-align="justify" style:justify-single-word="false"/>
      <style:text-properties style:font-name="Times New Roman" fo:font-size="12pt" officeooo:paragraph-rsid="0001e2cb" fo:background-color="transparent" style:font-size-asian="12pt" style:font-name-complex="Times New Roman1" style:font-size-complex="12pt"/>
    </style:style>
    <style:style style:name="P61" style:family="paragraph" style:parent-style-name="Standard">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name-complex="Times New Roman1" style:font-size-complex="12pt"/>
    </style:style>
    <style:style style:name="P62" style:family="paragraph" style:parent-style-name="Standard">
      <style:paragraph-properties fo:text-align="justify" style:justify-single-word="false"/>
      <style:text-properties style:font-name="Times New Roman" fo:font-size="12pt" officeooo:rsid="00a71106" officeooo:paragraph-rsid="00a71106" fo:background-color="transparent" style:font-size-asian="12pt" style:font-name-complex="Times New Roman1" style:font-size-complex="12pt"/>
    </style:style>
    <style:style style:name="P63" style:family="paragraph" style:parent-style-name="Standard">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64" style:family="paragraph" style:parent-style-name="Standard">
      <style:paragraph-properties fo:margin-top="0cm" fo:margin-bottom="0.282cm" style:contextual-spacing="false" fo:text-align="justify" style:justify-single-word="false"/>
      <style:text-properties style:font-name="Times New Roman" fo:font-size="12pt" officeooo:paragraph-rsid="0060d37f" fo:background-color="transparent" style:font-size-asian="12pt" style:font-size-complex="12pt"/>
    </style:style>
    <style:style style:name="P65" style:family="paragraph" style:parent-style-name="Standard">
      <style:paragraph-properties fo:margin-top="0cm" fo:margin-bottom="0.282cm" style:contextual-spacing="false" fo:text-align="justify" style:justify-single-word="false"/>
      <style:text-properties style:font-name="Times New Roman" fo:font-size="12pt" officeooo:paragraph-rsid="001b5d80" fo:background-color="transparent" style:font-size-asian="12pt" style:font-size-complex="12pt"/>
    </style:style>
    <style:style style:name="P66" style:family="paragraph" style:parent-style-name="Standard">
      <style:paragraph-properties fo:margin-top="0cm" fo:margin-bottom="0.282cm" style:contextual-spacing="false" fo:text-align="justify" style:justify-single-word="false"/>
      <style:text-properties style:font-name="Times New Roman" fo:font-size="12pt" officeooo:paragraph-rsid="016539b2" fo:background-color="transparent" style:font-size-asian="12pt" style:font-size-complex="12pt"/>
    </style:style>
    <style:style style:name="P67" style:family="paragraph" style:parent-style-name="Standard">
      <style:paragraph-properties fo:margin-top="0cm" fo:margin-bottom="0.282cm" style:contextual-spacing="false" fo:text-align="justify" style:justify-single-word="false"/>
      <style:text-properties style:font-name="Times New Roman" fo:font-size="12pt" officeooo:paragraph-rsid="0004c70b" fo:background-color="transparent" style:font-size-asian="12pt" style:font-size-complex="12pt"/>
    </style:style>
    <style:style style:name="P68"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paragraph-rsid="00eb063c" fo:background-color="transparent" style:font-size-asian="12pt" style:font-size-complex="12pt"/>
    </style:style>
    <style:style style:name="P69"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paragraph-rsid="014e2372" fo:background-color="transparent" style:font-size-asian="12pt" style:font-size-complex="12pt"/>
    </style:style>
    <style:style style:name="P70" style:family="paragraph" style:parent-style-name="Standard">
      <style:paragraph-properties fo:margin-top="0cm" fo:margin-bottom="0.282cm" style:contextual-spacing="false" fo:text-align="justify" style:justify-single-word="false"/>
      <style:text-properties style:font-name="Times New Roman" fo:font-size="12pt" officeooo:rsid="004652d2" officeooo:paragraph-rsid="004d5c1d" fo:background-color="transparent" style:font-size-asian="12pt" style:font-size-complex="12pt"/>
    </style:style>
    <style:style style:name="P71" style:family="paragraph" style:parent-style-name="Standard">
      <style:paragraph-properties fo:margin-top="0cm" fo:margin-bottom="0.282cm" style:contextual-spacing="false" fo:text-align="justify" style:justify-single-word="false"/>
      <style:text-properties style:font-name="Times New Roman" fo:font-size="12pt" officeooo:rsid="004ec405" officeooo:paragraph-rsid="004ec405" fo:background-color="transparent" style:font-size-asian="12pt" style:font-size-complex="12pt"/>
    </style:style>
    <style:style style:name="P72"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rsid="010d6e23" officeooo:paragraph-rsid="010d6e23" fo:background-color="transparent" style:font-size-asian="12pt" style:font-size-complex="12pt"/>
    </style:style>
    <style:style style:name="P73"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rsid="010f9aeb" officeooo:paragraph-rsid="010fdd39" fo:background-color="transparent" style:font-size-asian="12pt" style:font-size-complex="12pt"/>
    </style:style>
    <style:style style:name="P74"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rsid="014d11b3" officeooo:paragraph-rsid="014d11b3" fo:background-color="transparent" style:font-size-asian="12pt" style:font-size-complex="12pt"/>
    </style:style>
    <style:style style:name="P75"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rsid="014be568" officeooo:paragraph-rsid="014be568" fo:background-color="transparent" style:font-size-asian="12pt" style:font-size-complex="12pt"/>
    </style:style>
    <style:style style:name="P76"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paragraph-rsid="011e95c2" fo:background-color="#ffff00" style:font-size-asian="12pt" style:font-size-complex="12pt"/>
    </style:style>
    <style:style style:name="P77" style:family="paragraph" style:parent-style-name="Standard">
      <style:paragraph-properties fo:margin-top="0cm" fo:margin-bottom="0.282cm" style:contextual-spacing="false" fo:text-align="justify" style:justify-single-word="false" style:writing-mode="lr-tb"/>
      <style:text-properties style:font-name="Times New Roman" fo:font-size="12pt" officeooo:paragraph-rsid="01963443" fo:background-color="#ffff00" style:font-size-asian="12pt" style:font-size-complex="12pt"/>
    </style:style>
    <style:style style:name="P78" style:family="paragraph" style:parent-style-name="Standard">
      <style:paragraph-properties fo:text-align="justify" style:justify-single-word="false"/>
      <style:text-properties fo:color="#0000ff" loext:opacity="100%" style:font-name="Times New Roman" fo:font-size="12pt" style:text-underline-style="none" fo:font-weight="bold" officeooo:paragraph-rsid="0001e2cb" fo:background-color="#00ffff" style:font-size-asian="12pt" style:font-weight-asian="bold" style:font-name-complex="Times New Roman1" style:font-size-complex="12pt" style:font-weight-complex="bold"/>
    </style:style>
    <style:style style:name="P79" style:family="paragraph" style:parent-style-name="Standard">
      <style:paragraph-properties fo:margin-top="0cm" fo:margin-bottom="0.282cm" style:contextual-spacing="false" fo:text-align="justify" style:justify-single-word="false"/>
      <style:text-properties fo:color="#0000ff" loext:opacity="100%" style:font-name="Times New Roman" fo:font-size="12pt" fo:language="it" fo:country="IT" style:text-underline-style="none" fo:font-weight="bold" officeooo:paragraph-rsid="0001e2cb" style:letter-kerning="false" fo:background-color="#00ffff" style:font-name-asian="Calibri" style:font-size-asian="12pt" style:language-asian="en" style:country-asian="US" style:font-weight-asian="bold" style:font-name-complex="Times New Roman1" style:font-size-complex="12pt" style:language-complex="ar" style:country-complex="SA" style:font-weight-complex="bold"/>
    </style:style>
    <style:style style:name="P80" style:family="paragraph" style:parent-style-name="Standard">
      <style:paragraph-properties fo:margin-top="0cm" fo:margin-bottom="0.282cm" style:contextual-spacing="false" fo:text-align="justify" style:justify-single-word="false"/>
      <style:text-properties fo:color="#0000ff" loext:opacity="100%" style:text-outline="false" style:text-line-through-style="none" style:text-line-through-type="none" style:font-name="Times New Roman" fo:font-size="12pt" fo:language="it" fo:country="IT" fo:font-style="normal" fo:text-shadow="none" style:text-underline-style="none" fo:font-weight="bold" officeooo:rsid="005649d7" officeooo:paragraph-rsid="005649d7" style:letter-kerning="false" fo:background-color="#00ffff"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P81" style:family="paragraph" style:parent-style-name="Standard">
      <style:paragraph-properties fo:margin-top="0cm" fo:margin-bottom="0.282cm" style:contextual-spacing="false" fo:text-align="justify" style:justify-single-word="false" style:writing-mode="lr-tb"/>
      <style:text-properties fo:color="#0000ff" loext:opacity="100%" style:text-outline="false" style:text-line-through-style="none" style:text-line-through-type="none" style:font-name="Times New Roman" fo:font-size="12pt" fo:language="it" fo:country="IT" fo:font-style="normal" fo:text-shadow="none" style:text-underline-style="none" fo:font-weight="bold" officeooo:rsid="005649d7" officeooo:paragraph-rsid="00fa4dbd" style:letter-kerning="false" fo:background-color="#00ffff"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P82" style:family="paragraph" style:parent-style-name="Standard">
      <style:paragraph-properties fo:margin-top="0cm" fo:margin-bottom="0.282cm" style:contextual-spacing="false" fo:text-align="justify" style:justify-single-word="false" style:writing-mode="lr-tb"/>
      <style:text-properties fo:color="#0000ff" loext:opacity="100%" style:text-outline="false" style:text-line-through-style="none" style:text-line-through-type="none" style:font-name="Times New Roman" fo:font-size="12pt" fo:language="it" fo:country="IT" fo:font-style="normal" fo:text-shadow="none" style:text-underline-style="none" fo:font-weight="bold" officeooo:rsid="005649d7" officeooo:paragraph-rsid="0132f477" style:letter-kerning="false" fo:background-color="#00ffff"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P83" style:family="paragraph" style:parent-style-name="Standard" style:list-style-name="WWNum1">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84" style:family="paragraph" style:parent-style-name="Standard" style:list-style-name="WWNum2">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85" style:family="paragraph" style:parent-style-name="Standard" style:list-style-name="WWNum2">
      <style:paragraph-properties fo:margin-top="0cm" fo:margin-bottom="0.282cm" style:contextual-spacing="false" fo:text-align="justify" style:justify-single-word="false"/>
      <style:text-properties style:font-name="Times New Roman" fo:font-size="12pt" officeooo:paragraph-rsid="0066e630" fo:background-color="transparent" style:font-size-asian="12pt" style:font-size-complex="12pt"/>
    </style:style>
    <style:style style:name="P86" style:family="paragraph" style:parent-style-name="Standard" style:list-style-name="WWNum3">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87" style:family="paragraph" style:parent-style-name="Standard" style:list-style-name="L1">
      <style:paragraph-properties fo:margin-top="0cm" fo:margin-bottom="0.282cm" style:contextual-spacing="false" fo:text-align="justify" style:justify-single-word="false"/>
      <style:text-properties style:font-name="Times New Roman" fo:font-size="12pt" officeooo:paragraph-rsid="016539b2" fo:background-color="transparent" style:font-size-asian="12pt" style:font-size-complex="12pt"/>
    </style:style>
    <style:style style:name="P88" style:family="paragraph" style:parent-style-name="Standard" style:list-style-name="WWNum5">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89" style:family="paragraph" style:parent-style-name="Standard" style:list-style-name="WWNum5">
      <style:paragraph-properties fo:margin-top="0cm" fo:margin-bottom="0.282cm" style:contextual-spacing="false" fo:text-align="justify" style:justify-single-word="false"/>
      <style:text-properties style:font-name="Times New Roman" fo:font-size="12pt" officeooo:paragraph-rsid="00b20282" fo:background-color="transparent" style:font-size-asian="12pt" style:font-size-complex="12pt"/>
    </style:style>
    <style:style style:name="P90" style:family="paragraph" style:parent-style-name="Standard" style:list-style-name="WWNum5">
      <style:paragraph-properties fo:margin-top="0cm" fo:margin-bottom="0.282cm" style:contextual-spacing="false" fo:text-align="justify" style:justify-single-word="false"/>
      <style:text-properties style:font-name="Times New Roman" fo:font-size="12pt" officeooo:paragraph-rsid="00272e06" fo:background-color="transparent" style:font-size-asian="12pt" style:font-size-complex="12pt"/>
    </style:style>
    <style:style style:name="P91" style:family="paragraph" style:parent-style-name="Standard" style:list-style-name="WWNum6">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92" style:family="paragraph" style:parent-style-name="Standard" style:list-style-name="L2">
      <style:paragraph-properties fo:margin-top="0cm" fo:margin-bottom="0.282cm" style:contextual-spacing="false" fo:text-align="justify" style:justify-single-word="false"/>
      <style:text-properties style:font-name="Times New Roman" fo:font-size="12pt" officeooo:paragraph-rsid="0001e2cb" fo:background-color="transparent" style:font-size-asian="12pt" style:font-size-complex="12pt"/>
    </style:style>
    <style:style style:name="P93" style:family="paragraph" style:parent-style-name="Standard" style:list-style-name="L3">
      <style:paragraph-properties fo:margin-top="0cm" fo:margin-bottom="0.282cm" style:contextual-spacing="false" fo:text-align="justify" style:justify-single-word="false"/>
      <style:text-properties style:font-name="Times New Roman" fo:font-size="12pt" officeooo:paragraph-rsid="003f8a1c" fo:background-color="transparent" style:font-size-asian="12pt" style:font-size-complex="12pt"/>
    </style:style>
    <style:style style:name="P94" style:family="paragraph" style:parent-style-name="Standard" style:list-style-name="L7">
      <style:paragraph-properties fo:margin-top="0cm" fo:margin-bottom="0.282cm" style:contextual-spacing="false" fo:text-align="justify" style:justify-single-word="false"/>
      <style:text-properties style:font-name="Times New Roman" fo:font-size="12pt" officeooo:paragraph-rsid="00392d04" fo:background-color="transparent" style:font-size-asian="12pt" style:font-size-complex="12pt"/>
    </style:style>
    <style:style style:name="P95" style:family="paragraph" style:parent-style-name="Standard" style:list-style-name="L10">
      <style:paragraph-properties fo:margin-top="0cm" fo:margin-bottom="0.282cm" style:contextual-spacing="false" fo:text-align="justify" style:justify-single-word="false"/>
      <style:text-properties style:font-name="Times New Roman" fo:font-size="12pt" officeooo:paragraph-rsid="00487d8e" fo:background-color="transparent" style:font-size-asian="12pt" style:font-size-complex="12pt"/>
    </style:style>
    <style:style style:name="P96" style:family="paragraph" style:parent-style-name="Standard" style:list-style-name="L10">
      <style:paragraph-properties fo:margin-top="0cm" fo:margin-bottom="0.282cm" style:contextual-spacing="false" fo:text-align="justify" style:justify-single-word="false"/>
      <style:text-properties style:font-name="Times New Roman" fo:font-size="12pt" officeooo:paragraph-rsid="0051f93c" fo:background-color="transparent" style:font-size-asian="12pt" style:font-size-complex="12pt"/>
    </style:style>
    <style:style style:name="P97" style:family="paragraph" style:parent-style-name="Standard" style:list-style-name="L10">
      <style:paragraph-properties fo:margin-top="0cm" fo:margin-bottom="0.282cm" style:contextual-spacing="false" fo:text-align="justify" style:justify-single-word="false"/>
      <style:text-properties style:font-name="Times New Roman" fo:font-size="12pt" officeooo:paragraph-rsid="00553bb4" fo:background-color="transparent" style:font-size-asian="12pt" style:font-size-complex="12pt"/>
    </style:style>
    <style:style style:name="P98" style:family="paragraph" style:parent-style-name="Standard" style:list-style-name="L13">
      <style:paragraph-properties fo:margin-top="0cm" fo:margin-bottom="0.282cm" style:contextual-spacing="false" fo:text-align="justify" style:justify-single-word="false" style:writing-mode="lr-tb"/>
      <style:text-properties style:font-name="Times New Roman" fo:font-size="12pt" officeooo:paragraph-rsid="008988d8" fo:background-color="transparent" style:font-size-asian="12pt" style:font-size-complex="12pt"/>
    </style:style>
    <style:style style:name="P99" style:family="paragraph" style:parent-style-name="Standard" style:list-style-name="L13">
      <style:paragraph-properties fo:margin-top="0cm" fo:margin-bottom="0.282cm" style:contextual-spacing="false" fo:text-align="justify" style:justify-single-word="false" style:writing-mode="lr-tb"/>
      <style:text-properties style:font-name="Times New Roman" fo:font-size="12pt" officeooo:paragraph-rsid="01895566" fo:background-color="transparent" style:font-size-asian="12pt" style:font-size-complex="12pt"/>
    </style:style>
    <style:style style:name="P100" style:family="paragraph" style:parent-style-name="Standard" style:list-style-name="L13">
      <style:paragraph-properties fo:margin-top="0cm" fo:margin-bottom="0.282cm" style:contextual-spacing="false" fo:text-align="justify" style:justify-single-word="false" style:writing-mode="lr-tb"/>
      <style:text-properties style:font-name="Times New Roman" fo:font-size="12pt" officeooo:paragraph-rsid="00d436f0" fo:background-color="transparent" style:font-size-asian="12pt" style:font-size-complex="12pt"/>
    </style:style>
    <style:style style:name="P101" style:family="paragraph" style:parent-style-name="Standard" style:list-style-name="L14">
      <style:paragraph-properties fo:margin-top="0cm" fo:margin-bottom="0.282cm" style:contextual-spacing="false" fo:text-align="justify" style:justify-single-word="false"/>
      <style:text-properties style:font-name="Times New Roman" fo:font-size="12pt" officeooo:paragraph-rsid="00e8282a" fo:background-color="transparent" style:font-size-asian="12pt" style:font-size-complex="12pt"/>
    </style:style>
    <style:style style:name="P102" style:family="paragraph" style:parent-style-name="Standard" style:list-style-name="L14">
      <style:paragraph-properties fo:margin-top="0cm" fo:margin-bottom="0.282cm" style:contextual-spacing="false" fo:text-align="justify" style:justify-single-word="false" style:writing-mode="lr-tb"/>
      <style:text-properties style:font-name="Times New Roman" fo:font-size="12pt" officeooo:paragraph-rsid="00e8282a" fo:background-color="transparent" style:font-size-asian="12pt" style:font-size-complex="12pt"/>
    </style:style>
    <style:style style:name="P103" style:family="paragraph" style:parent-style-name="Standard" style:list-style-name="L14">
      <style:paragraph-properties fo:margin-top="0cm" fo:margin-bottom="0.282cm" style:contextual-spacing="false" fo:text-align="justify" style:justify-single-word="false" style:writing-mode="lr-tb"/>
      <style:text-properties style:font-name="Times New Roman" fo:font-size="12pt" officeooo:paragraph-rsid="018ec35d" fo:background-color="transparent" style:font-size-asian="12pt" style:font-size-complex="12pt"/>
    </style:style>
    <style:style style:name="P104" style:family="paragraph" style:parent-style-name="Standard" style:list-style-name="L20">
      <style:paragraph-properties fo:margin-top="0cm" fo:margin-bottom="0.282cm" style:contextual-spacing="false" fo:text-align="justify" style:justify-single-word="false" style:writing-mode="lr-tb"/>
      <style:text-properties style:font-name="Times New Roman" fo:font-size="12pt" officeooo:paragraph-rsid="012de9c6" fo:background-color="transparent" style:font-size-asian="12pt" style:font-size-complex="12pt"/>
    </style:style>
    <style:style style:name="P105" style:family="paragraph" style:parent-style-name="Standard" style:list-style-name="L20">
      <style:paragraph-properties fo:margin-top="0cm" fo:margin-bottom="0.282cm" style:contextual-spacing="false" fo:text-align="justify" style:justify-single-word="false" style:writing-mode="lr-tb"/>
      <style:text-properties style:font-name="Times New Roman" fo:font-size="12pt" officeooo:paragraph-rsid="012ed676" fo:background-color="transparent" style:font-size-asian="12pt" style:font-size-complex="12pt"/>
    </style:style>
    <style:style style:name="P106" style:family="paragraph" style:parent-style-name="Standard" style:list-style-name="L24">
      <style:paragraph-properties fo:margin-top="0cm" fo:margin-bottom="0.282cm" style:contextual-spacing="false" fo:text-align="justify" style:justify-single-word="false" style:writing-mode="lr-tb"/>
      <style:text-properties style:font-name="Times New Roman" fo:font-size="12pt" officeooo:paragraph-rsid="014be568" fo:background-color="transparent" style:font-size-asian="12pt" style:font-size-complex="12pt"/>
    </style:style>
    <style:style style:name="P107" style:family="paragraph" style:parent-style-name="Standard" style:list-style-name="L25">
      <style:paragraph-properties fo:margin-top="0cm" fo:margin-bottom="0.282cm" style:contextual-spacing="false" fo:text-align="justify" style:justify-single-word="false" style:writing-mode="lr-tb"/>
      <style:text-properties style:font-name="Times New Roman" fo:font-size="12pt" officeooo:paragraph-rsid="014be568" fo:background-color="transparent" style:font-size-asian="12pt" style:font-size-complex="12pt"/>
    </style:style>
    <style:style style:name="P108" style:family="paragraph" style:parent-style-name="Standard" style:list-style-name="L3">
      <style:paragraph-properties fo:margin-top="0cm" fo:margin-bottom="0.282cm" style:contextual-spacing="false" fo:text-align="justify" style:justify-single-word="false"/>
      <style:text-properties style:font-name="Times New Roman" fo:font-size="12pt" officeooo:rsid="003f8a1c" officeooo:paragraph-rsid="003f8a1c" fo:background-color="transparent" style:font-size-asian="12pt" style:font-size-complex="12pt"/>
    </style:style>
    <style:style style:name="P109" style:family="paragraph" style:parent-style-name="Standard" style:list-style-name="L7">
      <style:paragraph-properties fo:margin-top="0cm" fo:margin-bottom="0.282cm" style:contextual-spacing="false" fo:text-align="justify" style:justify-single-word="false"/>
      <style:text-properties style:font-name="Times New Roman" fo:font-size="12pt" officeooo:rsid="003ae260" officeooo:paragraph-rsid="003ae260" fo:background-color="transparent" style:font-size-asian="12pt" style:font-size-complex="12pt"/>
    </style:style>
    <style:style style:name="P110" style:family="paragraph" style:parent-style-name="Standard" style:list-style-name="L7">
      <style:paragraph-properties fo:margin-top="0cm" fo:margin-bottom="0.282cm" style:contextual-spacing="false" fo:text-align="justify" style:justify-single-word="false"/>
      <style:text-properties style:font-name="Times New Roman" fo:font-size="12pt" officeooo:rsid="003ae260" officeooo:paragraph-rsid="007cc631" fo:background-color="transparent" style:font-size-asian="12pt" style:font-size-complex="12pt"/>
    </style:style>
    <style:style style:name="P111" style:family="paragraph" style:parent-style-name="Standard" style:list-style-name="L7">
      <style:paragraph-properties fo:margin-top="0cm" fo:margin-bottom="0.282cm" style:contextual-spacing="false" fo:text-align="justify" style:justify-single-word="false"/>
      <style:text-properties style:font-name="Times New Roman" fo:font-size="12pt" officeooo:rsid="003c3718" officeooo:paragraph-rsid="003c3718" fo:background-color="transparent" style:font-size-asian="12pt" style:font-size-complex="12pt"/>
    </style:style>
    <style:style style:name="P112" style:family="paragraph" style:parent-style-name="Standard" style:list-style-name="L8">
      <style:paragraph-properties fo:margin-top="0cm" fo:margin-bottom="0.282cm" style:contextual-spacing="false" fo:text-align="justify" style:justify-single-word="false"/>
      <style:text-properties style:font-name="Times New Roman" fo:font-size="12pt" officeooo:rsid="004d5c1d" officeooo:paragraph-rsid="004d5c1d" fo:background-color="transparent" style:font-size-asian="12pt" style:font-size-complex="12pt"/>
    </style:style>
    <style:style style:name="P113" style:family="paragraph" style:parent-style-name="Standard" style:list-style-name="L9">
      <style:paragraph-properties fo:margin-top="0cm" fo:margin-bottom="0.282cm" style:contextual-spacing="false" fo:text-align="justify" style:justify-single-word="false"/>
      <style:text-properties style:font-name="Times New Roman" fo:font-size="12pt" officeooo:rsid="004d5c1d" officeooo:paragraph-rsid="004d5c1d" fo:background-color="transparent" style:font-size-asian="12pt" style:font-size-complex="12pt"/>
    </style:style>
    <style:style style:name="P114" style:family="paragraph" style:parent-style-name="Standard" style:list-style-name="L13">
      <style:paragraph-properties fo:margin-top="0cm" fo:margin-bottom="0.282cm" style:contextual-spacing="false" fo:text-align="justify" style:justify-single-word="false" style:writing-mode="lr-tb"/>
      <style:text-properties style:font-name="Times New Roman" fo:font-size="12pt" officeooo:rsid="01aa401f" officeooo:paragraph-rsid="01aa401f" fo:background-color="transparent" style:font-size-asian="12pt" style:font-size-complex="12pt"/>
    </style:style>
    <style:style style:name="P115" style:family="paragraph" style:parent-style-name="Standard" style:list-style-name="L16">
      <style:paragraph-properties fo:margin-top="0cm" fo:margin-bottom="0.282cm" style:contextual-spacing="false" fo:text-align="justify" style:justify-single-word="false" style:writing-mode="lr-tb"/>
      <style:text-properties style:font-name="Times New Roman" fo:font-size="12pt" officeooo:rsid="0117e2f6" officeooo:paragraph-rsid="0117e2f6" fo:background-color="transparent" style:font-size-asian="12pt" style:font-size-complex="12pt"/>
    </style:style>
    <style:style style:name="P116" style:family="paragraph" style:parent-style-name="Standard" style:list-style-name="L2">
      <style:paragraph-properties fo:margin-top="0cm" fo:margin-bottom="0.282cm" style:contextual-spacing="false" fo:text-align="justify" style:justify-single-word="false"/>
      <style:text-properties style:font-name="Times New Roman" fo:font-size="12pt" officeooo:rsid="00084715" officeooo:paragraph-rsid="0010a04d" fo:background-color="#ffff00" style:font-size-asian="12pt" style:font-size-complex="12pt"/>
    </style:style>
    <style:style style:name="P117" style:family="paragraph" style:parent-style-name="Standard" style:list-style-name="L16">
      <style:paragraph-properties fo:margin-top="0cm" fo:margin-bottom="0.282cm" style:contextual-spacing="false" fo:text-align="justify" style:justify-single-word="false" style:writing-mode="lr-tb"/>
      <style:text-properties style:font-name="Times New Roman" fo:font-size="12pt" style:text-underline-style="none" officeooo:rsid="0117e2f6" officeooo:paragraph-rsid="019dbf59" fo:background-color="transparent" style:font-size-asian="12pt" style:font-size-complex="12pt"/>
    </style:style>
    <style:style style:name="P118" style:family="paragraph" style:parent-style-name="Standard" style:list-style-name="L16">
      <style:paragraph-properties fo:margin-top="0cm" fo:margin-bottom="0.282cm" style:contextual-spacing="false" fo:text-align="justify" style:justify-single-word="false" style:writing-mode="lr-tb"/>
      <style:text-properties style:font-name="Times New Roman" fo:font-size="12pt" style:text-underline-style="none" officeooo:rsid="0117e2f6" officeooo:paragraph-rsid="019dbf59" fo:background-color="#ffff00" style:font-size-asian="12pt" style:font-size-complex="12pt"/>
    </style:style>
    <style:style style:name="P119" style:family="paragraph" style:parent-style-name="Standard" style:list-style-name="L1">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6a7861" officeooo:paragraph-rsid="016539b2" fo:background-color="transparent" style:font-size-asian="12pt" style:font-style-asian="normal" style:font-weight-asian="normal" style:font-size-complex="12pt" style:text-emphasize="none"/>
    </style:style>
    <style:style style:name="P120" style:family="paragraph" style:parent-style-name="Standard" style:list-style-name="WWNum4">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01e2cb" fo:background-color="transparent" style:font-size-asian="12pt" style:font-style-asian="normal" style:font-weight-asian="normal" style:font-size-complex="12pt" style:text-emphasize="none"/>
    </style:style>
    <style:style style:name="P121" style:family="paragraph" style:parent-style-name="Standard" style:list-style-name="L4">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bbd86" officeooo:paragraph-rsid="002bbd86" fo:background-color="transparent" style:font-size-asian="12pt" style:font-style-asian="normal" style:font-weight-asian="normal" style:font-size-complex="12pt" style:text-emphasize="none"/>
    </style:style>
    <style:style style:name="P122" style:family="paragraph" style:parent-style-name="Standard" style:list-style-name="L4">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bbd86" officeooo:paragraph-rsid="0172681f" fo:background-color="transparent" style:font-size-asian="12pt" style:font-style-asian="normal" style:font-weight-asian="normal" style:font-size-complex="12pt" style:text-emphasize="none"/>
    </style:style>
    <style:style style:name="P123" style:family="paragraph" style:parent-style-name="Standard" style:list-style-name="L4">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24d10" officeooo:paragraph-rsid="0172681f" fo:background-color="transparent" style:font-size-asian="12pt" style:font-style-asian="normal" style:font-weight-asian="normal" style:font-size-complex="12pt" style:text-emphasize="none"/>
    </style:style>
    <style:style style:name="P124" style:family="paragraph" style:parent-style-name="Standard" style:list-style-name="L5">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92d04" officeooo:paragraph-rsid="00392d04" fo:background-color="transparent" style:font-size-asian="12pt" style:font-style-asian="normal" style:font-weight-asian="normal" style:font-size-complex="12pt" style:text-emphasize="none"/>
    </style:style>
    <style:style style:name="P125" style:family="paragraph" style:parent-style-name="Standard" style:list-style-name="L6">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392d04" officeooo:paragraph-rsid="0043a746" fo:background-color="transparent" style:font-size-asian="12pt" style:font-style-asian="normal" style:font-weight-asian="normal" style:font-size-complex="12pt" style:text-emphasize="none"/>
    </style:style>
    <style:style style:name="P126" style:family="paragraph" style:parent-style-name="Standard" style:list-style-name="L9">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ec405" officeooo:paragraph-rsid="004ec405" fo:background-color="transparent" style:font-size-asian="12pt" style:font-style-asian="normal" style:font-weight-asian="normal" style:font-size-complex="12pt" style:text-emphasize="none"/>
    </style:style>
    <style:style style:name="P127" style:family="paragraph" style:parent-style-name="Standard" style:list-style-name="L21">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f477" officeooo:paragraph-rsid="0132f477" fo:background-color="transparent" style:font-size-asian="12pt" style:font-style-asian="normal" style:font-weight-asian="normal" style:font-size-complex="12pt" style:font-weight-complex="normal" style:text-emphasize="none"/>
    </style:style>
    <style:style style:name="P128" style:family="paragraph" style:parent-style-name="Standard" style:list-style-name="L21">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2f477" officeooo:paragraph-rsid="01332464" fo:background-color="transparent" style:font-size-asian="12pt" style:font-style-asian="normal" style:font-weight-asian="normal" style:font-size-complex="12pt" style:font-weight-complex="normal" style:text-emphasize="none"/>
    </style:style>
    <style:style style:name="P129" style:family="paragraph" style:parent-style-name="Standard" style:list-style-name="L22">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475de" officeooo:paragraph-rsid="01482e34" fo:background-color="transparent" style:font-size-asian="12pt" style:font-style-asian="normal" style:font-weight-asian="normal" style:font-size-complex="12pt" style:font-weight-complex="normal" style:text-emphasize="none"/>
    </style:style>
    <style:style style:name="P130" style:family="paragraph" style:parent-style-name="Standard" style:list-style-name="L22">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475de" officeooo:paragraph-rsid="013475de" fo:background-color="transparent" style:font-size-asian="12pt" style:font-style-asian="normal" style:font-weight-asian="normal" style:font-size-complex="12pt" style:font-weight-complex="normal" style:text-emphasize="none"/>
    </style:style>
    <style:style style:name="P131" style:family="paragraph" style:parent-style-name="Standard" style:list-style-name="L23">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38c946" officeooo:paragraph-rsid="0138c946" fo:background-color="transparent" style:font-size-asian="12pt" style:font-style-asian="normal" style:font-weight-asian="normal" style:font-size-complex="12pt" style:font-weight-complex="normal" style:text-emphasize="none"/>
    </style:style>
    <style:style style:name="P132" style:family="paragraph" style:parent-style-name="Standard" style:list-style-name="L25">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1499abd" officeooo:paragraph-rsid="014d11b3" fo:background-color="transparent" style:font-size-asian="12pt" style:font-style-asian="normal" style:font-weight-asian="normal" style:font-size-complex="12pt" style:font-weight-complex="normal" style:text-emphasize="none"/>
    </style:style>
    <style:style style:name="P133" style:family="paragraph" style:parent-style-name="Standard" style:list-style-name="L11">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78c9f" officeooo:paragraph-rsid="00d3487e"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34" style:family="paragraph" style:parent-style-name="Standard" style:list-style-name="L12">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82c7" officeooo:paragraph-rsid="009d82c7"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35" style:family="paragraph" style:parent-style-name="Standard" style:list-style-name="L11">
      <style:paragraph-properties fo:margin-top="0cm" fo:margin-bottom="0.282cm" style:contextual-spacing="false" fo:text-align="justify" style:justify-single-word="false"/>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88d88f" officeooo:paragraph-rsid="00d55413"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36" style:family="paragraph" style:parent-style-name="Standard" style:list-style-name="L14">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bf995" officeooo:paragraph-rsid="00e8282a"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P137" style:family="paragraph" style:parent-style-name="Standard" style:list-style-name="L15">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9727a6" officeooo:paragraph-rsid="019727a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138" style:family="paragraph" style:parent-style-name="Standard" style:list-style-name="L16">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17e2f6" officeooo:paragraph-rsid="0117e2f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139" style:family="paragraph" style:parent-style-name="Standard" style:list-style-name="L16">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9dbf59" officeooo:paragraph-rsid="019dbf59"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140" style:family="paragraph" style:parent-style-name="Standard" style:list-style-name="L17">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5f854" officeooo:paragraph-rsid="0125f854"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141" style:family="paragraph" style:parent-style-name="Standard" style:list-style-name="L18">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15036" officeooo:paragraph-rsid="0121503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142" style:family="paragraph" style:parent-style-name="Standard" style:list-style-name="L19">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9dd67" officeooo:paragraph-rsid="0129dd67"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143" style:family="paragraph" style:parent-style-name="Standard" style:list-style-name="L20">
      <style:paragraph-properties fo:margin-top="0cm" fo:margin-bottom="0.282cm" style:contextual-spacing="false" fo:text-align="justify" style:justify-single-word="false" style:writing-mode="lr-tb"/>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2de9c6" officeooo:paragraph-rsid="012de9c6" style:letter-kerning="fals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P144" style:family="paragraph" style:parent-style-name="Standard" style:list-style-name="L12">
      <style:paragraph-properties fo:margin-top="0cm" fo:margin-bottom="0.282cm" style:contextual-spacing="false" fo:text-align="justify" style:justify-single-word="false"/>
      <style:text-properties officeooo:paragraph-rsid="009d82c7"/>
    </style:style>
    <style:style style:name="P145" style:family="paragraph" style:parent-style-name="Standard" style:list-style-name="L15">
      <style:paragraph-properties fo:margin-top="0cm" fo:margin-bottom="0.282cm" style:contextual-spacing="false" fo:text-align="justify" style:justify-single-word="false" style:writing-mode="lr-tb"/>
      <style:text-properties officeooo:paragraph-rsid="019727a6"/>
    </style:style>
    <style:style style:name="P146" style:family="paragraph" style:parent-style-name="Standard" style:list-style-name="L15">
      <style:paragraph-properties fo:margin-top="0cm" fo:margin-bottom="0.282cm" style:contextual-spacing="false" fo:text-align="justify" style:justify-single-word="false" style:writing-mode="lr-tb"/>
      <style:text-properties officeooo:rsid="019727a6" officeooo:paragraph-rsid="019727a6"/>
    </style:style>
    <style:style style:name="P147" style:family="paragraph" style:parent-style-name="Standard" style:list-style-name="L15">
      <style:paragraph-properties fo:margin-top="0cm" fo:margin-bottom="0.282cm" style:contextual-spacing="false" fo:text-align="justify" style:justify-single-word="false" style:writing-mode="lr-tb"/>
      <style:text-properties officeooo:paragraph-rsid="019727a6" fo:background-color="transparent"/>
    </style:style>
    <style:style style:name="T1"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0272e06" style:font-style-asian="normal" style:font-weight-asian="normal" style:text-emphasize="none"/>
    </style:style>
    <style:style style:name="T3" style:family="text">
      <style:text-properties fo:color="#000000" loext:opacity="100%" style:text-outline="false" style:text-line-through-style="none" style:text-line-through-type="none" fo:font-style="normal" fo:text-shadow="none" style:text-underline-style="none" fo:font-weight="normal" officeooo:rsid="00049771" style:font-style-asian="normal" style:font-weight-asian="normal" style:text-emphasize="none"/>
    </style:style>
    <style:style style:name="T4" style:family="text">
      <style:text-properties fo:color="#000000" loext:opacity="100%" style:text-outline="false" style:text-line-through-style="none" style:text-line-through-type="none" fo:font-style="normal" fo:text-shadow="none" style:text-underline-style="none" fo:font-weight="normal" officeooo:rsid="0010a04d" style:font-style-asian="normal" style:font-weight-asian="normal" style:text-emphasize="none"/>
    </style:style>
    <style:style style:name="T5" style:family="text">
      <style:text-properties fo:color="#000000" loext:opacity="100%" style:text-outline="false" style:text-line-through-style="none" style:text-line-through-type="none" fo:font-style="normal" fo:text-shadow="none" style:text-underline-style="none" fo:font-weight="normal" officeooo:rsid="0004c70b" style:font-style-asian="normal" style:font-weight-asian="normal" style:text-emphasize="none"/>
    </style:style>
    <style:style style:name="T6" style:family="text">
      <style:text-properties fo:color="#000000" loext:opacity="100%" style:text-outline="false" style:text-line-through-style="none" style:text-line-through-type="none" fo:font-style="normal" fo:text-shadow="none" style:text-underline-style="none" fo:font-weight="normal" officeooo:rsid="00764166" style:font-style-asian="normal" style:font-weight-asian="normal" style:text-emphasize="none"/>
    </style:style>
    <style:style style:name="T7" style:family="text">
      <style:text-properties fo:color="#000000" loext:opacity="100%" style:text-outline="false" style:text-line-through-style="none" style:text-line-through-type="none" fo:font-style="normal" fo:text-shadow="none" style:text-underline-style="none" fo:font-weight="normal" officeooo:rsid="00236082" style:font-style-asian="normal" style:font-weight-asian="normal" style:text-emphasize="none"/>
    </style:style>
    <style:style style:name="T8" style:family="text">
      <style:text-properties fo:color="#000000" loext:opacity="100%" style:text-outline="false" style:text-line-through-style="none" style:text-line-through-type="none" fo:font-style="normal" fo:text-shadow="none" style:text-underline-style="none" fo:font-weight="normal" officeooo:rsid="000533cd" style:font-style-asian="normal" style:font-weight-asian="normal" style:text-emphasize="none"/>
    </style:style>
    <style:style style:name="T9" style:family="text">
      <style:text-properties fo:color="#000000" loext:opacity="100%" style:text-outline="false" style:text-line-through-style="none" style:text-line-through-type="none" fo:font-style="normal" fo:text-shadow="none" style:text-underline-style="none" fo:font-weight="normal" officeooo:rsid="00b72bbd" style:font-style-asian="normal" style:font-weight-asian="normal" style:text-emphasize="none"/>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650811" style:font-style-asian="normal" style:font-weight-asian="normal" style:text-emphasize="none"/>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6a7861" style:font-style-asian="normal" style:font-weight-asian="normal" style:text-emphasize="none"/>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aa780e" style:font-style-asian="normal" style:font-weight-asian="normal" style:text-emphasize="none"/>
    </style:style>
    <style:style style:name="T13" style:family="text">
      <style:text-properties fo:color="#000000" loext:opacity="100%" style:text-outline="false" style:text-line-through-style="none" style:text-line-through-type="none" fo:font-style="normal" fo:text-shadow="none" style:text-underline-style="none" fo:font-weight="normal" officeooo:rsid="00ad646e" style:font-style-asian="normal" style:font-weight-asian="normal" style:text-emphasize="none"/>
    </style:style>
    <style:style style:name="T14" style:family="text">
      <style:text-properties fo:color="#000000" loext:opacity="100%" style:text-outline="false" style:text-line-through-style="none" style:text-line-through-type="none" fo:font-style="normal" fo:text-shadow="none" style:text-underline-style="none" fo:font-weight="normal" officeooo:rsid="006c3c95" style:font-style-asian="normal" style:font-weight-asian="normal" style:text-emphasize="none"/>
    </style:style>
    <style:style style:name="T15" style:family="text">
      <style:text-properties fo:color="#000000" loext:opacity="100%" style:text-outline="false" style:text-line-through-style="none" style:text-line-through-type="none" fo:font-style="normal" fo:text-shadow="none" style:text-underline-style="none" fo:font-weight="normal" officeooo:rsid="001ddd7a" style:font-style-asian="normal" style:font-weight-asian="normal" style:text-emphasize="none"/>
    </style:style>
    <style:style style:name="T16" style:family="text">
      <style:text-properties fo:color="#000000" loext:opacity="100%" style:text-outline="false" style:text-line-through-style="none" style:text-line-through-type="none" fo:font-style="normal" fo:text-shadow="none" style:text-underline-style="none" fo:font-weight="normal" officeooo:rsid="00b32a80" style:font-style-asian="normal" style:font-weight-asian="normal" style:text-emphasize="none"/>
    </style:style>
    <style:style style:name="T17" style:family="text">
      <style:text-properties fo:color="#000000" loext:opacity="100%" style:text-outline="false" style:text-line-through-style="none" style:text-line-through-type="none" fo:font-style="normal" fo:text-shadow="none" style:text-underline-style="none" fo:font-weight="normal" officeooo:rsid="00b35d80" style:font-style-asian="normal" style:font-weight-asian="normal" style:text-emphasize="none"/>
    </style:style>
    <style:style style:name="T18" style:family="text">
      <style:text-properties fo:color="#000000" loext:opacity="100%" style:text-outline="false" style:text-line-through-style="none" style:text-line-through-type="none" fo:font-style="normal" fo:text-shadow="none" style:text-underline-style="none" fo:font-weight="normal" officeooo:rsid="0073bd60" style:font-style-asian="normal" style:font-weight-asian="normal" style:text-emphasize="none"/>
    </style:style>
    <style:style style:name="T19" style:family="text">
      <style:text-properties fo:color="#000000" loext:opacity="100%" style:text-outline="false" style:text-line-through-style="none" style:text-line-through-type="none" fo:font-style="normal" fo:text-shadow="none" style:text-underline-style="none" fo:font-weight="normal" officeooo:rsid="009ebba7" style:font-style-asian="normal" style:font-weight-asian="normal" style:text-emphasize="none"/>
    </style:style>
    <style:style style:name="T20" style:family="text">
      <style:text-properties fo:color="#000000" loext:opacity="100%" style:text-outline="false" style:text-line-through-style="none" style:text-line-through-type="none" fo:font-style="normal" fo:text-shadow="none" style:text-underline-style="none" fo:font-weight="normal" officeooo:rsid="003f8a1c" style:font-style-asian="normal" style:font-weight-asian="normal" style:text-emphasize="none"/>
    </style:style>
    <style:style style:name="T21" style:family="text">
      <style:text-properties fo:color="#000000" loext:opacity="100%" style:text-outline="false" style:text-line-through-style="none" style:text-line-through-type="none" fo:font-style="normal" fo:text-shadow="none" style:text-underline-style="none" fo:font-weight="normal" officeooo:rsid="00288940" style:font-style-asian="normal" style:font-weight-asian="normal" style:text-emphasize="none"/>
    </style:style>
    <style:style style:name="T22" style:family="text">
      <style:text-properties fo:color="#000000" loext:opacity="100%" style:text-outline="false" style:text-line-through-style="none" style:text-line-through-type="none" fo:font-style="normal" fo:text-shadow="none" style:text-underline-style="none" fo:font-weight="normal" officeooo:rsid="00791b5d" style:font-style-asian="normal" style:font-weight-asian="normal" style:text-emphasize="none"/>
    </style:style>
    <style:style style:name="T23" style:family="text">
      <style:text-properties fo:color="#000000" loext:opacity="100%" style:text-outline="false" style:text-line-through-style="none" style:text-line-through-type="none" fo:font-style="normal" fo:text-shadow="none" style:text-underline-style="none" fo:font-weight="normal" officeooo:rsid="002926ef" style:font-style-asian="normal" style:font-weight-asian="normal" style:text-emphasize="none"/>
    </style:style>
    <style:style style:name="T24" style:family="text">
      <style:text-properties fo:color="#000000" loext:opacity="100%" style:text-outline="false" style:text-line-through-style="none" style:text-line-through-type="none" fo:font-style="normal" fo:text-shadow="none" style:text-underline-style="none" fo:font-weight="normal" officeooo:rsid="002ad152" style:font-style-asian="normal" style:font-weight-asian="normal" style:text-emphasize="none"/>
    </style:style>
    <style:style style:name="T25" style:family="text">
      <style:text-properties fo:color="#000000" loext:opacity="100%" style:text-outline="false" style:text-line-through-style="none" style:text-line-through-type="none" fo:font-style="normal" fo:text-shadow="none" style:text-underline-style="none" fo:font-weight="normal" officeooo:rsid="00392d04" style:font-style-asian="normal" style:font-weight-asian="normal" style:text-emphasize="none"/>
    </style:style>
    <style:style style:name="T26" style:family="text">
      <style:text-properties fo:color="#000000" loext:opacity="100%" style:text-outline="false" style:text-line-through-style="none" style:text-line-through-type="none" fo:font-style="normal" fo:text-shadow="none" style:text-underline-style="none" fo:font-weight="normal" officeooo:rsid="0043a746" style:font-style-asian="normal" style:font-weight-asian="normal" style:text-emphasize="none"/>
    </style:style>
    <style:style style:name="T27" style:family="text">
      <style:text-properties fo:color="#000000" loext:opacity="100%" style:text-outline="false" style:text-line-through-style="none" style:text-line-through-type="none" fo:font-style="normal" fo:text-shadow="none" style:text-underline-style="none" fo:font-weight="normal" officeooo:rsid="007ca921" style:font-style-asian="normal" style:font-weight-asian="normal" style:text-emphasize="none"/>
    </style:style>
    <style:style style:name="T28" style:family="text">
      <style:text-properties fo:color="#000000" loext:opacity="100%" style:text-outline="false" style:text-line-through-style="none" style:text-line-through-type="none" fo:font-style="normal" fo:text-shadow="none" style:text-underline-style="none" fo:font-weight="normal" officeooo:rsid="0044c0fa" style:font-style-asian="normal" style:font-weight-asian="normal" style:text-emphasize="none"/>
    </style:style>
    <style:style style:name="T29" style:family="text">
      <style:text-properties fo:color="#000000" loext:opacity="100%" style:text-outline="false" style:text-line-through-style="none" style:text-line-through-type="none" fo:font-style="normal" fo:text-shadow="none" style:text-underline-style="none" fo:font-weight="normal" officeooo:rsid="00c414ca" style:font-style-asian="normal" style:font-weight-asian="normal" style:text-emphasize="none"/>
    </style:style>
    <style:style style:name="T30" style:family="text">
      <style:text-properties fo:color="#000000" loext:opacity="100%" style:text-outline="false" style:text-line-through-style="none" style:text-line-through-type="none" fo:font-style="normal" fo:text-shadow="none" style:text-underline-style="none" fo:font-weight="normal" officeooo:rsid="007cc631" style:font-style-asian="normal" style:font-weight-asian="normal" style:text-emphasize="none"/>
    </style:style>
    <style:style style:name="T31" style:family="text">
      <style:text-properties fo:color="#000000" loext:opacity="100%" style:text-outline="false" style:text-line-through-style="none" style:text-line-through-type="none" fo:font-style="normal" fo:text-shadow="none" style:text-underline-style="none" fo:font-weight="normal" officeooo:rsid="00c43a66" style:font-style-asian="normal" style:font-weight-asian="normal" style:text-emphasize="none"/>
    </style:style>
    <style:style style:name="T32" style:family="text">
      <style:text-properties fo:color="#000000" loext:opacity="100%" style:text-outline="false" style:text-line-through-style="none" style:text-line-through-type="none" fo:font-style="normal" fo:text-shadow="none" style:text-underline-style="none" fo:font-weight="normal" officeooo:rsid="0047363d" style:font-style-asian="normal" style:font-weight-asian="normal" style:text-emphasize="none"/>
    </style:style>
    <style:style style:name="T33" style:family="text">
      <style:text-properties fo:color="#000000" loext:opacity="100%" style:text-outline="false" style:text-line-through-style="none" style:text-line-through-type="none" fo:font-style="normal" fo:text-shadow="none" style:text-underline-style="none" fo:font-weight="normal" officeooo:rsid="004d5c1d" style:font-style-asian="normal" style:font-weight-asian="normal" style:text-emphasize="none"/>
    </style:style>
    <style:style style:name="T34" style:family="text">
      <style:text-properties fo:color="#000000" loext:opacity="100%" style:text-outline="false" style:text-line-through-style="none" style:text-line-through-type="none" fo:font-style="normal" fo:text-shadow="none" style:text-underline-style="none" fo:font-weight="normal" officeooo:rsid="007f967d" style:font-style-asian="normal" style:font-weight-asian="normal" style:text-emphasize="none"/>
    </style:style>
    <style:style style:name="T35" style:family="text">
      <style:text-properties fo:color="#000000" loext:opacity="100%" style:text-outline="false" style:text-line-through-style="none" style:text-line-through-type="none" fo:font-style="normal" fo:text-shadow="none" style:text-underline-style="none" fo:font-weight="normal" officeooo:rsid="00a0c617" style:font-style-asian="normal" style:font-weight-asian="normal" style:text-emphasize="none"/>
    </style:style>
    <style:style style:name="T36" style:family="text">
      <style:text-properties fo:color="#000000" loext:opacity="100%" style:text-outline="false" style:text-line-through-style="none" style:text-line-through-type="none" fo:font-style="normal" fo:text-shadow="none" style:text-underline-style="none" fo:font-weight="normal" officeooo:rsid="0048799f" style:font-style-asian="normal" style:font-weight-asian="normal" style:text-emphasize="none"/>
    </style:style>
    <style:style style:name="T37" style:family="text">
      <style:text-properties fo:color="#000000" loext:opacity="100%" style:text-outline="false" style:text-line-through-style="none" style:text-line-through-type="none" fo:font-style="normal" fo:text-shadow="none" style:text-underline-style="none" fo:font-weight="normal" officeooo:rsid="00505f91" style:font-style-asian="normal" style:font-weight-asian="normal" style:text-emphasize="none"/>
    </style:style>
    <style:style style:name="T38" style:family="text">
      <style:text-properties fo:color="#000000" loext:opacity="100%" style:text-outline="false" style:text-line-through-style="none" style:text-line-through-type="none" fo:font-style="normal" fo:text-shadow="none" style:text-underline-style="none" fo:font-weight="normal" officeooo:rsid="00512be1" style:font-style-asian="normal" style:font-weight-asian="normal" style:text-emphasize="none"/>
    </style:style>
    <style:style style:name="T39" style:family="text">
      <style:text-properties fo:color="#000000" loext:opacity="100%" style:text-outline="false" style:text-line-through-style="none" style:text-line-through-type="none" fo:font-style="normal" fo:text-shadow="none" style:text-underline-style="none" fo:font-weight="normal" officeooo:rsid="004c3ba1" style:font-style-asian="normal" style:font-weight-asian="normal" style:text-emphasize="none"/>
    </style:style>
    <style:style style:name="T40" style:family="text">
      <style:text-properties fo:color="#000000" loext:opacity="100%" style:text-outline="false" style:text-line-through-style="none" style:text-line-through-type="none" fo:font-style="normal" fo:text-shadow="none" style:text-underline-style="none" fo:font-weight="normal" officeooo:rsid="00553bb4" style:font-style-asian="normal" style:font-weight-asian="normal" style:text-emphasize="none"/>
    </style:style>
    <style:style style:name="T41" style:family="text">
      <style:text-properties fo:color="#000000" loext:opacity="100%" style:text-outline="false" style:text-line-through-style="none" style:text-line-through-type="none" fo:font-style="normal" fo:text-shadow="none" style:text-underline-style="none" fo:font-weight="normal" officeooo:rsid="00d436f0" style:font-style-asian="normal" style:font-weight-asian="normal" style:text-emphasize="none"/>
    </style:style>
    <style:style style:name="T42" style:family="text">
      <style:text-properties fo:color="#000000" loext:opacity="100%" style:text-outline="false" style:text-line-through-style="none" style:text-line-through-type="none" fo:font-style="normal" fo:text-shadow="none" style:text-underline-style="none" fo:font-weight="normal" officeooo:rsid="00e8282a" style:font-style-asian="normal" style:font-weight-asian="normal" style:text-emphasize="none"/>
    </style:style>
    <style:style style:name="T43" style:family="text">
      <style:text-properties fo:color="#000000" loext:opacity="100%" style:text-outline="false" style:text-line-through-style="none" style:text-line-through-type="none" fo:font-style="normal" fo:text-shadow="none" style:text-underline-style="none" fo:font-weight="normal" officeooo:rsid="012de9c6" style:font-style-asian="normal" style:font-weight-asian="normal" style:text-emphasize="none"/>
    </style:style>
    <style:style style:name="T44" style:family="text">
      <style:text-properties fo:color="#000000" loext:opacity="100%" style:text-outline="false" style:text-line-through-style="none" style:text-line-through-type="none" fo:font-style="normal" fo:text-shadow="none" style:text-underline-style="none" fo:font-weight="normal" officeooo:rsid="012ed676" style:font-style-asian="normal" style:font-weight-asian="normal" style:text-emphasize="none"/>
    </style:style>
    <style:style style:name="T45" style:family="text">
      <style:text-properties fo:color="#000000" loext:opacity="100%" style:text-outline="false" style:text-line-through-style="none" style:text-line-through-type="none" fo:font-style="normal" fo:text-shadow="none" style:text-underline-style="none" fo:font-weight="normal" officeooo:rsid="00fa4dbd" style:font-style-asian="normal" style:font-weight-asian="normal" style:text-emphasize="none"/>
    </style:style>
    <style:style style:name="T46" style:family="text">
      <style:text-properties fo:color="#000000" loext:opacity="100%" style:text-outline="false" style:text-line-through-style="none" style:text-line-through-type="none" fo:font-style="normal" fo:text-shadow="none" style:text-underline-style="none" fo:font-weight="normal" officeooo:rsid="00eb063c" style:font-style-asian="normal" style:font-weight-asian="normal" style:text-emphasize="none"/>
    </style:style>
    <style:style style:name="T47" style:family="text">
      <style:text-properties fo:color="#000000" loext:opacity="100%" style:text-outline="false" style:text-line-through-style="none" style:text-line-through-type="none" fo:font-style="normal" fo:text-shadow="none" style:text-underline-style="none" fo:font-weight="normal" officeooo:rsid="0163a13a" style:font-style-asian="normal" style:font-weight-asian="normal" style:text-emphasize="none"/>
    </style:style>
    <style:style style:name="T48" style:family="text">
      <style:text-properties fo:color="#000000" loext:opacity="100%" style:text-outline="false" style:text-line-through-style="none" style:text-line-through-type="none" fo:font-style="normal" fo:text-shadow="none" style:text-underline-style="none" fo:font-weight="normal" officeooo:rsid="016539b2" style:font-style-asian="normal" style:font-weight-asian="normal" style:text-emphasize="none"/>
    </style:style>
    <style:style style:name="T49" style:family="text">
      <style:text-properties fo:color="#000000" loext:opacity="100%" style:text-outline="false" style:text-line-through-style="none" style:text-line-through-type="none" fo:font-style="normal" fo:text-shadow="none" style:text-underline-style="none" fo:font-weight="normal" officeooo:rsid="0165bad1" style:font-style-asian="normal" style:font-weight-asian="normal" style:text-emphasize="none"/>
    </style:style>
    <style:style style:name="T50" style:family="text">
      <style:text-properties fo:color="#000000" loext:opacity="100%" style:text-outline="false" style:text-line-through-style="none" style:text-line-through-type="none" fo:font-style="normal" fo:text-shadow="none" style:text-underline-style="none" fo:font-weight="normal" officeooo:rsid="0168f1ed" style:font-style-asian="normal" style:font-weight-asian="normal" style:text-emphasize="none"/>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6961dd" style:font-style-asian="normal" style:font-weight-asian="normal" style:text-emphasize="none"/>
    </style:style>
    <style:style style:name="T52" style:family="text">
      <style:text-properties fo:color="#000000" loext:opacity="100%" style:text-outline="false" style:text-line-through-style="none" style:text-line-through-type="none" fo:font-style="normal" fo:text-shadow="none" style:text-underline-style="none" fo:font-weight="normal" officeooo:rsid="016c308b" style:font-style-asian="normal" style:font-weight-asian="normal"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normal" officeooo:rsid="016d4d68" style:font-style-asian="normal" style:font-weight-asian="normal"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normal" officeooo:rsid="0171559b" style:font-style-asian="normal" style:font-weight-asian="normal"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normal" officeooo:rsid="01854ca3" style:font-style-asian="normal" style:font-weight-asian="normal" style:text-emphasize="none"/>
    </style:style>
    <style:style style:name="T56" style:family="text">
      <style:text-properties fo:color="#000000" loext:opacity="100%" style:text-outline="false" style:text-line-through-style="none" style:text-line-through-type="none" fo:font-style="normal" fo:text-shadow="none" style:text-underline-style="none" fo:font-weight="normal" officeooo:rsid="01895566" style:font-style-asian="normal" style:font-weight-asian="normal" style:text-emphasize="none"/>
    </style:style>
    <style:style style:name="T57" style:family="text">
      <style:text-properties fo:color="#000000" loext:opacity="100%" style:text-outline="false" style:text-line-through-style="none" style:text-line-through-type="none" fo:font-style="normal" fo:text-shadow="none" style:text-underline-style="none" fo:font-weight="normal" officeooo:rsid="018ebf3b" style:font-style-asian="normal" style:font-weight-asian="normal" style:text-emphasize="none"/>
    </style:style>
    <style:style style:name="T58" style:family="text">
      <style:text-properties fo:color="#000000" loext:opacity="100%" style:text-outline="false" style:text-line-through-style="none" style:text-line-through-type="none" fo:font-style="normal" fo:text-shadow="none" style:text-underline-style="none" fo:font-weight="normal" officeooo:rsid="01b06ae4" style:font-style-asian="normal" style:font-weight-asian="normal" style:text-emphasize="none"/>
    </style:style>
    <style:style style:name="T59"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weight-complex="bold" style:text-emphasize="none"/>
    </style:style>
    <style:style style:name="T60"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61" style:family="text">
      <style:text-properties fo:color="#000000" loext:opacity="100%" style:text-outline="false" style:text-line-through-style="none" style:text-line-through-type="none" fo:font-style="normal" fo:text-shadow="none" style:text-underline-style="none" fo:font-weight="normal" officeooo:rsid="007cc631" style:font-style-asian="normal" style:font-weight-asian="normal" style:font-weight-complex="normal" style:text-emphasize="none"/>
    </style:style>
    <style:style style:name="T62" style:family="text">
      <style:text-properties fo:color="#000000" loext:opacity="100%" style:text-outline="false" style:text-line-through-style="none" style:text-line-through-type="none" fo:font-style="normal" fo:text-shadow="none" style:text-underline-style="none" fo:font-weight="normal" officeooo:rsid="00512be1" style:font-style-asian="normal" style:font-weight-asian="normal" style:font-weight-complex="normal" style:text-emphasize="none"/>
    </style:style>
    <style:style style:name="T63" style:family="text">
      <style:text-properties fo:color="#000000" loext:opacity="100%" style:text-outline="false" style:text-line-through-style="none" style:text-line-through-type="none" fo:font-style="normal" fo:text-shadow="none" style:text-underline-style="none" fo:font-weight="normal" officeooo:rsid="00487d8e" style:font-style-asian="normal" style:font-weight-asian="normal" style:font-weight-complex="normal" style:text-emphasize="none"/>
    </style:style>
    <style:style style:name="T64" style:family="text">
      <style:text-properties fo:color="#000000" loext:opacity="100%" style:text-outline="false" style:text-line-through-style="none" style:text-line-through-type="none" fo:font-style="normal" fo:text-shadow="none" style:text-underline-style="none" fo:font-weight="normal" officeooo:rsid="00534859" style:font-style-asian="normal" style:font-weight-asian="normal" style:font-weight-complex="normal" style:text-emphasize="none"/>
    </style:style>
    <style:style style:name="T65" style:family="text">
      <style:text-properties fo:color="#000000" loext:opacity="100%" style:text-outline="false" style:text-line-through-style="none" style:text-line-through-type="none" fo:font-style="normal" fo:text-shadow="none" style:text-underline-style="none" fo:font-weight="normal" officeooo:rsid="0049ac2a" style:font-style-asian="normal" style:font-weight-asian="normal" style:font-weight-complex="normal" style:text-emphasize="none"/>
    </style:style>
    <style:style style:name="T66" style:family="text">
      <style:text-properties fo:color="#000000" loext:opacity="100%" style:text-outline="false" style:text-line-through-style="none" style:text-line-through-type="none" fo:font-style="normal" fo:text-shadow="none" style:text-underline-style="none" fo:font-weight="normal" officeooo:rsid="00553bb4" style:font-style-asian="normal" style:font-weight-asian="normal" style:font-weight-complex="normal" style:text-emphasize="none"/>
    </style:style>
    <style:style style:name="T67" style:family="text">
      <style:text-properties fo:color="#000000" loext:opacity="100%" style:text-outline="false" style:text-line-through-style="none" style:text-line-through-type="none" fo:font-style="normal" fo:text-shadow="none" style:text-underline-style="none" fo:font-weight="normal" officeooo:rsid="008121a3" style:font-style-asian="normal" style:font-weight-asian="normal" style:font-weight-complex="normal" style:text-emphasize="none"/>
    </style:style>
    <style:style style:name="T68" style:family="text">
      <style:text-properties fo:color="#000000" loext:opacity="100%" style:text-outline="false" style:text-line-through-style="none" style:text-line-through-type="none" fo:font-style="normal" fo:text-shadow="none" style:text-underline-style="none" fo:font-weight="normal" officeooo:rsid="004b18f0" style:font-style-asian="normal" style:font-weight-asian="normal" style:font-weight-complex="normal" style:text-emphasize="none"/>
    </style:style>
    <style:style style:name="T69" style:family="text">
      <style:text-properties fo:color="#000000" loext:opacity="100%" style:text-outline="false" style:text-line-through-style="none" style:text-line-through-type="none" fo:font-style="normal" fo:text-shadow="none" style:text-underline-style="none" fo:font-weight="normal" officeooo:rsid="004c3ba1" style:font-style-asian="normal" style:font-weight-asian="normal" style:font-weight-complex="normal" style:text-emphasize="none"/>
    </style:style>
    <style:style style:name="T70" style:family="text">
      <style:text-properties fo:color="#000000" loext:opacity="100%" style:text-outline="false" style:text-line-through-style="none" style:text-line-through-type="none" fo:font-style="normal" fo:text-shadow="none" style:text-underline-style="none" fo:font-weight="normal" officeooo:rsid="00c9ab7c" style:font-style-asian="normal" style:font-weight-asian="normal" style:font-weight-complex="normal" style:text-emphasize="none"/>
    </style:style>
    <style:style style:name="T71" style:family="text">
      <style:text-properties fo:color="#000000" loext:opacity="100%" style:text-outline="false" style:text-line-through-style="none" style:text-line-through-type="none" fo:font-style="normal" fo:text-shadow="none" style:text-underline-style="none" fo:font-weight="normal" officeooo:rsid="00820e8c" style:font-style-asian="normal" style:font-weight-asian="normal" style:font-weight-complex="normal" style:text-emphasize="none"/>
    </style:style>
    <style:style style:name="T72" style:family="text">
      <style:text-properties fo:color="#000000" loext:opacity="100%" style:text-outline="false" style:text-line-through-style="none" style:text-line-through-type="none" fo:font-style="normal" fo:text-shadow="none" style:text-underline-style="none" fo:font-weight="normal" officeooo:rsid="00a17f37" style:font-style-asian="normal" style:font-weight-asian="normal" style:font-weight-complex="normal" style:text-emphasize="none"/>
    </style:style>
    <style:style style:name="T73" style:family="text">
      <style:text-properties fo:color="#000000" loext:opacity="100%" style:text-outline="false" style:text-line-through-style="none" style:text-line-through-type="none" fo:font-style="normal" fo:text-shadow="none" style:text-underline-style="none" fo:font-weight="normal" officeooo:rsid="012ed676" style:font-style-asian="normal" style:font-weight-asian="normal" style:font-weight-complex="normal" style:text-emphasize="none"/>
    </style:style>
    <style:style style:name="T74" style:family="text">
      <style:text-properties fo:color="#000000" loext:opacity="100%" style:text-outline="false" style:text-line-through-style="none" style:text-line-through-type="none" fo:font-style="normal" fo:text-shadow="none" style:text-underline-style="none" fo:font-weight="normal" officeooo:rsid="01513f71" style:font-style-asian="normal" style:font-weight-asian="normal" style:font-weight-complex="normal" style:text-emphasize="none"/>
    </style:style>
    <style:style style:name="T75" style:family="text">
      <style:text-properties fo:color="#000000" loext:opacity="100%" style:text-outline="false" style:text-line-through-style="none" style:text-line-through-type="none" fo:font-style="normal" fo:text-shadow="none" style:text-underline-style="none" fo:font-weight="normal" officeooo:rsid="0151939f" style:font-style-asian="normal" style:font-weight-asian="normal" style:font-weight-complex="normal" style:text-emphasize="none"/>
    </style:style>
    <style:style style:name="T76" style:family="text">
      <style:text-properties fo:color="#000000" loext:opacity="100%" style:text-outline="false" style:text-line-through-style="none" style:text-line-through-type="none" fo:font-style="normal" fo:text-shadow="none" style:text-underline-style="none" fo:font-weight="normal" officeooo:rsid="01531ccb" style:font-style-asian="normal" style:font-weight-asian="normal" style:font-weight-complex="normal" style:text-emphasize="none"/>
    </style:style>
    <style:style style:name="T77" style:family="text">
      <style:text-properties fo:color="#000000" loext:opacity="100%" style:text-outline="false" style:text-line-through-style="none" style:text-line-through-type="none" fo:font-style="normal" fo:text-shadow="none" style:text-underline-style="none" fo:font-weight="normal" officeooo:rsid="01544f32" style:font-style-asian="normal" style:font-weight-asian="normal" style:font-weight-complex="normal" style:text-emphasize="none"/>
    </style:style>
    <style:style style:name="T78" style:family="text">
      <style:text-properties fo:color="#000000" loext:opacity="100%" style:text-outline="false" style:text-line-through-style="none" style:text-line-through-type="none" fo:font-style="normal" fo:text-shadow="none" style:text-underline-style="none" fo:font-weight="normal" officeooo:rsid="014be568" style:font-style-asian="normal" style:font-weight-asian="normal" style:font-weight-complex="normal" style:text-emphasize="none"/>
    </style:style>
    <style:style style:name="T79" style:family="text">
      <style:text-properties fo:color="#000000" loext:opacity="100%" style:text-outline="false" style:text-line-through-style="none" style:text-line-through-type="none" fo:font-style="normal" fo:text-shadow="none" style:text-underline-style="none" fo:font-weight="normal" officeooo:rsid="01499abd" style:font-style-asian="normal" style:font-weight-asian="normal" style:font-weight-complex="normal" style:text-emphasize="none"/>
    </style:style>
    <style:style style:name="T80" style:family="text">
      <style:text-properties fo:color="#000000" loext:opacity="100%" style:text-outline="false" style:text-line-through-style="none" style:text-line-through-type="none" fo:font-style="normal" fo:text-shadow="none" style:text-underline-style="none" fo:font-weight="normal" officeooo:rsid="014d11b3" style:font-style-asian="normal" style:font-weight-asian="normal" style:font-weight-complex="normal" style:text-emphasize="none"/>
    </style:style>
    <style:style style:name="T81" style:family="text">
      <style:text-properties fo:color="#000000" loext:opacity="100%" style:text-outline="false" style:text-line-through-style="none" style:text-line-through-type="none" fo:font-style="normal" fo:text-shadow="none" style:text-underline-style="none" fo:font-weight="normal" officeooo:rsid="014e2372" style:font-style-asian="normal" style:font-weight-asian="normal" style:font-weight-complex="normal" style:text-emphasize="none"/>
    </style:style>
    <style:style style:name="T82" style:family="text">
      <style:text-properties fo:color="#000000" loext:opacity="100%" style:text-outline="false" style:text-line-through-style="none" style:text-line-through-type="none" fo:font-style="normal" fo:text-shadow="none" style:text-underline-style="none" fo:font-weight="normal" officeooo:rsid="014a69c9" style:font-style-asian="normal" style:font-weight-asian="normal" style:font-weight-complex="normal" style:text-emphasize="none"/>
    </style:style>
    <style:style style:name="T83" style:family="text">
      <style:text-properties fo:color="#000000" loext:opacity="100%" style:text-outline="false" style:text-line-through-style="none" style:text-line-through-type="none" fo:font-style="normal" fo:text-shadow="none" style:text-underline-style="none" fo:font-weight="normal" officeooo:rsid="014fab02" style:font-style-asian="normal" style:font-weight-asian="normal" style:font-weight-complex="normal" style:text-emphasize="none"/>
    </style:style>
    <style:style style:name="T84" style:family="text">
      <style:text-properties fo:color="#000000" loext:opacity="100%" style:text-outline="false" style:text-line-through-style="none" style:text-line-through-type="none" fo:font-style="normal" fo:text-shadow="none" style:text-underline-style="none" fo:font-weight="normal" officeooo:rsid="014ad378" style:font-style-asian="normal" style:font-weight-asian="normal" style:font-weight-complex="normal" style:text-emphasize="none"/>
    </style:style>
    <style:style style:name="T85" style:family="text">
      <style:text-properties fo:color="#000000" loext:opacity="100%" style:text-outline="false" style:text-line-through-style="none" style:text-line-through-type="none" fo:font-style="normal" fo:text-shadow="none" style:text-underline-style="none" fo:font-weight="normal" officeooo:rsid="017c1c5c" style:font-style-asian="normal" style:font-weight-asian="normal" style:font-weight-complex="normal" style:text-emphasize="none"/>
    </style:style>
    <style:style style:name="T86" style:family="text">
      <style:text-properties fo:color="#000000" loext:opacity="100%" style:text-outline="false" style:text-line-through-style="none" style:text-line-through-type="none" fo:font-style="normal" fo:text-shadow="none" style:text-underline-style="none" fo:font-weight="normal" officeooo:rsid="01b9565b" style:font-style-asian="normal" style:font-weight-asian="normal" style:font-weight-complex="normal" style:text-emphasize="none"/>
    </style:style>
    <style:style style:name="T87" style:family="text">
      <style:text-properties fo:color="#000000" loext:opacity="100%" style:text-outline="false" style:text-line-through-style="none" style:text-line-through-type="none" fo:font-style="normal" fo:text-shadow="none" style:text-underline-style="none" fo:font-weight="normal" officeooo:rsid="01b99f75" style:font-style-asian="normal" style:font-weight-asian="normal" style:font-weight-complex="normal" style:text-emphasize="none"/>
    </style:style>
    <style:style style:name="T88" style:family="text">
      <style:text-properties fo:color="#000000" loext:opacity="100%" style:text-outline="false" style:text-line-through-style="none" style:text-line-through-type="none" fo:font-style="normal" fo:text-shadow="none" style:text-underline-style="none" fo:font-weight="normal" officeooo:rsid="01b9e7a4" style:font-style-asian="normal" style:font-weight-asian="normal" style:font-weight-complex="normal" style:text-emphasize="none"/>
    </style:style>
    <style:style style:name="T89" style:family="text">
      <style:text-properties fo:color="#000000" loext:opacity="100%" style:text-outline="false" style:text-line-through-style="none" style:text-line-through-type="none" fo:font-style="normal" fo:text-shadow="none" style:text-underline-style="none" fo:font-weight="normal" officeooo:rsid="00505f91" style:font-style-asian="normal" style:font-weight-asian="normal" style:font-style-complex="normal" style:font-weight-complex="normal" style:text-emphasize="none"/>
    </style:style>
    <style:style style:name="T90" style:family="text">
      <style:text-properties fo:color="#000000" loext:opacity="100%" style:text-outline="false" style:text-line-through-style="none" style:text-line-through-type="none" fo:font-style="normal" fo:text-shadow="none" style:text-underline-style="none" fo:font-weight="normal" officeooo:rsid="007f967d" style:font-style-asian="normal" style:font-weight-asian="normal" style:font-style-complex="normal" style:font-weight-complex="normal" style:text-emphasize="none"/>
    </style:style>
    <style:style style:name="T91" style:family="text">
      <style:text-properties fo:color="#000000" loext:opacity="100%" style:text-outline="false" style:text-line-through-style="none" style:text-line-through-type="none" fo:font-style="normal" fo:text-shadow="none" style:text-underline-style="none" fo:font-weight="normal" fo:background-color="transparent" loext:char-shading-value="0" style:font-style-asian="normal" style:font-weight-asian="normal" style:text-emphasize="none"/>
    </style:style>
    <style:style style:name="T92" style:family="text">
      <style:text-properties fo:color="#000000" loext:opacity="100%" style:text-outline="false" style:text-line-through-style="none" style:text-line-through-type="none" fo:font-style="normal" fo:text-shadow="none" style:text-underline-style="none" fo:font-weight="normal" officeooo:rsid="0008a9bc" fo:background-color="transparent" loext:char-shading-value="0" style:font-style-asian="normal" style:font-weight-asian="normal" style:text-emphasize="none"/>
    </style:style>
    <style:style style:name="T93" style:family="text">
      <style:text-properties fo:color="#000000" loext:opacity="100%" style:text-outline="false" style:text-line-through-style="none" style:text-line-through-type="none" fo:font-style="normal" fo:text-shadow="none" style:text-underline-style="none" fo:font-weight="normal" officeooo:rsid="0010a04d" fo:background-color="transparent" loext:char-shading-value="0" style:font-style-asian="normal" style:font-weight-asian="normal" style:text-emphasize="none"/>
    </style:style>
    <style:style style:name="T94" style:family="text">
      <style:text-properties fo:color="#000000" loext:opacity="100%" style:text-outline="false" style:text-line-through-style="none" style:text-line-through-type="none" fo:font-style="normal" fo:text-shadow="none" style:text-underline-style="none" fo:font-weight="normal" officeooo:rsid="000c3ee6" fo:background-color="transparent" loext:char-shading-value="0" style:font-style-asian="normal" style:font-weight-asian="normal" style:text-emphasize="none"/>
    </style:style>
    <style:style style:name="T95" style:family="text">
      <style:text-properties fo:color="#000000" loext:opacity="100%" style:text-outline="false" style:text-line-through-style="none" style:text-line-through-type="none" fo:font-style="normal" fo:text-shadow="none" style:text-underline-style="none" fo:font-weight="normal" officeooo:rsid="0008f4d6" fo:background-color="transparent" loext:char-shading-value="0" style:font-style-asian="normal" style:font-weight-asian="normal" style:text-emphasize="none"/>
    </style:style>
    <style:style style:name="T96" style:family="text">
      <style:text-properties fo:color="#000000" loext:opacity="100%" style:text-outline="false" style:text-line-through-style="none" style:text-line-through-type="none" fo:font-style="normal" fo:text-shadow="none" style:text-underline-style="none" fo:font-weight="normal" officeooo:rsid="0010e1f3" fo:background-color="transparent" loext:char-shading-value="0" style:font-style-asian="normal" style:font-weight-asian="normal" style:text-emphasize="none"/>
    </style:style>
    <style:style style:name="T97" style:family="text">
      <style:text-properties fo:color="#000000" loext:opacity="100%" style:text-outline="false" style:text-line-through-style="none" style:text-line-through-type="none" fo:font-style="normal" fo:text-shadow="none" style:text-underline-style="none" fo:font-weight="normal" officeooo:rsid="000cfd10" fo:background-color="transparent" loext:char-shading-value="0" style:font-style-asian="normal" style:font-weight-asian="normal" style:text-emphasize="none"/>
    </style:style>
    <style:style style:name="T98" style:family="text">
      <style:text-properties fo:color="#000000" loext:opacity="100%" style:text-outline="false" style:text-line-through-style="none" style:text-line-through-type="none" fo:font-style="normal" fo:text-shadow="none" style:text-underline-style="none" fo:font-weight="normal" officeooo:rsid="00b72bbd" fo:background-color="transparent" loext:char-shading-value="0" style:font-style-asian="normal" style:font-weight-asian="normal" style:text-emphasize="none"/>
    </style:style>
    <style:style style:name="T99" style:family="text">
      <style:text-properties fo:color="#000000" loext:opacity="100%" style:text-outline="false" style:text-line-through-style="none" style:text-line-through-type="none" fo:font-style="normal" fo:text-shadow="none" style:text-underline-style="none" fo:font-weight="normal" officeooo:rsid="00272e06" fo:background-color="transparent" loext:char-shading-value="0" style:font-style-asian="normal" style:font-weight-asian="normal" style:text-emphasize="none"/>
    </style:style>
    <style:style style:name="T100" style:family="text">
      <style:text-properties fo:color="#000000" loext:opacity="100%" style:text-outline="false" style:text-line-through-style="none" style:text-line-through-type="none" fo:font-style="normal" fo:text-shadow="none" style:text-underline-style="none" fo:font-weight="normal" officeooo:rsid="009ebba7" fo:background-color="transparent" loext:char-shading-value="0" style:font-style-asian="normal" style:font-weight-asian="normal" style:text-emphasize="none"/>
    </style:style>
    <style:style style:name="T101"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102" style:family="text">
      <style:text-properties fo:color="#000000" loext:opacity="100%" style:text-outline="false" style:text-line-through-style="none" style:text-line-through-type="none" fo:font-style="normal" fo:text-shadow="none" style:text-underline-style="none" fo:font-weight="bold" officeooo:rsid="0010a04d" style:font-style-asian="normal" style:font-weight-asian="bold" style:font-weight-complex="bold" style:text-emphasize="none"/>
    </style:style>
    <style:style style:name="T103" style:family="text">
      <style:text-properties fo:color="#000000" loext:opacity="100%" style:text-outline="false" style:text-line-through-style="none" style:text-line-through-type="none" fo:font-style="normal" fo:text-shadow="none" style:text-underline-style="none" fo:font-weight="bold" officeooo:rsid="00b20282" style:font-style-asian="normal" style:font-weight-asian="bold" style:font-weight-complex="bold" style:text-emphasize="none"/>
    </style:style>
    <style:style style:name="T104" style:family="text">
      <style:text-properties fo:color="#000000" loext:opacity="100%" style:text-outline="false" style:text-line-through-style="none" style:text-line-through-type="none" fo:font-style="normal" fo:text-shadow="none" style:text-underline-style="none" fo:font-weight="bold" officeooo:rsid="00272e06" style:font-style-asian="normal" style:font-weight-asian="bold" style:font-weight-complex="bold" style:text-emphasize="none"/>
    </style:style>
    <style:style style:name="T105" style:family="text">
      <style:text-properties fo:color="#000000" loext:opacity="100%" style:text-outline="false" style:text-line-through-style="none" style:text-line-through-type="none" fo:font-style="normal" fo:text-shadow="none" style:text-underline-style="none" fo:font-weight="bold" officeooo:rsid="00392d04" style:font-style-asian="normal" style:font-weight-asian="bold" style:font-weight-complex="bold" style:text-emphasize="none"/>
    </style:style>
    <style:style style:name="T106" style:family="text">
      <style:text-properties fo:color="#000000" loext:opacity="100%" style:text-outline="false" style:text-line-through-style="none" style:text-line-through-type="none" fo:font-style="normal" fo:text-shadow="none" style:text-underline-style="none" fo:font-weight="bold" officeooo:rsid="0043a746" style:font-style-asian="normal" style:font-weight-asian="bold" style:font-weight-complex="bold" style:text-emphasize="none"/>
    </style:style>
    <style:style style:name="T107" style:family="text">
      <style:text-properties fo:color="#000000" loext:opacity="100%" style:text-outline="false" style:text-line-through-style="none" style:text-line-through-type="none" fo:font-style="normal" fo:text-shadow="none" style:text-underline-style="none" fo:font-weight="bold" officeooo:rsid="0044c0fa" style:font-style-asian="normal" style:font-weight-asian="bold" style:font-weight-complex="bold" style:text-emphasize="none"/>
    </style:style>
    <style:style style:name="T108" style:family="text">
      <style:text-properties fo:color="#000000" loext:opacity="100%" style:text-outline="false" style:text-line-through-style="none" style:text-line-through-type="none" fo:font-style="normal" fo:text-shadow="none" style:text-underline-style="none" fo:font-weight="bold" officeooo:rsid="004d5c1d" style:font-style-asian="normal" style:font-weight-asian="bold" style:font-weight-complex="bold" style:text-emphasize="none"/>
    </style:style>
    <style:style style:name="T109" style:family="text">
      <style:text-properties fo:color="#000000" loext:opacity="100%" style:text-outline="false" style:text-line-through-style="none" style:text-line-through-type="none" fo:font-style="normal" fo:text-shadow="none" style:text-underline-style="none" fo:font-weight="bold" officeooo:rsid="00505f91" style:font-style-asian="normal" style:font-weight-asian="bold" style:font-weight-complex="bold" style:text-emphasize="none"/>
    </style:style>
    <style:style style:name="T110" style:family="text">
      <style:text-properties fo:color="#000000" loext:opacity="100%" style:text-outline="false" style:text-line-through-style="none" style:text-line-through-type="none" fo:font-style="normal" fo:text-shadow="none" style:text-underline-style="none" fo:font-weight="bold" officeooo:rsid="007f967d" style:font-style-asian="normal" style:font-weight-asian="bold" style:font-weight-complex="bold" style:text-emphasize="none"/>
    </style:style>
    <style:style style:name="T111" style:family="text">
      <style:text-properties fo:color="#000000" loext:opacity="100%" style:text-outline="false" style:text-line-through-style="none" style:text-line-through-type="none" fo:font-style="normal" fo:text-shadow="none" style:text-underline-style="none" fo:font-weight="bold" officeooo:rsid="0048799f" style:font-style-asian="normal" style:font-weight-asian="bold" style:font-weight-complex="bold" style:text-emphasize="none"/>
    </style:style>
    <style:style style:name="T112" style:family="text">
      <style:text-properties fo:color="#000000" loext:opacity="100%" style:text-outline="false" style:text-line-through-style="none" style:text-line-through-type="none" fo:font-style="normal" fo:text-shadow="none" style:text-underline-style="none" fo:font-weight="bold" officeooo:rsid="00487d8e" style:font-style-asian="normal" style:font-weight-asian="bold" style:font-weight-complex="bold" style:text-emphasize="none"/>
    </style:style>
    <style:style style:name="T113" style:family="text">
      <style:text-properties fo:color="#000000" loext:opacity="100%" style:text-outline="false" style:text-line-through-style="none" style:text-line-through-type="none" fo:font-style="normal" fo:text-shadow="none" style:text-underline-style="none" fo:font-weight="bold" officeooo:rsid="00806473" style:font-style-asian="normal" style:font-weight-asian="bold" style:font-weight-complex="bold" style:text-emphasize="none"/>
    </style:style>
    <style:style style:name="T114" style:family="text">
      <style:text-properties fo:color="#000000" loext:opacity="100%" style:text-outline="false" style:text-line-through-style="none" style:text-line-through-type="none" fo:font-style="normal" fo:text-shadow="none" style:text-underline-style="none" fo:font-weight="bold" officeooo:rsid="01544f32" style:font-style-asian="normal" style:font-weight-asian="bold" style:font-weight-complex="bold" style:text-emphasize="none"/>
    </style:style>
    <style:style style:name="T115" style:family="text">
      <style:text-properties fo:color="#000000" loext:opacity="100%" style:text-outline="false" style:text-line-through-style="none" style:text-line-through-type="none" fo:font-style="normal" fo:text-shadow="none" style:text-underline-style="none" fo:font-weight="bold" officeooo:rsid="014e2372" style:font-style-asian="normal" style:font-weight-asian="bold" style:font-weight-complex="bold" style:text-emphasize="none"/>
    </style:style>
    <style:style style:name="T116" style:family="text">
      <style:text-properties fo:color="#000000" loext:opacity="100%" style:text-outline="false" style:text-line-through-style="none" style:text-line-through-type="none" fo:font-style="normal" fo:text-shadow="none" style:text-underline-style="none" fo:font-weight="bold" officeooo:rsid="014a69c9" style:font-style-asian="normal" style:font-weight-asian="bold" style:font-weight-complex="bold" style:text-emphasize="none"/>
    </style:style>
    <style:style style:name="T117" style:family="text">
      <style:text-properties fo:color="#000000" loext:opacity="100%" style:text-outline="false" style:text-line-through-style="none" style:text-line-through-type="none" fo:font-style="normal" fo:text-shadow="none" style:text-underline-style="none" fo:font-weight="bold" officeooo:rsid="014fab02" style:font-style-asian="normal" style:font-weight-asian="bold" style:font-weight-complex="bold" style:text-emphasize="none"/>
    </style:style>
    <style:style style:name="T118" style:family="text">
      <style:text-properties fo:color="#000000" loext:opacity="100%" style:text-outline="false" style:text-line-through-style="none" style:text-line-through-type="none" fo:font-style="normal" fo:text-shadow="none" style:text-underline-style="none" fo:font-weight="bold" officeooo:rsid="016c308b" style:font-style-asian="normal" style:font-weight-asian="bold" style:font-weight-complex="bold" style:text-emphasize="none"/>
    </style:style>
    <style:style style:name="T119" style:family="text">
      <style:text-properties fo:color="#000000" loext:opacity="100%" style:text-outline="false" style:text-line-through-style="none" style:text-line-through-type="none" fo:font-style="normal" fo:text-shadow="none" style:text-underline-style="none" fo:font-weight="bold" officeooo:rsid="017c1c5c" style:font-style-asian="normal" style:font-weight-asian="bold" style:font-weight-complex="bold" style:text-emphasize="none"/>
    </style:style>
    <style:style style:name="T120" style:family="text">
      <style:text-properties fo:color="#000000" loext:opacity="100%" style:text-outline="false" style:text-line-through-style="none" style:text-line-through-type="none" fo:font-style="normal" fo:text-shadow="none" style:text-underline-style="none" fo:font-weight="bold" officeooo:rsid="000533cd" style:font-style-asian="normal" style:font-weight-asian="bold" style:font-style-complex="normal" style:font-weight-complex="bold" style:text-emphasize="none"/>
    </style:style>
    <style:style style:name="T121" style:family="text">
      <style:text-properties fo:color="#000000" loext:opacity="100%" style:text-outline="false" style:text-line-through-style="none" style:text-line-through-type="none" fo:font-style="normal" fo:text-shadow="none" style:text-underline-style="none" fo:font-weight="bold" officeooo:rsid="00049771" style:font-style-asian="normal" style:font-weight-asian="bold" style:font-style-complex="normal" style:font-weight-complex="bold" style:text-emphasize="none"/>
    </style:style>
    <style:style style:name="T122"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text-emphasize="none"/>
    </style:style>
    <style:style style:name="T123" style:family="text">
      <style:text-properties fo:color="#000000" loext:opacity="100%" style:text-outline="false" style:text-line-through-style="none" style:text-line-through-type="none" fo:font-style="normal" fo:text-shadow="none" style:text-underline-style="none" fo:font-weight="bold" officeooo:rsid="00272e06" style:font-style-asian="normal" style:font-weight-asian="bold" style:text-emphasize="none"/>
    </style:style>
    <style:style style:name="T124" style:family="text">
      <style:text-properties fo:color="#000000" loext:opacity="100%" style:text-outline="false" style:text-line-through-style="none" style:text-line-through-type="none" fo:font-style="normal" fo:text-shadow="none" style:text-underline-style="none" fo:font-weight="bold" officeooo:rsid="00512be1" style:font-style-asian="normal" style:font-weight-asian="bold" style:text-emphasize="none"/>
    </style:style>
    <style:style style:name="T125" style:family="text">
      <style:text-properties fo:color="#000000" loext:opacity="100%" style:text-outline="false" style:text-line-through-style="none" style:text-line-through-type="none" fo:font-style="normal" fo:text-shadow="none" style:text-underline-style="none" fo:font-weight="bold" officeooo:rsid="0051f93c" style:font-style-asian="normal" style:font-weight-asian="bold" style:text-emphasize="none"/>
    </style:style>
    <style:style style:name="T126" style:family="text">
      <style:text-properties fo:color="#000000" loext:opacity="100%" style:text-outline="false" style:text-line-through-style="none" style:text-line-through-type="none" fo:font-style="normal" fo:text-shadow="none" style:text-underline-style="none" fo:font-weight="bold" officeooo:rsid="01499abd" style:font-style-asian="normal" style:font-weight-asian="bold" style:font-weight-complex="normal" style:text-emphasize="none"/>
    </style:style>
    <style:style style:name="T127" style:family="text">
      <style:text-properties fo:color="#000000" loext:opacity="100%" style:text-outline="false" style:text-line-through-style="none" style:text-line-through-type="none" fo:font-style="normal" fo:text-shadow="none" style:text-underline-style="none" fo:font-weight="bold" fo:background-color="transparent" loext:char-shading-value="0" style:font-style-asian="normal" style:font-weight-asian="bold" style:font-weight-complex="bold" style:text-emphasize="none"/>
    </style:style>
    <style:style style:name="T128" style:family="text">
      <style:text-properties fo:color="#000000" loext:opacity="100%" style:text-outline="false" style:text-line-through-style="none" style:text-line-through-type="none" fo:font-style="normal" fo:text-shadow="none" style:text-underline-style="none" fo:font-weight="bold" officeooo:rsid="0010a04d" fo:background-color="transparent" loext:char-shading-value="0" style:font-style-asian="normal" style:font-weight-asian="bold" style:font-weight-complex="bold" style:text-emphasize="none"/>
    </style:style>
    <style:style style:name="T129" style:family="text">
      <style:text-properties fo:color="#000000" loext:opacity="100%" style:text-outline="false" style:text-line-through-style="none" style:text-line-through-type="none" fo:font-style="normal" fo:text-shadow="none" style:text-underline-style="none" fo:font-weight="bold" officeooo:rsid="0008a9bc" fo:background-color="transparent" loext:char-shading-value="0" style:font-style-asian="normal" style:font-weight-asian="bold" style:font-weight-complex="bold" style:text-emphasize="none"/>
    </style:style>
    <style:style style:name="T130" style:family="text">
      <style:text-properties fo:color="#000000" loext:opacity="100%" style:text-outline="false" style:text-line-through-style="none" style:text-line-through-type="none" fo:font-style="normal" fo:text-shadow="none" style:text-underline-style="none" fo:font-weight="bold" officeooo:rsid="0010e1f3" fo:background-color="transparent" loext:char-shading-value="0" style:font-style-asian="normal" style:font-weight-asian="bold" style:font-weight-complex="bold" style:text-emphasize="none"/>
    </style:style>
    <style:style style:name="T131"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text-emphasize="none"/>
    </style:style>
    <style:style style:name="T132"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04c70b" style:font-style-asian="normal" style:font-weight-asian="normal" style:text-emphasize="none"/>
    </style:style>
    <style:style style:name="T133"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049771" style:font-style-asian="normal" style:font-weight-asian="normal" style:text-emphasize="none"/>
    </style:style>
    <style:style style:name="T134"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b35d80" style:font-style-asian="normal" style:font-weight-asian="normal" style:text-emphasize="none"/>
    </style:style>
    <style:style style:name="T135"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3f8a1c" style:font-style-asian="normal" style:font-weight-asian="normal" style:text-emphasize="none"/>
    </style:style>
    <style:style style:name="T136"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512be1" style:font-style-asian="normal" style:font-weight-asian="normal" style:text-emphasize="none"/>
    </style:style>
    <style:style style:name="T137"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1895566" style:font-style-asian="normal" style:font-weight-asian="normal" style:text-emphasize="none"/>
    </style:style>
    <style:style style:name="T138"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weight-complex="normal" style:text-emphasize="none"/>
    </style:style>
    <style:style style:name="T139"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87d8e" style:font-style-asian="normal" style:font-weight-asian="normal" style:font-weight-complex="normal" style:text-emphasize="none"/>
    </style:style>
    <style:style style:name="T140"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14be568" style:font-style-asian="normal" style:font-weight-asian="normal" style:font-weight-complex="normal" style:text-emphasize="none"/>
    </style:style>
    <style:style style:name="T141"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049ac2a" style:font-style-asian="normal" style:font-weight-asian="normal" style:font-weight-complex="normal" style:text-emphasize="none"/>
    </style:style>
    <style:style style:name="T142"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17c1c5c" style:font-style-asian="normal" style:font-weight-asian="normal" style:font-weight-complex="normal" style:text-emphasize="none"/>
    </style:style>
    <style:style style:name="T143"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officeooo:rsid="01aa401f" style:font-style-asian="normal" style:font-weight-asian="normal" style:font-weight-complex="normal" style:text-emphasize="none"/>
    </style:style>
    <style:style style:name="T144" style:family="text">
      <style:text-properties fo:color="#000000" loext:opacity="100%" style:text-outline="false" style:text-line-through-style="none" style:text-line-through-type="none" fo:font-style="normal" fo:text-shadow="none" style:text-underline-style="solid" style:text-underline-width="auto" style:text-underline-color="font-color" fo:font-weight="normal" fo:background-color="transparent" loext:char-shading-value="0" style:font-style-asian="normal" style:font-weight-asian="normal" style:text-emphasize="none"/>
    </style:style>
    <style:style style:name="T145" style:family="text">
      <style:text-properties fo:color="#000000" loext:opacity="100%" style:text-outline="false" style:text-line-through-style="none" style:text-line-through-type="none" fo:language="it" fo:country="IT" fo:font-style="normal" fo:text-shadow="none" style:text-underline-style="none" fo:font-weight="bold"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6" style:family="text">
      <style:text-properties fo:color="#000000" loext:opacity="100%" style:text-outline="false" style:text-line-through-style="none" style:text-line-through-type="none" fo:language="it" fo:country="IT" fo:font-style="normal" fo:text-shadow="none" style:text-underline-style="none" fo:font-weight="bold" officeooo:rsid="008988d8"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7" style:family="text">
      <style:text-properties fo:color="#000000" loext:opacity="100%" style:text-outline="false" style:text-line-through-style="none" style:text-line-through-type="none" fo:language="it" fo:country="IT" fo:font-style="normal" fo:text-shadow="none" style:text-underline-style="none" fo:font-weight="bold" officeooo:rsid="00d436f0"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8" style:family="text">
      <style:text-properties fo:color="#000000" loext:opacity="100%" style:text-outline="false" style:text-line-through-style="none" style:text-line-through-type="none" fo:language="it" fo:country="IT" fo:font-style="normal" fo:text-shadow="none" style:text-underline-style="none" fo:font-weight="bold" officeooo:rsid="00e5793b"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49" style:family="text">
      <style:text-properties fo:color="#000000" loext:opacity="100%" style:text-outline="false" style:text-line-through-style="none" style:text-line-through-type="none" fo:language="it" fo:country="IT" fo:font-style="normal" fo:text-shadow="none" style:text-underline-style="none" fo:font-weight="bold" officeooo:rsid="012de9c6"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0" style:family="text">
      <style:text-properties fo:color="#000000" loext:opacity="100%" style:text-outline="false" style:text-line-through-style="none" style:text-line-through-type="none" fo:language="it" fo:country="IT" fo:font-style="normal" fo:text-shadow="none" style:text-underline-style="none" fo:font-weight="bold" officeooo:rsid="00fa4dbd"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1" style:family="text">
      <style:text-properties fo:color="#000000" loext:opacity="100%" style:text-outline="false" style:text-line-through-style="none" style:text-line-through-type="none" fo:language="it" fo:country="IT" fo:font-style="normal" fo:text-shadow="none" style:text-underline-style="none" fo:font-weight="bold" officeooo:rsid="010fdd39"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2" style:family="text">
      <style:text-properties fo:color="#000000" loext:opacity="100%" style:text-outline="false" style:text-line-through-style="none" style:text-line-through-type="none" fo:language="it" fo:country="IT" fo:font-style="normal" fo:text-shadow="none" style:text-underline-style="none" fo:font-weight="bold" officeooo:rsid="019b1d84"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3" style:family="text">
      <style:text-properties fo:color="#000000" loext:opacity="100%" style:text-outline="false" style:text-line-through-style="none" style:text-line-through-type="none" fo:language="it" fo:country="IT" fo:font-style="normal" fo:text-shadow="none" style:text-underline-style="none" fo:font-weight="bold" officeooo:rsid="0118cea9"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4" style:family="text">
      <style:text-properties fo:color="#000000" loext:opacity="100%" style:text-outline="false" style:text-line-through-style="none" style:text-line-through-type="none" fo:language="it" fo:country="IT" fo:font-style="normal" fo:text-shadow="none" style:text-underline-style="none" fo:font-weight="bold" officeooo:rsid="019cc85d"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5" style:family="text">
      <style:text-properties fo:color="#000000" loext:opacity="100%" style:text-outline="false" style:text-line-through-style="none" style:text-line-through-type="none" fo:language="it" fo:country="IT" fo:font-style="normal" fo:text-shadow="none" style:text-underline-style="none" fo:font-weight="bold" officeooo:rsid="008988d8" style:letter-kerning="false" style:font-name-asian="Calibri" style:language-asian="en" style:country-asian="US" style:font-style-asian="normal" style:font-weight-asian="bold" style:font-name-complex="Times New Roman1" style:language-complex="ar" style:country-complex="SA" style:font-weight-complex="normal" style:text-emphasize="none"/>
    </style:style>
    <style:style style:name="T156" style:family="text">
      <style:text-properties fo:color="#000000" loext:opacity="100%" style:text-outline="false" style:text-line-through-style="none" style:text-line-through-type="none" fo:language="it" fo:country="IT" fo:font-style="normal" fo:text-shadow="none" style:text-underline-style="none" fo:font-weight="bold" officeooo:rsid="012de9c6" style:letter-kerning="false" style:font-name-asian="Calibri" style:language-asian="en" style:country-asian="US" style:font-style-asian="normal" style:font-weight-asian="bold" style:font-name-complex="Times New Roman1" style:language-complex="ar" style:country-complex="SA" style:font-weight-complex="normal" style:text-emphasize="none"/>
    </style:style>
    <style:style style:name="T157" style:family="text">
      <style:text-properties fo:color="#000000" loext:opacity="100%" style:text-outline="false" style:text-line-through-style="none" style:text-line-through-type="none" fo:language="it" fo:country="IT" fo:font-style="normal" fo:text-shadow="none" style:text-underline-style="none" fo:font-weight="bold" officeooo:rsid="00ff9ac4"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8" style:family="text">
      <style:text-properties fo:color="#000000" loext:opacity="100%" style:text-outline="false" style:text-line-through-style="none" style:text-line-through-type="none" fo:language="it" fo:country="IT" fo:font-style="normal" fo:text-shadow="none" style:text-underline-style="none" fo:font-weight="bold" officeooo:rsid="011e95c2"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59" style:family="text">
      <style:text-properties fo:color="#000000" loext:opacity="100%" style:text-outline="false" style:text-line-through-style="none" style:text-line-through-type="none" fo:language="it" fo:country="IT" fo:font-style="normal" fo:text-shadow="none" style:text-underline-style="none" fo:font-weight="bold" officeooo:rsid="01277697" style:letter-kerning="false" fo:background-color="transparent" loext:char-shading-value="0"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160" style:family="text">
      <style:text-properties fo:color="#000000" loext:opacity="100%" style:text-outline="false" style:text-line-through-style="none" style:text-line-through-type="none" fo:language="it" fo:country="IT" fo:font-style="normal" fo:text-shadow="none" style:text-underline-style="none" fo:font-weight="normal"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1" style:family="text">
      <style:text-properties fo:color="#000000" loext:opacity="100%" style:text-outline="false" style:text-line-through-style="none" style:text-line-through-type="none" fo:language="it" fo:country="IT" fo:font-style="normal" fo:text-shadow="none" style:text-underline-style="none" fo:font-weight="normal" officeooo:rsid="008988d8"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2" style:family="text">
      <style:text-properties fo:color="#000000" loext:opacity="100%" style:text-outline="false" style:text-line-through-style="none" style:text-line-through-type="none" fo:language="it" fo:country="IT" fo:font-style="normal" fo:text-shadow="none" style:text-underline-style="none" fo:font-weight="normal" officeooo:rsid="00d436f0"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3" style:family="text">
      <style:text-properties fo:color="#000000" loext:opacity="100%" style:text-outline="false" style:text-line-through-style="none" style:text-line-through-type="none" fo:language="it" fo:country="IT" fo:font-style="normal" fo:text-shadow="none" style:text-underline-style="none" fo:font-weight="normal" officeooo:rsid="00d55413"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4" style:family="text">
      <style:text-properties fo:color="#000000" loext:opacity="100%" style:text-outline="false" style:text-line-through-style="none" style:text-line-through-type="none" fo:language="it" fo:country="IT" fo:font-style="normal" fo:text-shadow="none" style:text-underline-style="none" fo:font-weight="normal" officeooo:rsid="00e5793b"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5" style:family="text">
      <style:text-properties fo:color="#000000" loext:opacity="100%" style:text-outline="false" style:text-line-through-style="none" style:text-line-through-type="none" fo:language="it" fo:country="IT" fo:font-style="normal" fo:text-shadow="none" style:text-underline-style="none" fo:font-weight="normal" officeooo:rsid="012de9c6"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6" style:family="text">
      <style:text-properties fo:color="#000000" loext:opacity="100%" style:text-outline="false" style:text-line-through-style="none" style:text-line-through-type="none" fo:language="it" fo:country="IT" fo:font-style="normal" fo:text-shadow="none" style:text-underline-style="none" fo:font-weight="normal" officeooo:rsid="010fdd39"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7" style:family="text">
      <style:text-properties fo:color="#000000" loext:opacity="100%" style:text-outline="false" style:text-line-through-style="none" style:text-line-through-type="none" fo:language="it" fo:country="IT" fo:font-style="normal" fo:text-shadow="none" style:text-underline-style="none" fo:font-weight="normal" officeooo:rsid="0111c105"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8" style:family="text">
      <style:text-properties fo:color="#000000" loext:opacity="100%" style:text-outline="false" style:text-line-through-style="none" style:text-line-through-type="none" fo:language="it" fo:country="IT" fo:font-style="normal" fo:text-shadow="none" style:text-underline-style="none" fo:font-weight="normal" officeooo:rsid="0117e2f6"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69" style:family="text">
      <style:text-properties fo:color="#000000" loext:opacity="100%" style:text-outline="false" style:text-line-through-style="none" style:text-line-through-type="none" fo:language="it" fo:country="IT" fo:font-style="normal" fo:text-shadow="none" style:text-underline-style="none" fo:font-weight="normal" officeooo:rsid="01137f1b"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0" style:family="text">
      <style:text-properties fo:color="#000000" loext:opacity="100%" style:text-outline="false" style:text-line-through-style="none" style:text-line-through-type="none" fo:language="it" fo:country="IT" fo:font-style="normal" fo:text-shadow="none" style:text-underline-style="none" fo:font-weight="normal" officeooo:rsid="0118cea9"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1" style:family="text">
      <style:text-properties fo:color="#000000" loext:opacity="100%" style:text-outline="false" style:text-line-through-style="none" style:text-line-through-type="none" fo:language="it" fo:country="IT" fo:font-style="normal" fo:text-shadow="none" style:text-underline-style="none" fo:font-weight="normal" officeooo:rsid="010f9aeb"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2" style:family="text">
      <style:text-properties fo:color="#000000" loext:opacity="100%" style:text-outline="false" style:text-line-through-style="none" style:text-line-through-type="none" fo:language="it" fo:country="IT" fo:font-style="normal" fo:text-shadow="none" style:text-underline-style="none" fo:font-weight="normal" officeooo:rsid="010e6e05"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3" style:family="text">
      <style:text-properties fo:color="#000000" loext:opacity="100%" style:text-outline="false" style:text-line-through-style="none" style:text-line-through-type="none" fo:language="it" fo:country="IT" fo:font-style="normal" fo:text-shadow="none" style:text-underline-style="none" fo:font-weight="normal" officeooo:rsid="012ed676"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4" style:family="text">
      <style:text-properties fo:color="#000000" loext:opacity="100%" style:text-outline="false" style:text-line-through-style="none" style:text-line-through-type="none" fo:language="it" fo:country="IT" fo:font-style="normal" fo:text-shadow="none" style:text-underline-style="none" fo:font-weight="normal" officeooo:rsid="01895566"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5" style:family="text">
      <style:text-properties fo:color="#000000" loext:opacity="100%" style:text-outline="false" style:text-line-through-style="none" style:text-line-through-type="none" fo:language="it" fo:country="IT" fo:font-style="normal" fo:text-shadow="none" style:text-underline-style="none" fo:font-weight="normal" officeooo:rsid="01984427"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6" style:family="text">
      <style:text-properties fo:color="#000000" loext:opacity="100%" style:text-outline="false" style:text-line-through-style="none" style:text-line-through-type="none" fo:language="it" fo:country="IT" fo:font-style="normal" fo:text-shadow="none" style:text-underline-style="none" fo:font-weight="normal" officeooo:rsid="019b1d84"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77" style:family="text">
      <style:text-properties fo:color="#000000" loext:opacity="100%" style:text-outline="false" style:text-line-through-style="none" style:text-line-through-type="none" fo:language="it" fo:country="IT" fo:font-style="normal" fo:text-shadow="none" style:text-underline-style="none" fo:font-weight="normal" officeooo:rsid="00e5793b"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78" style:family="text">
      <style:text-properties fo:color="#000000" loext:opacity="100%" style:text-outline="false" style:text-line-through-style="none" style:text-line-through-type="none" fo:language="it" fo:country="IT" fo:font-style="normal" fo:text-shadow="none" style:text-underline-style="none" fo:font-weight="normal" officeooo:rsid="00e8282a"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79" style:family="text">
      <style:text-properties fo:color="#000000" loext:opacity="100%" style:text-outline="false" style:text-line-through-style="none" style:text-line-through-type="none" fo:language="it" fo:country="IT" fo:font-style="normal" fo:text-shadow="none" style:text-underline-style="none" fo:font-weight="normal" officeooo:rsid="00fa4dbd"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80" style:family="text">
      <style:text-properties fo:color="#000000" loext:opacity="100%" style:text-outline="false" style:text-line-through-style="none" style:text-line-through-type="none" fo:language="it" fo:country="IT" fo:font-style="normal" fo:text-shadow="none" style:text-underline-style="none" fo:font-weight="normal" officeooo:rsid="00eb063c"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81" style:family="text">
      <style:text-properties fo:color="#000000" loext:opacity="100%" style:text-outline="false" style:text-line-through-style="none" style:text-line-through-type="none" fo:language="it" fo:country="IT" fo:font-style="normal" fo:text-shadow="none" style:text-underline-style="none" fo:font-weight="normal" officeooo:rsid="018ebf3b"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82" style:family="text">
      <style:text-properties fo:color="#000000" loext:opacity="100%" style:text-outline="false" style:text-line-through-style="none" style:text-line-through-type="none" fo:language="it" fo:country="IT" fo:font-style="normal" fo:text-shadow="none" style:text-underline-style="none" fo:font-weight="normal" officeooo:rsid="01916fe7" style:letter-kerning="false" style:font-name-asian="Calibri" style:language-asian="en" style:country-asian="US" style:font-style-asian="normal" style:font-weight-asian="normal" style:font-name-complex="Times New Roman1" style:language-complex="ar" style:country-complex="SA" style:font-weight-complex="bold" style:text-emphasize="none"/>
    </style:style>
    <style:style style:name="T183" style:family="text">
      <style:text-properties fo:color="#000000" loext:opacity="100%" style:text-outline="false" style:text-line-through-style="none" style:text-line-through-type="none" fo:language="it" fo:country="IT" fo:font-style="normal" fo:text-shadow="none" style:text-underline-style="none" fo:font-weight="normal" officeooo:rsid="00ff9ac4"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4" style:family="text">
      <style:text-properties fo:color="#000000" loext:opacity="100%" style:text-outline="false" style:text-line-through-style="none" style:text-line-through-type="none" fo:language="it" fo:country="IT" fo:font-style="normal" fo:text-shadow="none" style:text-underline-style="none" fo:font-weight="normal" officeooo:rsid="010fdd39"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5" style:family="text">
      <style:text-properties fo:color="#000000" loext:opacity="100%" style:text-outline="false" style:text-line-through-style="none" style:text-line-through-type="none" fo:language="it" fo:country="IT" fo:font-style="normal" fo:text-shadow="none" style:text-underline-style="none" fo:font-weight="normal" officeooo:rsid="01015f5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6" style:family="text">
      <style:text-properties fo:color="#000000" loext:opacity="100%" style:text-outline="false" style:text-line-through-style="none" style:text-line-through-type="none" fo:language="it" fo:country="IT" fo:font-style="normal" fo:text-shadow="none" style:text-underline-style="none" fo:font-weight="normal" officeooo:rsid="0103cde1"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7" style:family="text">
      <style:text-properties fo:color="#000000" loext:opacity="100%" style:text-outline="false" style:text-line-through-style="none" style:text-line-through-type="none" fo:language="it" fo:country="IT" fo:font-style="normal" fo:text-shadow="none" style:text-underline-style="none" fo:font-weight="normal" officeooo:rsid="00fdf1c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8" style:family="text">
      <style:text-properties fo:color="#000000" loext:opacity="100%" style:text-outline="false" style:text-line-through-style="none" style:text-line-through-type="none" fo:language="it" fo:country="IT" fo:font-style="normal" fo:text-shadow="none" style:text-underline-style="none" fo:font-weight="normal" officeooo:rsid="0104ef7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89" style:family="text">
      <style:text-properties fo:color="#000000" loext:opacity="100%" style:text-outline="false" style:text-line-through-style="none" style:text-line-through-type="none" fo:language="it" fo:country="IT" fo:font-style="normal" fo:text-shadow="none" style:text-underline-style="none" fo:font-weight="normal" officeooo:rsid="010259d6"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0" style:family="text">
      <style:text-properties fo:color="#000000" loext:opacity="100%" style:text-outline="false" style:text-line-through-style="none" style:text-line-through-type="none" fo:language="it" fo:country="IT" fo:font-style="normal" fo:text-shadow="none" style:text-underline-style="none" fo:font-weight="normal" officeooo:rsid="01963443"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1" style:family="text">
      <style:text-properties fo:color="#000000" loext:opacity="100%" style:text-outline="false" style:text-line-through-style="none" style:text-line-through-type="none" fo:language="it" fo:country="IT" fo:font-style="normal" fo:text-shadow="none" style:text-underline-style="none" fo:font-weight="normal" officeooo:rsid="01063ff1"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2" style:family="text">
      <style:text-properties fo:color="#000000" loext:opacity="100%" style:text-outline="false" style:text-line-through-style="none" style:text-line-through-type="none" fo:language="it" fo:country="IT" fo:font-style="normal" fo:text-shadow="none" style:text-underline-style="none" fo:font-weight="normal" officeooo:rsid="0109fc71"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3" style:family="text">
      <style:text-properties fo:color="#000000" loext:opacity="100%" style:text-outline="false" style:text-line-through-style="none" style:text-line-through-type="none" fo:language="it" fo:country="IT" fo:font-style="normal" fo:text-shadow="none" style:text-underline-style="none" fo:font-weight="normal" officeooo:rsid="0107915c"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4" style:family="text">
      <style:text-properties fo:color="#000000" loext:opacity="100%" style:text-outline="false" style:text-line-through-style="none" style:text-line-through-type="none" fo:language="it" fo:country="IT" fo:font-style="normal" fo:text-shadow="none" style:text-underline-style="none" fo:font-weight="normal" officeooo:rsid="011e95c2"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5" style:family="text">
      <style:text-properties fo:color="#000000" loext:opacity="100%" style:text-outline="false" style:text-line-through-style="none" style:text-line-through-type="none" fo:language="it" fo:country="IT" fo:font-style="normal" fo:text-shadow="none" style:text-underline-style="none" fo:font-weight="normal" officeooo:rsid="0125f854"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6" style:family="text">
      <style:text-properties fo:color="#000000" loext:opacity="100%" style:text-outline="false" style:text-line-through-style="none" style:text-line-through-type="none" fo:language="it" fo:country="IT" fo:font-style="normal" fo:text-shadow="none" style:text-underline-style="none" fo:font-weight="normal" officeooo:rsid="0127769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7" style:family="text">
      <style:text-properties fo:color="#000000" loext:opacity="100%" style:text-outline="false" style:text-line-through-style="none" style:text-line-through-type="none" fo:language="it" fo:country="IT" fo:font-style="normal" fo:text-shadow="none" style:text-underline-style="none" fo:font-weight="normal" officeooo:rsid="011f71a3"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8" style:family="text">
      <style:text-properties fo:color="#000000" loext:opacity="100%" style:text-outline="false" style:text-line-through-style="none" style:text-line-through-type="none" fo:language="it" fo:country="IT" fo:font-style="normal" fo:text-shadow="none" style:text-underline-style="none" fo:font-weight="normal" officeooo:rsid="01221e7d"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199"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0"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officeooo:rsid="00d436f0"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1"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officeooo:rsid="010fdd39"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2"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officeooo:rsid="00fdf1c7"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3" style:family="text">
      <style:text-properties fo:color="#000000" loext:opacity="100%" style:text-outline="false" style:text-line-through-style="none" style:text-line-through-type="none" fo:language="it" fo:country="IT" fo:font-style="normal" fo:text-shadow="none" style:text-underline-style="solid" style:text-underline-width="auto" style:text-underline-color="font-color" fo:font-weight="normal" officeooo:rsid="0103cde1"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4" style:family="text">
      <style:text-properties fo:color="#000000" loext:opacity="100%" style:text-outline="false" style:text-line-through-style="none" style:text-line-through-type="none" fo:language="it" fo:country="IT" fo:font-style="normal" fo:text-shadow="none" fo:font-weight="normal"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5" style:family="text">
      <style:text-properties fo:color="#000000" loext:opacity="100%" style:text-outline="false" style:text-line-through-style="none" style:text-line-through-type="none" fo:language="it" fo:country="IT" fo:font-style="normal" fo:text-shadow="none" fo:font-weight="normal" officeooo:rsid="0118cea9"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6" style:family="text">
      <style:text-properties fo:color="#000000" loext:opacity="100%" style:text-outline="false" style:text-line-through-style="none" style:text-line-through-type="none" fo:language="it" fo:country="IT" fo:font-style="normal" fo:text-shadow="none" fo:font-weight="normal" officeooo:rsid="019cc85d"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7" style:family="text">
      <style:text-properties fo:color="#000000" loext:opacity="100%" style:text-outline="false" style:text-line-through-style="none" style:text-line-through-type="none" fo:language="it" fo:country="IT" fo:font-style="normal" fo:text-shadow="none" fo:font-weight="normal" officeooo:rsid="019dbf59" style:letter-kerning="false"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8" style:family="text">
      <style:text-properties fo:color="#000000" loext:opacity="100%" style:text-outline="false" style:text-line-through-style="none" style:text-line-through-type="none" fo:language="it" fo:country="IT" fo:font-style="normal" fo:text-shadow="none" fo:font-weight="normal"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09" style:family="text">
      <style:text-properties fo:color="#000000" loext:opacity="100%" style:text-outline="false" style:text-line-through-style="none" style:text-line-through-type="none" fo:language="it" fo:country="IT" fo:font-style="normal" fo:text-shadow="none" fo:font-weight="normal" officeooo:rsid="019dbf59" style:letter-kerning="false" fo:background-color="transparent" loext:char-shading-value="0" style:font-name-asian="Calibri" style:language-asian="en" style:country-asian="US" style:font-style-asian="normal" style:font-weight-asian="normal" style:font-name-complex="Times New Roman1" style:language-complex="ar" style:country-complex="SA" style:font-weight-complex="normal" style:text-emphasize="none"/>
    </style:style>
    <style:style style:name="T210" style:family="text">
      <style:text-properties fo:color="#000000" loext:opacity="100%" style:text-outline="false" style:text-line-through-style="none" style:text-line-through-type="none" fo:language="it" fo:country="IT" fo:font-style="normal" fo:text-shadow="none" fo:font-weight="bold" officeooo:rsid="019dbf59" style:letter-kerning="false" style:font-name-asian="Calibri" style:language-asian="en" style:country-asian="US" style:font-style-asian="normal" style:font-weight-asian="bold" style:font-name-complex="Times New Roman1" style:language-complex="ar" style:country-complex="SA" style:font-weight-complex="bold" style:text-emphasize="none"/>
    </style:style>
    <style:style style:name="T211" style:family="text">
      <style:text-properties fo:color="#000000" loext:opacity="100%" style:text-outline="false" style:text-line-through-style="none" style:text-line-through-type="none" style:font-name="Times New Roman" fo:font-size="12pt" fo:font-style="normal" fo:text-shadow="none" style:text-underline-style="none" fo:font-weight="normal" fo:background-color="transparent" loext:char-shading-value="0" style:font-size-asian="12pt" style:font-style-asian="normal" style:font-weight-asian="normal" style:font-size-complex="12pt" style:text-emphasize="none"/>
    </style:style>
    <style:style style:name="T212"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650811" fo:background-color="transparent" loext:char-shading-value="0" style:font-size-asian="12pt" style:font-style-asian="normal" style:font-weight-asian="normal" style:font-size-complex="12pt" style:text-emphasize="none"/>
    </style:style>
    <style:style style:name="T213"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1dca76" fo:background-color="transparent" loext:char-shading-value="0" style:font-size-asian="12pt" style:font-style-asian="normal" style:font-weight-asian="normal" style:font-size-complex="12pt" style:text-emphasize="none"/>
    </style:style>
    <style:style style:name="T214"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6a9e7c" fo:background-color="transparent" loext:char-shading-value="0" style:font-size-asian="12pt" style:font-style-asian="normal" style:font-weight-asian="normal" style:font-size-complex="12pt" style:text-emphasize="none"/>
    </style:style>
    <style:style style:name="T215"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1671a87" fo:background-color="transparent" loext:char-shading-value="0" style:font-size-asian="12pt" style:font-style-asian="normal" style:font-weight-asian="normal" style:font-size-complex="12pt" style:text-emphasize="none"/>
    </style:style>
    <style:style style:name="T216"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bold" officeooo:rsid="009d82c7" style:letter-kerning="false" fo:background-color="transparent" loext:char-shading-value="0"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T217"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bold" officeooo:rsid="009df6f5" style:letter-kerning="false" fo:background-color="transparent" loext:char-shading-value="0"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T218"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bold" officeooo:rsid="0109fc71" style:letter-kerning="false"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T219"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bold" officeooo:rsid="0108a98d" style:letter-kerning="false" style:font-name-asian="Calibri" style:font-size-asian="12pt" style:language-asian="en" style:country-asian="US" style:font-style-asian="normal" style:font-weight-asian="bold" style:font-name-complex="Times New Roman1" style:font-size-complex="12pt" style:language-complex="ar" style:country-complex="SA" style:font-weight-complex="bold" style:text-emphasize="none"/>
    </style:style>
    <style:style style:name="T220"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T221"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82c7"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T222"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09fc71"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T223"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9727a6"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T224"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82c7"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T225"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09df6f5"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T226"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877a33" style:letter-kerning="false" fo:background-color="transparent" loext:char-shading-value="0" style:font-name-asian="Calibri" style:font-size-asian="12pt" style:language-asian="en" style:country-asian="US" style:font-style-asian="normal" style:font-weight-asian="normal" style:font-name-complex="Times New Roman1" style:font-size-complex="12pt" style:language-complex="ar" style:country-complex="SA" style:font-weight-complex="bold" style:text-emphasize="none"/>
    </style:style>
    <style:style style:name="T227"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09fc71" style:letter-kerning="false"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T228"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9727a6" style:letter-kerning="false"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T229" style:family="text">
      <style:text-properties fo:color="#000000" loext:opacity="100%" style:text-outline="false" style:text-line-through-style="none" style:text-line-through-type="none" style:font-name="Times New Roman" fo:font-size="12pt" fo:language="it" fo:country="IT" fo:font-style="normal" fo:text-shadow="none" style:text-underline-style="none" fo:font-weight="normal" officeooo:rsid="0108a98d" style:letter-kerning="false" style:font-name-asian="Calibri" style:font-size-asian="12pt" style:language-asian="en" style:country-asian="US" style:font-style-asian="normal" style:font-weight-asian="normal" style:font-name-complex="Times New Roman1" style:font-size-complex="12pt" style:language-complex="ar" style:country-complex="SA" style:font-weight-complex="normal" style:text-emphasize="none"/>
    </style:style>
    <style:style style:name="T230" style:family="text">
      <style:text-properties fo:color="#000000" loext:opacity="100%" style:text-line-through-style="none" style:text-line-through-type="none" fo:language="it" fo:country="IT" style:text-underline-style="solid" style:text-underline-width="auto" style:text-underline-color="font-color" fo:font-weight="normal" style:letter-kerning="false" style:font-name-asian="Calibri" style:language-asian="en" style:country-asian="US" style:font-weight-asian="normal" style:font-name-complex="Times New Roman1" style:language-complex="ar" style:country-complex="SA" style:font-weight-complex="normal"/>
    </style:style>
    <style:style style:name="T231" style:family="text">
      <style:text-properties fo:color="#000000" loext:opacity="100%" fo:language="it" fo:country="IT" style:text-underline-style="none" fo:font-weight="normal" style:letter-kerning="false" style:font-name-asian="Calibri" style:language-asian="en" style:country-asian="US" style:font-weight-asian="normal" style:font-name-complex="Times New Roman1" style:language-complex="ar" style:country-complex="SA" style:font-weight-complex="normal"/>
    </style:style>
    <style:style style:name="T232" style:family="text">
      <style:text-properties fo:color="#000000" loext:opacity="100%" fo:language="it" fo:country="IT" style:text-underline-style="none" fo:font-weight="normal" officeooo:rsid="0064668c" style:letter-kerning="false" style:font-name-asian="Calibri" style:language-asian="en" style:country-asian="US" style:font-weight-asian="normal" style:font-name-complex="Times New Roman1" style:language-complex="ar" style:country-complex="SA" style:font-weight-complex="normal"/>
    </style:style>
    <style:style style:name="T233" style:family="text">
      <style:text-properties fo:color="#000000" loext:opacity="100%" fo:language="it" fo:country="IT" style:text-underline-style="none" fo:font-weight="normal" officeooo:rsid="0063b97e" style:letter-kerning="false" style:font-name-asian="Calibri" style:language-asian="en" style:country-asian="US" style:font-weight-asian="normal" style:font-name-complex="Times New Roman1" style:language-complex="ar" style:country-complex="SA" style:font-weight-complex="normal"/>
    </style:style>
    <style:style style:name="T234" style:family="text">
      <style:text-properties fo:color="#000000" loext:opacity="100%" fo:language="it" fo:country="IT" style:text-underline-style="none" fo:font-weight="normal" officeooo:rsid="0064ca83" style:letter-kerning="false" style:font-name-asian="Calibri" style:language-asian="en" style:country-asian="US" style:font-weight-asian="normal" style:font-name-complex="Times New Roman1" style:language-complex="ar" style:country-complex="SA" style:font-weight-complex="normal"/>
    </style:style>
    <style:style style:name="T235" style:family="text">
      <style:text-properties fo:color="#000000" loext:opacity="100%" fo:language="it" fo:country="IT" style:text-underline-style="none" fo:font-weight="normal" officeooo:rsid="009e0bb0" style:letter-kerning="false" style:font-name-asian="Calibri" style:language-asian="en" style:country-asian="US" style:font-weight-asian="normal" style:font-name-complex="Times New Roman1" style:language-complex="ar" style:country-complex="SA" style:font-weight-complex="normal"/>
    </style:style>
    <style:style style:name="T236" style:family="text">
      <style:text-properties fo:color="#000000" loext:opacity="100%" fo:language="it" fo:country="IT" style:text-underline-style="none" fo:font-weight="normal" officeooo:rsid="00a841fd" style:letter-kerning="false" style:font-name-asian="Calibri" style:language-asian="en" style:country-asian="US" style:font-weight-asian="normal" style:font-name-complex="Times New Roman1" style:language-complex="ar" style:country-complex="SA" style:font-weight-complex="normal"/>
    </style:style>
    <style:style style:name="T237" style:family="text">
      <style:text-properties fo:color="#000000" loext:opacity="100%" fo:language="it" fo:country="IT" style:text-underline-style="none" fo:font-weight="normal" officeooo:rsid="001932d8" style:letter-kerning="false" style:font-name-asian="Calibri" style:language-asian="en" style:country-asian="US" style:font-weight-asian="normal" style:font-name-complex="Times New Roman1" style:language-complex="ar" style:country-complex="SA" style:font-weight-complex="normal"/>
    </style:style>
    <style:style style:name="T238" style:family="text">
      <style:text-properties fo:color="#000000" loext:opacity="100%" fo:language="it" fo:country="IT" style:text-underline-style="none" fo:font-weight="normal" officeooo:rsid="0026133d" style:letter-kerning="false" style:font-name-asian="Calibri" style:language-asian="en" style:country-asian="US" style:font-weight-asian="normal" style:font-name-complex="Times New Roman1" style:language-complex="ar" style:country-complex="SA" style:font-weight-complex="normal"/>
    </style:style>
    <style:style style:name="T239" style:family="text">
      <style:text-properties fo:color="#000000" loext:opacity="100%" fo:language="it" fo:country="IT" style:text-underline-style="none" fo:font-weight="normal" officeooo:rsid="001b5d80" style:letter-kerning="false" style:font-name-asian="Calibri" style:language-asian="en" style:country-asian="US" style:font-weight-asian="normal" style:font-name-complex="Times New Roman1" style:language-complex="ar" style:country-complex="SA" style:font-weight-complex="normal"/>
    </style:style>
    <style:style style:name="T240" style:family="text">
      <style:text-properties fo:color="#000000" loext:opacity="100%" fo:language="it" fo:country="IT" style:text-underline-style="none" fo:font-weight="normal" officeooo:rsid="00666a8a" style:letter-kerning="false" style:font-name-asian="Calibri" style:language-asian="en" style:country-asian="US" style:font-weight-asian="normal" style:font-name-complex="Times New Roman1" style:language-complex="ar" style:country-complex="SA" style:font-weight-complex="normal"/>
    </style:style>
    <style:style style:name="T241" style:family="text">
      <style:text-properties fo:color="#000000" loext:opacity="100%" fo:language="it" fo:country="IT" style:text-underline-style="none" fo:font-weight="normal" officeooo:rsid="00ad4428" style:letter-kerning="false" style:font-name-asian="Calibri" style:language-asian="en" style:country-asian="US" style:font-weight-asian="normal" style:font-name-complex="Times New Roman1" style:language-complex="ar" style:country-complex="SA" style:font-weight-complex="normal"/>
    </style:style>
    <style:style style:name="T242" style:family="text">
      <style:text-properties fo:color="#000000" loext:opacity="100%" fo:language="it" fo:country="IT" style:text-underline-style="none" fo:font-weight="normal" officeooo:rsid="00650811" style:letter-kerning="false" style:font-name-asian="Calibri" style:language-asian="en" style:country-asian="US" style:font-weight-asian="normal" style:font-name-complex="Times New Roman1" style:language-complex="ar" style:country-complex="SA" style:font-weight-complex="normal"/>
    </style:style>
    <style:style style:name="T243" style:family="text">
      <style:text-properties fo:color="#000000" loext:opacity="100%" fo:language="it" fo:country="IT" style:text-underline-style="none" fo:font-weight="normal" officeooo:rsid="009ea22c" style:letter-kerning="false" style:font-name-asian="Calibri" style:language-asian="en" style:country-asian="US" style:font-weight-asian="normal" style:font-name-complex="Times New Roman1" style:language-complex="ar" style:country-complex="SA" style:font-weight-complex="normal"/>
    </style:style>
    <style:style style:name="T244" style:family="text">
      <style:text-properties fo:color="#000000" loext:opacity="100%" fo:language="it" fo:country="IT" style:text-underline-style="none" fo:font-weight="normal" officeooo:rsid="00690c2b" style:letter-kerning="false" style:font-name-asian="Calibri" style:language-asian="en" style:country-asian="US" style:font-weight-asian="normal" style:font-name-complex="Times New Roman1" style:language-complex="ar" style:country-complex="SA" style:font-weight-complex="normal"/>
    </style:style>
    <style:style style:name="T245" style:family="text">
      <style:text-properties fo:color="#000000" loext:opacity="100%" fo:language="it" fo:country="IT" style:text-underline-style="none" fo:font-weight="normal" officeooo:rsid="00aa780e" style:letter-kerning="false" style:font-name-asian="Calibri" style:language-asian="en" style:country-asian="US" style:font-weight-asian="normal" style:font-name-complex="Times New Roman1" style:language-complex="ar" style:country-complex="SA" style:font-weight-complex="normal"/>
    </style:style>
    <style:style style:name="T246" style:family="text">
      <style:text-properties fo:color="#000000" loext:opacity="100%" fo:language="it" fo:country="IT" style:text-underline-style="none" fo:font-weight="normal" officeooo:rsid="00272e06" style:letter-kerning="false" style:font-name-asian="Calibri" style:language-asian="en" style:country-asian="US" style:font-weight-asian="normal" style:font-name-complex="Times New Roman1" style:language-complex="ar" style:country-complex="SA" style:font-weight-complex="normal"/>
    </style:style>
    <style:style style:name="T247" style:family="text">
      <style:text-properties fo:color="#000000" loext:opacity="100%" fo:language="it" fo:country="IT" style:text-underline-style="none" fo:font-weight="normal" officeooo:rsid="006827b9" style:letter-kerning="false" style:font-name-asian="Calibri" style:language-asian="en" style:country-asian="US" style:font-weight-asian="normal" style:font-name-complex="Times New Roman1" style:language-complex="ar" style:country-complex="SA" style:font-weight-complex="normal"/>
    </style:style>
    <style:style style:name="T248" style:family="text">
      <style:text-properties fo:color="#000000" loext:opacity="100%" fo:language="it" fo:country="IT" style:text-underline-style="none" fo:font-weight="normal" officeooo:rsid="0015568d" style:letter-kerning="false" style:font-name-asian="Calibri" style:language-asian="en" style:country-asian="US" style:font-weight-asian="normal" style:font-name-complex="Times New Roman1" style:language-complex="ar" style:country-complex="SA" style:font-weight-complex="normal"/>
    </style:style>
    <style:style style:name="T249" style:family="text">
      <style:text-properties fo:color="#000000" loext:opacity="100%" fo:language="it" fo:country="IT" style:text-underline-style="none" fo:font-weight="normal" officeooo:rsid="00244db4" style:letter-kerning="false" style:font-name-asian="Calibri" style:language-asian="en" style:country-asian="US" style:font-weight-asian="normal" style:font-name-complex="Times New Roman1" style:language-complex="ar" style:country-complex="SA" style:font-weight-complex="normal"/>
    </style:style>
    <style:style style:name="T250" style:family="text">
      <style:text-properties fo:color="#000000" loext:opacity="100%" fo:language="it" fo:country="IT" style:text-underline-style="none" fo:font-weight="normal" officeooo:rsid="0025a69c" style:letter-kerning="false" style:font-name-asian="Calibri" style:language-asian="en" style:country-asian="US" style:font-weight-asian="normal" style:font-name-complex="Times New Roman1" style:language-complex="ar" style:country-complex="SA" style:font-weight-complex="normal"/>
    </style:style>
    <style:style style:name="T251" style:family="text">
      <style:text-properties fo:color="#000000" loext:opacity="100%" fo:language="it" fo:country="IT" style:text-underline-style="none" fo:font-weight="normal" officeooo:rsid="015973b3" style:letter-kerning="false" style:font-name-asian="Calibri" style:language-asian="en" style:country-asian="US" style:font-weight-asian="normal" style:font-name-complex="Times New Roman1" style:language-complex="ar" style:country-complex="SA" style:font-weight-complex="normal"/>
    </style:style>
    <style:style style:name="T252" style:family="text">
      <style:text-properties fo:color="#000000" loext:opacity="100%" fo:language="it" fo:country="IT" style:text-underline-style="none" fo:font-weight="normal" officeooo:rsid="0160ec10" style:letter-kerning="false" style:font-name-asian="Calibri" style:language-asian="en" style:country-asian="US" style:font-weight-asian="normal" style:font-name-complex="Times New Roman1" style:language-complex="ar" style:country-complex="SA" style:font-weight-complex="normal"/>
    </style:style>
    <style:style style:name="T253" style:family="text">
      <style:text-properties fo:color="#000000" loext:opacity="100%" fo:language="it" fo:country="IT" style:text-underline-style="none" fo:font-weight="normal" officeooo:rsid="016331ba" style:letter-kerning="false" style:font-name-asian="Calibri" style:language-asian="en" style:country-asian="US" style:font-weight-asian="normal" style:font-name-complex="Times New Roman1" style:language-complex="ar" style:country-complex="SA" style:font-weight-complex="normal"/>
    </style:style>
    <style:style style:name="T254" style:family="text">
      <style:text-properties fo:color="#000000" loext:opacity="100%" fo:language="it" fo:country="IT" style:text-underline-style="none" fo:font-weight="bold" style:letter-kerning="false" style:font-name-asian="Calibri" style:language-asian="en" style:country-asian="US" style:font-weight-asian="bold" style:font-name-complex="Times New Roman1" style:language-complex="ar" style:country-complex="SA" style:font-weight-complex="bold"/>
    </style:style>
    <style:style style:name="T255" style:family="text">
      <style:text-properties fo:color="#000000" loext:opacity="100%" fo:language="it" fo:country="IT" style:text-underline-style="none" fo:font-weight="bold" officeooo:rsid="00666a8a" style:letter-kerning="false" style:font-name-asian="Calibri" style:language-asian="en" style:country-asian="US" style:font-weight-asian="bold" style:font-name-complex="Times New Roman1" style:language-complex="ar" style:country-complex="SA" style:font-weight-complex="bold"/>
    </style:style>
    <style:style style:name="T256" style:family="text">
      <style:text-properties fo:color="#000000" loext:opacity="100%" fo:language="it" fo:country="IT" style:text-underline-style="solid" style:text-underline-width="auto" style:text-underline-color="font-color" fo:font-weight="normal" style:letter-kerning="false" style:font-name-asian="Calibri" style:language-asian="en" style:country-asian="US" style:font-weight-asian="normal" style:font-name-complex="Times New Roman1" style:language-complex="ar" style:country-complex="SA" style:font-weight-complex="normal"/>
    </style:style>
    <style:style style:name="T257" style:family="text">
      <style:text-properties fo:color="#000000" loext:opacity="100%" fo:language="it" fo:country="IT" style:text-underline-style="solid" style:text-underline-width="auto" style:text-underline-color="font-color" fo:font-weight="normal" officeooo:rsid="0063b97e" style:letter-kerning="false" style:font-name-asian="Calibri" style:language-asian="en" style:country-asian="US" style:font-weight-asian="normal" style:font-name-complex="Times New Roman1" style:language-complex="ar" style:country-complex="SA" style:font-weight-complex="normal"/>
    </style:style>
    <style:style style:name="T258" style:family="text">
      <style:text-properties fo:color="#000000" loext:opacity="100%" style:font-name="Times New Roman" fo:font-size="12pt" fo:language="it" fo:country="IT" style:text-underline-style="none" fo:font-weight="bold" style:letter-kerning="false" fo:background-color="transparent" loext:char-shading-value="0" style:font-name-asian="Calibri" style:font-size-asian="12pt" style:language-asian="en" style:country-asian="US" style:font-weight-asian="bold" style:font-name-complex="Times New Roman1" style:font-size-complex="12pt" style:language-complex="ar" style:country-complex="SA" style:font-weight-complex="bold"/>
    </style:style>
    <style:style style:name="T259" style:family="text">
      <style:text-properties fo:color="#000000" loext:opacity="100%" style:font-name="Times New Roman" fo:font-size="12pt" fo:language="it" fo:country="IT" style:text-underline-style="none" fo:font-weight="normal" style:letter-kerning="false" fo:background-color="transparent" loext:char-shading-value="0"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260" style:family="text">
      <style:text-properties fo:font-weight="bold" style:font-weight-asian="bold"/>
    </style:style>
    <style:style style:name="T261" style:family="text">
      <style:text-properties fo:font-weight="bold" style:font-weight-asian="bold" style:font-weight-complex="bold"/>
    </style:style>
    <style:style style:name="T262" style:family="text">
      <style:text-properties fo:font-weight="bold" officeooo:rsid="004177fc" style:font-weight-asian="bold" style:font-weight-complex="bold"/>
    </style:style>
    <style:style style:name="T263" style:family="text">
      <style:text-properties fo:font-weight="bold" officeooo:rsid="0044c0fa" style:font-weight-asian="bold" style:font-weight-complex="bold"/>
    </style:style>
    <style:style style:name="T264" style:family="text">
      <style:text-properties fo:font-weight="bold" officeooo:rsid="00288940" style:font-weight-asian="bold" style:font-weight-complex="bold"/>
    </style:style>
    <style:style style:name="T265" style:family="text">
      <style:text-properties fo:font-weight="bold" officeooo:rsid="009f53ea" style:font-weight-asian="bold" style:font-weight-complex="bold"/>
    </style:style>
    <style:style style:name="T266" style:family="text">
      <style:text-properties fo:font-weight="bold" officeooo:rsid="00bb1414" style:font-weight-asian="bold" style:font-weight-complex="bold"/>
    </style:style>
    <style:style style:name="T267" style:family="text">
      <style:text-properties fo:font-weight="bold" officeooo:rsid="00fcdace" style:font-weight-asian="bold" style:font-weight-complex="bold"/>
    </style:style>
    <style:style style:name="T268" style:family="text">
      <style:text-properties fo:font-weight="bold" officeooo:rsid="0125f854" style:font-weight-asian="bold" style:font-weight-complex="bold"/>
    </style:style>
    <style:style style:name="T269" style:family="text">
      <style:text-properties fo:font-weight="bold" officeooo:rsid="012378d0" style:font-weight-asian="bold" style:font-weight-complex="bold"/>
    </style:style>
    <style:style style:name="T270" style:family="text">
      <style:text-properties fo:font-weight="bold" officeooo:rsid="0132f477" style:font-weight-asian="bold" style:font-weight-complex="bold"/>
    </style:style>
    <style:style style:name="T271" style:family="text">
      <style:text-properties fo:font-weight="bold" officeooo:rsid="0138c946" style:font-weight-asian="bold" style:font-weight-complex="bold"/>
    </style:style>
    <style:style style:name="T272" style:family="text">
      <style:text-properties fo:font-weight="bold" officeooo:rsid="013b04e1" style:font-weight-asian="bold" style:font-weight-complex="bold"/>
    </style:style>
    <style:style style:name="T273" style:family="text">
      <style:text-properties fo:font-weight="bold" officeooo:rsid="014be568" style:font-weight-asian="bold" style:font-weight-complex="bold"/>
    </style:style>
    <style:style style:name="T274" style:family="text">
      <style:text-properties fo:font-weight="bold" officeooo:rsid="017461f9" style:font-weight-asian="bold" style:font-weight-complex="bold"/>
    </style:style>
    <style:style style:name="T275" style:family="text">
      <style:text-properties fo:font-weight="bold" officeooo:rsid="005d050c" style:font-weight-asian="bold"/>
    </style:style>
    <style:style style:name="T276" style:family="text">
      <style:text-properties fo:font-weight="bold" officeooo:rsid="0088d88f" style:font-weight-asian="bold"/>
    </style:style>
    <style:style style:name="T277" style:family="text">
      <style:text-properties fo:font-weight="bold" officeooo:rsid="00e5793b" style:font-weight-asian="bold"/>
    </style:style>
    <style:style style:name="T278" style:family="text">
      <style:text-properties fo:font-weight="bold" officeooo:rsid="009bf995" style:font-weight-asian="bold"/>
    </style:style>
    <style:style style:name="T279" style:family="text">
      <style:text-properties fo:font-weight="bold" style:font-weight-asian="bold" style:font-name-complex="Times New Roman1" style:font-weight-complex="bold"/>
    </style:style>
    <style:style style:name="T280" style:family="text">
      <style:text-properties fo:font-weight="bold" officeooo:rsid="00f4f09b" style:font-weight-asian="bold"/>
    </style:style>
    <style:style style:name="T281" style:family="text">
      <style:text-properties fo:font-weight="bold" officeooo:rsid="00ed6817" style:font-weight-asian="bold"/>
    </style:style>
    <style:style style:name="T282" style:family="text">
      <style:text-properties fo:font-weight="bold" officeooo:rsid="00fa4dbd" style:font-weight-asian="bold"/>
    </style:style>
    <style:style style:name="T283" style:family="text">
      <style:text-properties fo:font-weight="bold" officeooo:rsid="00fe9901" style:font-weight-asian="bold"/>
    </style:style>
    <style:style style:name="T284" style:family="text">
      <style:text-properties fo:font-weight="bold" officeooo:rsid="009095b3" style:font-weight-asian="bold"/>
    </style:style>
    <style:style style:name="T285" style:family="text">
      <style:text-properties fo:font-weight="bold" officeooo:rsid="00e2c036" style:font-weight-asian="bold"/>
    </style:style>
    <style:style style:name="T286" style:family="text">
      <style:text-properties fo:font-weight="bold" officeooo:rsid="0182cc78" style:font-weight-asian="bold"/>
    </style:style>
    <style:style style:name="T287" style:family="text">
      <style:text-properties fo:font-weight="bold" officeooo:rsid="00d55413" style:font-weight-asian="bold"/>
    </style:style>
    <style:style style:name="T288" style:family="text">
      <style:text-properties fo:font-weight="bold" officeooo:rsid="018ebf3b" style:font-weight-asian="bold"/>
    </style:style>
    <style:style style:name="T289" style:family="text">
      <style:text-properties fo:font-weight="bold" fo:background-color="transparent" loext:char-shading-value="0" style:font-weight-asian="bold"/>
    </style:style>
    <style:style style:name="T290" style:family="text">
      <style:text-properties fo:font-weight="bold" fo:background-color="transparent" loext:char-shading-value="0" style:font-weight-asian="bold" style:font-weight-complex="bold"/>
    </style:style>
    <style:style style:name="T291" style:family="text">
      <style:text-properties fo:font-weight="bold" officeooo:rsid="0071e913" fo:background-color="transparent" loext:char-shading-value="0" style:font-weight-asian="bold" style:font-weight-complex="bold"/>
    </style:style>
    <style:style style:name="T292" style:family="text">
      <style:text-properties fo:font-weight="bold" officeooo:rsid="00e8282a" fo:background-color="transparent" loext:char-shading-value="0" style:font-weight-asian="bold"/>
    </style:style>
    <style:style style:name="T293" style:family="text">
      <style:text-properties style:text-underline-style="solid" style:text-underline-width="auto" style:text-underline-color="font-color"/>
    </style:style>
    <style:style style:name="T294" style:family="text">
      <style:text-properties style:text-underline-style="solid" style:text-underline-width="auto" style:text-underline-color="font-color" officeooo:rsid="003de97b"/>
    </style:style>
    <style:style style:name="T295" style:family="text">
      <style:text-properties style:text-underline-style="solid" style:text-underline-width="auto" style:text-underline-color="font-color" officeooo:rsid="00288940"/>
    </style:style>
    <style:style style:name="T296" style:family="text">
      <style:text-properties style:text-underline-style="solid" style:text-underline-width="auto" style:text-underline-color="font-color" officeooo:rsid="0044c0fa"/>
    </style:style>
    <style:style style:name="T297" style:family="text">
      <style:text-properties style:text-underline-style="solid" style:text-underline-width="auto" style:text-underline-color="font-color" officeooo:rsid="00791b5d"/>
    </style:style>
    <style:style style:name="T298" style:family="text">
      <style:text-properties style:text-underline-style="solid" style:text-underline-width="auto" style:text-underline-color="font-color" officeooo:rsid="005ba85a"/>
    </style:style>
    <style:style style:name="T299" style:family="text">
      <style:text-properties style:text-underline-style="solid" style:text-underline-width="auto" style:text-underline-color="font-color" officeooo:rsid="009d82c7"/>
    </style:style>
    <style:style style:name="T300" style:family="text">
      <style:text-properties style:text-underline-style="solid" style:text-underline-width="auto" style:text-underline-color="font-color" officeooo:rsid="00cc8f4e"/>
    </style:style>
    <style:style style:name="T301" style:family="text">
      <style:text-properties style:text-underline-style="solid" style:text-underline-width="auto" style:text-underline-color="font-color" officeooo:rsid="008d1b16"/>
    </style:style>
    <style:style style:name="T302" style:family="text">
      <style:text-properties style:text-underline-style="solid" style:text-underline-width="auto" style:text-underline-color="font-color" officeooo:rsid="00e38822"/>
    </style:style>
    <style:style style:name="T303" style:family="text">
      <style:text-properties style:text-underline-style="solid" style:text-underline-width="auto" style:text-underline-color="font-color" officeooo:rsid="00921bcb"/>
    </style:style>
    <style:style style:name="T304" style:family="text">
      <style:text-properties style:text-underline-style="solid" style:text-underline-width="auto" style:text-underline-color="font-color" officeooo:rsid="00953c3b"/>
    </style:style>
    <style:style style:name="T305" style:family="text">
      <style:text-properties style:text-underline-style="solid" style:text-underline-width="auto" style:text-underline-color="font-color" officeooo:rsid="00971c94"/>
    </style:style>
    <style:style style:name="T306" style:family="text">
      <style:text-properties style:text-underline-style="solid" style:text-underline-width="auto" style:text-underline-color="font-color" style:font-name-complex="Times New Roman1"/>
    </style:style>
    <style:style style:name="T307" style:family="text">
      <style:text-properties style:text-underline-style="solid" style:text-underline-width="auto" style:text-underline-color="font-color" officeooo:rsid="0060d37f" style:font-name-complex="Times New Roman1"/>
    </style:style>
    <style:style style:name="T308" style:family="text">
      <style:text-properties style:text-underline-style="solid" style:text-underline-width="auto" style:text-underline-color="font-color" officeooo:rsid="00fa4dbd"/>
    </style:style>
    <style:style style:name="T309" style:family="text">
      <style:text-properties style:text-underline-style="solid" style:text-underline-width="auto" style:text-underline-color="font-color" officeooo:rsid="0129dd67"/>
    </style:style>
    <style:style style:name="T310" style:family="text">
      <style:text-properties style:text-underline-style="solid" style:text-underline-width="auto" style:text-underline-color="font-color" officeooo:rsid="01332464"/>
    </style:style>
    <style:style style:name="T311" style:family="text">
      <style:text-properties style:text-underline-style="solid" style:text-underline-width="auto" style:text-underline-color="font-color" officeooo:rsid="013e903b"/>
    </style:style>
    <style:style style:name="T312" style:family="text">
      <style:text-properties style:text-underline-style="solid" style:text-underline-width="auto" style:text-underline-color="font-color" officeooo:rsid="01482e34"/>
    </style:style>
    <style:style style:name="T313" style:family="text">
      <style:text-properties style:text-underline-style="solid" style:text-underline-width="auto" style:text-underline-color="font-color" officeooo:rsid="0143157a"/>
    </style:style>
    <style:style style:name="T314" style:family="text">
      <style:text-properties style:text-underline-style="solid" style:text-underline-width="auto" style:text-underline-color="font-color" officeooo:rsid="014be568"/>
    </style:style>
    <style:style style:name="T315" style:family="text">
      <style:text-properties style:text-underline-style="solid" style:text-underline-width="auto" style:text-underline-color="font-color" officeooo:rsid="0149bb07"/>
    </style:style>
    <style:style style:name="T316" style:family="text">
      <style:text-properties style:text-underline-style="solid" style:text-underline-width="auto" style:text-underline-color="font-color" officeooo:rsid="00e2c036"/>
    </style:style>
    <style:style style:name="T317" style:family="text">
      <style:text-properties style:text-underline-style="solid" style:text-underline-width="auto" style:text-underline-color="font-color" fo:background-color="transparent" loext:char-shading-value="0"/>
    </style:style>
    <style:style style:name="T318" style:family="text">
      <style:text-properties style:text-underline-style="solid" style:text-underline-width="auto" style:text-underline-color="font-color" officeooo:rsid="0070d77f" fo:background-color="transparent" loext:char-shading-value="0"/>
    </style:style>
    <style:style style:name="T319" style:family="text">
      <style:text-properties style:text-underline-style="solid" style:text-underline-width="auto" style:text-underline-color="font-color" officeooo:rsid="006d6dbf" fo:background-color="transparent" loext:char-shading-value="0"/>
    </style:style>
    <style:style style:name="T320" style:family="text">
      <style:text-properties style:text-underline-style="solid" style:text-underline-width="auto" style:text-underline-color="font-color" officeooo:rsid="012541bf" fo:background-color="transparent" loext:char-shading-value="0"/>
    </style:style>
    <style:style style:name="T321" style:family="text">
      <style:text-properties style:text-underline-style="solid" style:text-underline-width="auto" style:text-underline-color="font-color" officeooo:rsid="01877a33"/>
    </style:style>
    <style:style style:name="T322" style:family="text">
      <style:text-properties style:text-underline-style="solid" style:text-underline-width="auto" style:text-underline-color="font-color" officeooo:rsid="00953c3b" style:font-weight-complex="normal"/>
    </style:style>
    <style:style style:name="T323" style:family="text">
      <style:text-properties style:text-underline-style="solid" style:text-underline-width="auto" style:text-underline-color="font-color" officeooo:rsid="00fcdace"/>
    </style:style>
    <style:style style:name="T324" style:family="text">
      <style:text-properties style:text-underline-style="solid" style:text-underline-width="auto" style:text-underline-color="font-color" officeooo:rsid="01a14413"/>
    </style:style>
    <style:style style:name="T325" style:family="text">
      <style:text-properties style:text-underline-style="solid" style:text-underline-width="auto" style:text-underline-color="font-color" officeooo:rsid="014128e2"/>
    </style:style>
    <style:style style:name="T326" style:family="text">
      <style:text-properties officeooo:rsid="00288940"/>
    </style:style>
    <style:style style:name="T327" style:family="text">
      <style:text-properties officeooo:rsid="002bbd86"/>
    </style:style>
    <style:style style:name="T328" style:family="text">
      <style:text-properties officeooo:rsid="0030c89e"/>
    </style:style>
    <style:style style:name="T329" style:family="text">
      <style:text-properties officeooo:rsid="00324d10"/>
    </style:style>
    <style:style style:name="T330" style:family="text">
      <style:text-properties officeooo:rsid="0038b7f2"/>
    </style:style>
    <style:style style:name="T331" style:family="text">
      <style:text-properties officeooo:rsid="003de97b"/>
    </style:style>
    <style:style style:name="T332" style:family="text">
      <style:text-properties officeooo:rsid="003f8a1c"/>
    </style:style>
    <style:style style:name="T333" style:family="text">
      <style:text-properties officeooo:rsid="00434ed2"/>
    </style:style>
    <style:style style:name="T334" style:family="text">
      <style:text-properties officeooo:rsid="0043a746"/>
    </style:style>
    <style:style style:name="T335" style:family="text">
      <style:text-properties officeooo:rsid="0044c0fa"/>
    </style:style>
    <style:style style:name="T336" style:family="text">
      <style:text-properties style:font-weight-complex="normal"/>
    </style:style>
    <style:style style:name="T337" style:family="text">
      <style:text-properties officeooo:rsid="0038b7f2" style:font-weight-complex="normal"/>
    </style:style>
    <style:style style:name="T338" style:family="text">
      <style:text-properties officeooo:rsid="009df6f5" style:font-weight-complex="normal"/>
    </style:style>
    <style:style style:name="T339" style:family="text">
      <style:text-properties officeooo:rsid="00d3487e" style:font-weight-complex="normal"/>
    </style:style>
    <style:style style:name="T340" style:family="text">
      <style:text-properties officeooo:rsid="00d3fd2a" style:font-weight-complex="normal"/>
    </style:style>
    <style:style style:name="T341" style:family="text">
      <style:text-properties officeooo:rsid="00d55413" style:font-weight-complex="normal"/>
    </style:style>
    <style:style style:name="T342" style:family="text">
      <style:text-properties officeooo:rsid="00e1d53a" style:font-weight-complex="normal"/>
    </style:style>
    <style:style style:name="T343" style:family="text">
      <style:text-properties officeooo:rsid="00e5793b" style:font-weight-complex="normal"/>
    </style:style>
    <style:style style:name="T344" style:family="text">
      <style:text-properties officeooo:rsid="009195a6" style:font-weight-complex="normal"/>
    </style:style>
    <style:style style:name="T345" style:family="text">
      <style:text-properties officeooo:rsid="00e73acc" style:font-weight-complex="normal"/>
    </style:style>
    <style:style style:name="T346" style:family="text">
      <style:text-properties officeooo:rsid="00e8282a" style:font-weight-complex="normal"/>
    </style:style>
    <style:style style:name="T34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48" style:family="text">
      <style:text-properties style:text-outline="false" style:text-line-through-style="none" style:text-line-through-type="none" fo:font-style="normal" fo:text-shadow="none" style:text-underline-style="none" fo:font-weight="normal" officeooo:rsid="00512be1" style:font-style-asian="normal" style:font-weight-asian="normal" style:text-emphasize="none"/>
    </style:style>
    <style:style style:name="T349" style:family="text">
      <style:text-properties style:text-outline="false" style:text-line-through-style="none" style:text-line-through-type="none" fo:font-style="normal" fo:text-shadow="none" style:text-underline-style="none" fo:font-weight="normal" officeooo:rsid="00a0c617" style:font-style-asian="normal" style:font-weight-asian="normal" style:text-emphasize="none"/>
    </style:style>
    <style:style style:name="T350"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351" style:family="text">
      <style:text-properties style:text-outline="false" style:text-line-through-style="none" style:text-line-through-type="none" fo:font-style="normal" fo:text-shadow="none" style:text-underline-style="none" fo:font-weight="normal" officeooo:rsid="00c6a5af" style:font-style-asian="normal" style:font-weight-asian="normal" style:font-weight-complex="normal" style:text-emphasize="none"/>
    </style:style>
    <style:style style:name="T352" style:family="text">
      <style:text-properties style:text-outline="false" style:text-line-through-style="none" style:text-line-through-type="none" fo:font-style="normal" fo:text-shadow="none" style:text-underline-style="none" fo:font-weight="normal" officeooo:rsid="014a69c9" style:font-style-asian="normal" style:font-weight-asian="normal" style:font-weight-complex="normal" style:text-emphasize="none"/>
    </style:style>
    <style:style style:name="T353" style:family="text">
      <style:text-properties style:text-outline="false" style:text-line-through-style="none" style:text-line-through-type="none" fo:font-style="normal" fo:text-shadow="none" style:text-underline-style="none" fo:font-weight="normal" officeooo:rsid="014aab84" style:font-style-asian="normal" style:font-weight-asian="normal" style:font-weight-complex="normal" style:text-emphasize="none"/>
    </style:style>
    <style:style style:name="T354" style:family="text">
      <style:text-properties style:text-outline="false" style:text-line-through-style="none" style:text-line-through-type="none" fo:font-style="normal" fo:text-shadow="none" style:text-underline-style="none" fo:font-weight="normal" officeooo:rsid="014e2372" style:font-style-asian="normal" style:font-weight-asian="normal" style:font-weight-complex="normal" style:text-emphasize="none"/>
    </style:style>
    <style:style style:name="T355" style:family="text">
      <style:text-properties style:text-outline="false" style:text-line-through-style="none" style:text-line-through-type="none" fo:font-style="normal" fo:text-shadow="none" style:text-underline-style="none" fo:font-weight="normal" officeooo:rsid="01b854f4" style:font-style-asian="normal" style:font-weight-asian="normal" style:font-weight-complex="normal" style:text-emphasize="none"/>
    </style:style>
    <style:style style:name="T356"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357" style:family="text">
      <style:text-properties style:text-outline="false" style:text-line-through-style="none" style:text-line-through-type="none" fo:font-style="normal" fo:text-shadow="none" style:text-underline-style="none" fo:font-weight="bold" officeooo:rsid="0051f93c" style:font-style-asian="normal" style:font-weight-asian="bold" style:text-emphasize="none"/>
    </style:style>
    <style:style style:name="T358" style:family="text">
      <style:text-properties officeooo:rsid="005649d7"/>
    </style:style>
    <style:style style:name="T359" style:family="text">
      <style:text-properties officeooo:rsid="005ba85a"/>
    </style:style>
    <style:style style:name="T360" style:family="text">
      <style:text-properties officeooo:rsid="005d050c"/>
    </style:style>
    <style:style style:name="T361" style:family="text">
      <style:text-properties officeooo:rsid="00603211"/>
    </style:style>
    <style:style style:name="T362" style:family="text">
      <style:text-properties officeooo:rsid="0060d37f"/>
    </style:style>
    <style:style style:name="T363" style:family="text">
      <style:text-properties officeooo:rsid="006a9e7c"/>
    </style:style>
    <style:style style:name="T364" style:family="text">
      <style:text-properties fo:font-weight="normal" style:font-weight-asian="normal" style:font-weight-complex="normal"/>
    </style:style>
    <style:style style:name="T365" style:family="text">
      <style:text-properties officeooo:rsid="00791b5d"/>
    </style:style>
    <style:style style:name="T366" style:family="text">
      <style:text-properties officeooo:rsid="007ad0f1"/>
    </style:style>
    <style:style style:name="T367" style:family="text">
      <style:text-properties officeooo:rsid="007ca921"/>
    </style:style>
    <style:style style:name="T368" style:family="text">
      <style:text-properties officeooo:rsid="008383e3"/>
    </style:style>
    <style:style style:name="T369" style:family="text">
      <style:text-properties officeooo:rsid="008404f9"/>
    </style:style>
    <style:style style:name="T370" style:family="text">
      <style:text-properties officeooo:rsid="0088d88f"/>
    </style:style>
    <style:style style:name="T371" style:family="text">
      <style:text-properties officeooo:rsid="008988d8"/>
    </style:style>
    <style:style style:name="T372" style:family="text">
      <style:text-properties officeooo:rsid="008d1b16"/>
    </style:style>
    <style:style style:name="T373" style:family="text">
      <style:text-properties officeooo:rsid="008f191f"/>
    </style:style>
    <style:style style:name="T374" style:family="text">
      <style:text-properties officeooo:rsid="009195a6"/>
    </style:style>
    <style:style style:name="T375" style:family="text">
      <style:text-properties officeooo:rsid="00921bcb"/>
    </style:style>
    <style:style style:name="T376" style:family="text">
      <style:text-properties officeooo:rsid="00953c3b"/>
    </style:style>
    <style:style style:name="T377" style:family="text">
      <style:text-properties officeooo:rsid="00971c94"/>
    </style:style>
    <style:style style:name="T378" style:family="text">
      <style:text-properties officeooo:rsid="0098b6eb"/>
    </style:style>
    <style:style style:name="T379" style:family="text">
      <style:text-properties officeooo:rsid="009a92ff"/>
    </style:style>
    <style:style style:name="T380" style:family="text">
      <style:text-properties officeooo:rsid="009b6ca2"/>
    </style:style>
    <style:style style:name="T381" style:family="text">
      <style:text-properties officeooo:rsid="009bf995"/>
    </style:style>
    <style:style style:name="T382" style:family="text">
      <style:text-properties officeooo:rsid="009d82c7"/>
    </style:style>
    <style:style style:name="T383" style:family="text">
      <style:text-properties officeooo:rsid="009ebba7"/>
    </style:style>
    <style:style style:name="T384" style:family="text">
      <style:text-properties officeooo:rsid="009edbcd"/>
    </style:style>
    <style:style style:name="T385" style:family="text">
      <style:text-properties officeooo:rsid="00a7c9cb"/>
    </style:style>
    <style:style style:name="T386" style:family="text">
      <style:text-properties officeooo:rsid="00ab2425"/>
    </style:style>
    <style:style style:name="T387" style:family="text">
      <style:text-properties officeooo:rsid="00bc6435"/>
    </style:style>
    <style:style style:name="T388" style:family="text">
      <style:text-properties officeooo:rsid="00c2771e"/>
    </style:style>
    <style:style style:name="T389" style:family="text">
      <style:text-properties officeooo:rsid="00cc32bc"/>
    </style:style>
    <style:style style:name="T390" style:family="text">
      <style:text-properties officeooo:rsid="00cc8f4e"/>
    </style:style>
    <style:style style:name="T391" style:family="text">
      <style:text-properties officeooo:rsid="00d1517e"/>
    </style:style>
    <style:style style:name="T392" style:family="text">
      <style:text-properties officeooo:rsid="00d3487e"/>
    </style:style>
    <style:style style:name="T393" style:family="text">
      <style:text-properties officeooo:rsid="00d3fd2a"/>
    </style:style>
    <style:style style:name="T394" style:family="text">
      <style:text-properties officeooo:rsid="008b2a26"/>
    </style:style>
    <style:style style:name="T395" style:family="text">
      <style:text-properties officeooo:rsid="00e1fa40"/>
    </style:style>
    <style:style style:name="T396" style:family="text">
      <style:text-properties officeooo:rsid="008cdc2c"/>
    </style:style>
    <style:style style:name="T397" style:family="text">
      <style:text-properties officeooo:rsid="00e38822"/>
    </style:style>
    <style:style style:name="T398" style:family="text">
      <style:text-properties officeooo:rsid="00e5793b"/>
    </style:style>
    <style:style style:name="T399" style:family="text">
      <style:text-properties officeooo:rsid="00e73acc"/>
    </style:style>
    <style:style style:name="T400" style:family="text">
      <style:text-properties style:font-name-complex="Times New Roman1"/>
    </style:style>
    <style:style style:name="T401" style:family="text">
      <style:text-properties officeooo:rsid="009e0bb0" style:font-name-complex="Times New Roman1"/>
    </style:style>
    <style:style style:name="T402" style:family="text">
      <style:text-properties officeooo:rsid="00aa8675" style:font-name-complex="Times New Roman1"/>
    </style:style>
    <style:style style:name="T403" style:family="text">
      <style:text-properties officeooo:rsid="00a7c9cb" style:font-name-complex="Times New Roman1"/>
    </style:style>
    <style:style style:name="T404" style:family="text">
      <style:text-properties officeooo:rsid="00603211" style:font-name-complex="Times New Roman1"/>
    </style:style>
    <style:style style:name="T405" style:family="text">
      <style:text-properties officeooo:rsid="00152143" style:font-name-complex="Times New Roman1"/>
    </style:style>
    <style:style style:name="T406" style:family="text">
      <style:text-properties officeooo:rsid="0060d37f" style:font-name-complex="Times New Roman1"/>
    </style:style>
    <style:style style:name="T407" style:family="text">
      <style:text-properties style:text-underline-style="none" style:font-name-complex="Times New Roman1"/>
    </style:style>
    <style:style style:name="T408" style:family="text">
      <style:text-properties officeooo:rsid="009a2e03"/>
    </style:style>
    <style:style style:name="T409" style:family="text">
      <style:text-properties officeooo:rsid="00e89cfe"/>
    </style:style>
    <style:style style:name="T410" style:family="text">
      <style:text-properties officeooo:rsid="00ed6817"/>
    </style:style>
    <style:style style:name="T411" style:family="text">
      <style:text-properties officeooo:rsid="00f38b35"/>
    </style:style>
    <style:style style:name="T412" style:family="text">
      <style:text-properties officeooo:rsid="00f4f09b"/>
    </style:style>
    <style:style style:name="T413" style:family="text">
      <style:text-properties officeooo:rsid="00f54cfa"/>
    </style:style>
    <style:style style:name="T414" style:family="text">
      <style:text-properties officeooo:rsid="00f69f0c"/>
    </style:style>
    <style:style style:name="T415" style:family="text">
      <style:text-properties officeooo:rsid="00fa4dbd"/>
    </style:style>
    <style:style style:name="T416" style:family="text">
      <style:text-properties officeooo:rsid="00fb21e5"/>
    </style:style>
    <style:style style:name="T417" style:family="text">
      <style:text-properties officeooo:rsid="00fcdace"/>
    </style:style>
    <style:style style:name="T418" style:family="text">
      <style:text-properties officeooo:rsid="00fdf1c7"/>
    </style:style>
    <style:style style:name="T419" style:family="text">
      <style:text-properties officeooo:rsid="00fe9901"/>
    </style:style>
    <style:style style:name="T420" style:family="text">
      <style:text-properties officeooo:rsid="011b4255"/>
    </style:style>
    <style:style style:name="T421" style:family="text">
      <style:text-properties officeooo:rsid="012378d0"/>
    </style:style>
    <style:style style:name="T422" style:family="text">
      <style:text-properties officeooo:rsid="012541bf"/>
    </style:style>
    <style:style style:name="T423" style:family="text">
      <style:text-properties officeooo:rsid="0125f854"/>
    </style:style>
    <style:style style:name="T424" style:family="text">
      <style:text-properties officeooo:rsid="01277697"/>
    </style:style>
    <style:style style:name="T425" style:family="text">
      <style:text-properties style:use-window-font-color="true" loext:opacity="0%"/>
    </style:style>
    <style:style style:name="T426" style:family="text">
      <style:text-properties style:use-window-font-color="true" loext:opacity="0%" style:text-outline="false" style:text-line-through-style="none" style:text-line-through-type="none" fo:font-style="normal" fo:text-shadow="none" style:text-underline-style="none" fo:font-weight="bold" fo:background-color="transparent" loext:char-shading-value="0" style:font-style-asian="normal" style:font-weight-asian="bold" style:font-weight-complex="bold" style:text-emphasize="none"/>
    </style:style>
    <style:style style:name="T427" style:family="text">
      <style:text-properties style:use-window-font-color="true" loext:opacity="0%" style:text-outline="false" style:text-line-through-style="none" style:text-line-through-type="none" fo:font-style="normal" fo:text-shadow="none" style:text-underline-style="none" fo:font-weight="normal" fo:background-color="transparent" loext:char-shading-value="0" style:font-style-asian="normal" style:font-weight-asian="normal" style:font-weight-complex="normal" style:text-emphasize="none"/>
    </style:style>
    <style:style style:name="T428" style:family="text">
      <style:text-properties style:use-window-font-color="true" loext:opacity="0%" style:text-outline="false" style:text-line-through-style="none" style:text-line-through-type="none" fo:font-style="normal" fo:text-shadow="none" style:text-underline-style="none" fo:font-weight="normal" officeooo:rsid="01277697" fo:background-color="transparent" loext:char-shading-value="0" style:font-style-asian="normal" style:font-weight-asian="normal" style:font-weight-complex="normal" style:text-emphasize="none"/>
    </style:style>
    <style:style style:name="T429" style:family="text">
      <style:text-properties style:use-window-font-color="true" loext:opacity="0%" style:text-outline="false" style:text-line-through-style="none" style:text-line-through-type="none" fo:font-style="normal" fo:text-shadow="none" style:text-underline-style="none" fo:font-weight="normal" officeooo:rsid="01a75159" fo:background-color="transparent" loext:char-shading-value="0" style:font-style-asian="normal" style:font-weight-asian="normal" style:font-weight-complex="normal" style:text-emphasize="none"/>
    </style:style>
    <style:style style:name="T430" style:family="text">
      <style:text-properties style:use-window-font-color="true" loext:opacity="0%" style:text-outline="false" style:text-line-through-style="none" style:text-line-through-type="none" fo:font-style="normal" fo:text-shadow="none" style:text-underline-style="none" fo:font-weight="normal" officeooo:rsid="01a8bafc" fo:background-color="transparent" loext:char-shading-value="0" style:font-style-asian="normal" style:font-weight-asian="normal" style:font-weight-complex="normal" style:text-emphasize="none"/>
    </style:style>
    <style:style style:name="T431" style:family="text">
      <style:text-properties style:use-window-font-color="true" loext:opacity="0%" style:text-outline="false" style:text-line-through-style="none" style:text-line-through-type="none" fo:font-style="normal" fo:text-shadow="none" style:text-underline-style="none" fo:font-weight="normal" officeooo:rsid="01a14413" fo:background-color="transparent" loext:char-shading-value="0" style:font-style-asian="normal" style:font-weight-asian="normal" style:font-weight-complex="normal" style:text-emphasize="none"/>
    </style:style>
    <style:style style:name="T432" style:family="text">
      <style:text-properties style:use-window-font-color="true" loext:opacity="0%" officeooo:rsid="014e2372"/>
    </style:style>
    <style:style style:name="T433" style:family="text">
      <style:text-properties officeooo:rsid="01296e41"/>
    </style:style>
    <style:style style:name="T434" style:family="text">
      <style:text-properties officeooo:rsid="0129dd67"/>
    </style:style>
    <style:style style:name="T435" style:family="text">
      <style:text-properties officeooo:rsid="012de9c6"/>
    </style:style>
    <style:style style:name="T436" style:family="text">
      <style:text-properties officeooo:rsid="012ed676"/>
    </style:style>
    <style:style style:name="T437" style:family="text">
      <style:text-properties officeooo:rsid="0132bfc3"/>
    </style:style>
    <style:style style:name="T438" style:family="text">
      <style:text-properties officeooo:rsid="0132f477"/>
    </style:style>
    <style:style style:name="T439" style:family="text">
      <style:text-properties officeooo:rsid="01332464"/>
    </style:style>
    <style:style style:name="T440" style:family="text">
      <style:text-properties officeooo:rsid="013475de"/>
    </style:style>
    <style:style style:name="T441" style:family="text">
      <style:text-properties officeooo:rsid="0138c946"/>
    </style:style>
    <style:style style:name="T442" style:family="text">
      <style:text-properties officeooo:rsid="013b04e1"/>
    </style:style>
    <style:style style:name="T443" style:family="text">
      <style:text-properties officeooo:rsid="013dc4b1"/>
    </style:style>
    <style:style style:name="T444" style:family="text">
      <style:text-properties officeooo:rsid="013e903b"/>
    </style:style>
    <style:style style:name="T445" style:family="text">
      <style:text-properties officeooo:rsid="01404cd4"/>
    </style:style>
    <style:style style:name="T446" style:family="text">
      <style:text-properties officeooo:rsid="014128e2"/>
    </style:style>
    <style:style style:name="T447" style:family="text">
      <style:text-properties officeooo:rsid="0143157a"/>
    </style:style>
    <style:style style:name="T448" style:family="text">
      <style:text-properties officeooo:rsid="0146311e"/>
    </style:style>
    <style:style style:name="T449" style:family="text">
      <style:text-properties officeooo:rsid="013cbc89"/>
    </style:style>
    <style:style style:name="T450" style:family="text">
      <style:text-properties officeooo:rsid="01482e34"/>
    </style:style>
    <style:style style:name="T451" style:family="text">
      <style:text-properties officeooo:rsid="0149bb07"/>
    </style:style>
    <style:style style:name="T452" style:family="text">
      <style:text-properties officeooo:rsid="0149e4da"/>
    </style:style>
    <style:style style:name="T453" style:family="text">
      <style:text-properties officeooo:rsid="014be568"/>
    </style:style>
    <style:style style:name="T454" style:family="text">
      <style:text-properties officeooo:rsid="014d11b3"/>
    </style:style>
    <style:style style:name="T455" style:family="text">
      <style:text-properties style:font-name="Times New Roman" fo:font-size="12pt" fo:background-color="transparent" loext:char-shading-value="0" style:font-size-asian="12pt" style:font-size-complex="12pt"/>
    </style:style>
    <style:style style:name="T456" style:family="text">
      <style:text-properties officeooo:rsid="00d55413"/>
    </style:style>
    <style:style style:name="T457" style:family="text">
      <style:text-properties officeooo:rsid="009095b3"/>
    </style:style>
    <style:style style:name="T458" style:family="text">
      <style:text-properties officeooo:rsid="00e2c036"/>
    </style:style>
    <style:style style:name="T459" style:family="text">
      <style:text-properties fo:background-color="transparent" loext:char-shading-value="0"/>
    </style:style>
    <style:style style:name="T460" style:family="text">
      <style:text-properties officeooo:rsid="006d6dbf" fo:background-color="transparent" loext:char-shading-value="0"/>
    </style:style>
    <style:style style:name="T461" style:family="text">
      <style:text-properties officeooo:rsid="0074196a" fo:background-color="transparent" loext:char-shading-value="0"/>
    </style:style>
    <style:style style:name="T462" style:family="text">
      <style:text-properties officeooo:rsid="0071e913" fo:background-color="transparent" loext:char-shading-value="0"/>
    </style:style>
    <style:style style:name="T463" style:family="text">
      <style:text-properties officeooo:rsid="00715bc8" fo:background-color="transparent" loext:char-shading-value="0"/>
    </style:style>
    <style:style style:name="T464" style:family="text">
      <style:text-properties officeooo:rsid="00b35d80" fo:background-color="transparent" loext:char-shading-value="0"/>
    </style:style>
    <style:style style:name="T465" style:family="text">
      <style:text-properties officeooo:rsid="016961dd" fo:background-color="transparent" loext:char-shading-value="0"/>
    </style:style>
    <style:style style:name="T466" style:family="text">
      <style:text-properties officeooo:rsid="018ebf3b" fo:background-color="transparent" loext:char-shading-value="0"/>
    </style:style>
    <style:style style:name="T467" style:family="text">
      <style:text-properties officeooo:rsid="00e8282a" fo:background-color="transparent" loext:char-shading-value="0"/>
    </style:style>
    <style:style style:name="T468" style:family="text">
      <style:text-properties officeooo:rsid="0098b6eb" fo:background-color="transparent" loext:char-shading-value="0"/>
    </style:style>
    <style:style style:name="T469" style:family="text">
      <style:text-properties officeooo:rsid="012541bf" fo:background-color="transparent" loext:char-shading-value="0"/>
    </style:style>
    <style:style style:name="T470" style:family="text">
      <style:text-properties officeooo:rsid="0125f854" fo:background-color="transparent" loext:char-shading-value="0"/>
    </style:style>
    <style:style style:name="T471" style:family="text">
      <style:text-properties officeooo:rsid="011cca6a" fo:background-color="transparent" loext:char-shading-value="0"/>
    </style:style>
    <style:style style:name="T472" style:family="text">
      <style:text-properties officeooo:rsid="01a6cb27" fo:background-color="transparent" loext:char-shading-value="0"/>
    </style:style>
    <style:style style:name="T473" style:family="text">
      <style:text-properties officeooo:rsid="0170249b"/>
    </style:style>
    <style:style style:name="T474" style:family="text">
      <style:text-properties officeooo:rsid="0172681f"/>
    </style:style>
    <style:style style:name="T475" style:family="text">
      <style:text-properties officeooo:rsid="017461f9"/>
    </style:style>
    <style:style style:name="T476" style:family="text">
      <style:text-properties officeooo:rsid="017658aa"/>
    </style:style>
    <style:style style:name="T477" style:family="text">
      <style:text-properties officeooo:rsid="0182cc78"/>
    </style:style>
    <style:style style:name="T478" style:family="text">
      <style:text-properties officeooo:rsid="01877a33"/>
    </style:style>
    <style:style style:name="T479" style:family="text">
      <style:text-properties officeooo:rsid="018be936"/>
    </style:style>
    <style:style style:name="T480" style:family="text">
      <style:text-properties officeooo:rsid="018c4ead"/>
    </style:style>
    <style:style style:name="T481" style:family="text">
      <style:text-properties officeooo:rsid="018e23b3"/>
    </style:style>
    <style:style style:name="T482" style:family="text">
      <style:text-properties officeooo:rsid="018ebf3b"/>
    </style:style>
    <style:style style:name="T483" style:family="text">
      <style:text-properties officeooo:rsid="0191192b"/>
    </style:style>
    <style:style style:name="T484" style:family="text">
      <style:text-properties officeooo:rsid="01916fe7"/>
    </style:style>
    <style:style style:name="T485" style:family="text">
      <style:text-properties officeooo:rsid="00f1bce2"/>
    </style:style>
    <style:style style:name="T486" style:family="text">
      <style:text-properties officeooo:rsid="01919b07"/>
    </style:style>
    <style:style style:name="T487" style:family="text">
      <style:text-properties officeooo:rsid="0192d954"/>
    </style:style>
    <style:style style:name="T488" style:family="text">
      <style:text-properties officeooo:rsid="019b1d84"/>
    </style:style>
    <style:style style:name="T489" style:family="text">
      <style:text-properties officeooo:rsid="01a14413"/>
    </style:style>
    <style:style style:name="T490" style:family="text">
      <style:text-properties officeooo:rsid="01a619ed"/>
    </style:style>
    <style:style style:name="T491" style:family="text">
      <style:text-properties officeooo:rsid="01a6cb27"/>
    </style:style>
    <style:style style:name="T492" style:family="text">
      <style:text-properties officeooo:rsid="01a75159"/>
    </style:style>
    <style:style style:name="T493" style:family="text">
      <style:text-properties officeooo:rsid="01a8baf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425cm" fo:text-indent="-0.635cm" fo:margin-left="1.42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6cm" fo:text-indent="-0.635cm" fo:margin-left="2.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95cm" fo:text-indent="-0.635cm" fo:margin-left="2.69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3cm" fo:text-indent="-0.635cm" fo:margin-left="3.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65cm" fo:text-indent="-0.635cm" fo:margin-left="3.96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cm" fo:text-indent="-0.635cm" fo:margin-left="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35cm" fo:text-indent="-0.635cm" fo:margin-left="5.2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7cm" fo:text-indent="-0.635cm" fo:margin-left="5.8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05cm" fo:text-indent="-0.635cm" fo:margin-left="6.5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4cm" fo:text-indent="-0.635cm" fo:margin-left="7.14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Corso: “Git &amp; Github Bootcamp” <text:span text:style-name="T364">di Colt Steele.</text:span></text:p>
      <text:p text:style-name="P60">In ogni sezione le slides <text:span text:style-name="T361">e l’indice dei video</text:span> sono all’inizio, mentre gli esercizi sono al termine.</text:p>
      <text:p text:style-name="P62"/>
      <text:p text:style-name="P78">Introduzione:</text:p>
      <text:p text:style-name="P78"/>
      <text:p text:style-name="P63"><text:span text:style-name="T279">GIT</text:span><text:span text:style-name="T400"> = </text:span><text:span text:style-name="T306">version control system</text:span><text:span text:style-name="T400"> / </text:span><text:span text:style-name="T306">version management tool</text:span><text:span text:style-name="T400">, che ci permette di tenere traccia dei cambiamenti fatti al nostro codice, senza perdere versioni precedenti. Ci consente di avere una </text:span><text:span text:style-name="T306">backup capability</text:span><text:span text:style-name="T400"> e tornare indietro a versioni precedenti del nostro codice. Normalmente con un <text:s/></text:span><text:span text:style-name="T401">documento di testo</text:span><text:span text:style-name="T400"> adotto il </text:span><text:span text:style-name="T306">multiple files approach</text:span><text:span text:style-name="T400">, che consiste nel salvare molteplici file, creare una copia dell’ultimo </text:span><text:span text:style-name="T402">file </text:span><text:span text:style-name="T400">salvato e iniziare cosi una nuova versione, finché non scrivo quella finale e definitiva. Se per i documenti di testo </text:span><text:span text:style-name="T403">questa </text:span><text:span text:style-name="T400">può essere una tecnica subottimale, ma comunque efficace, quando si tratta di codi</text:span><text:span text:style-name="T404">ng</text:span><text:span text:style-name="T400"> questo approccio è assolutamente insostenibile. Il </text:span><text:span text:style-name="T306">single file approach</text:span><text:span text:style-name="T400"> è sicuramente più efficiente, ma ha una grossa limitazione: se file finale ha qualche problema non possiamo tornare indietro alla versione precedente, poiché non è più disponibile. </text:span></text:p>
      <text:p text:style-name="P64"><text:span text:style-name="T400">Il </text:span><text:span text:style-name="T306">Version Management</text:span><text:span text:style-name="T400"> risolve le inefficienze di questi 2 approcci perché ci consente di lavorare su un’unico file, evitando cosi sprechi di memoria, ma con la possibilità di tornare indietro alle versioni precedenti, che non vengono perse e restano </text:span><text:span text:style-name="T401">cosi </text:span><text:span text:style-name="T400">disponibili. Git in particolare ci consente di controllare e tenere traccia dei cambiamenti di codice nel tempo. Git è uno strumento di version control </text:span><text:span text:style-name="T306">gratuito</text:span><text:span text:style-name="T400"> e </text:span><text:span text:style-name="T306">locale</text:span><text:span text:style-name="T400">, che viene scaricato e funziona direttamente sul proprio pc, non richiede né connesione internet né registrazione, e ci consente di tenere traccia dei cambiamenti fatti al codice, addirittura confrontando le diverse versioni </text:span><text:span text:style-name="T402">ed</text:span><text:span text:style-name="T400"> </text:span><text:span text:style-name="T402">evidenziando i cambiamenti</text:span><text:span text:style-name="T400">. Essere </text:span><text:span text:style-name="T306">locale</text:span><text:span text:style-name="T400"> al pc è </text:span><text:span text:style-name="T405">però</text:span><text:span text:style-name="T400"> un limite di Git: per esempio se perdo accesso a pc, o se colleghi </text:span><text:span text:style-name="T401">volessero</text:span><text:span text:style-name="T400"> lavorare sul mio codice, non po</text:span><text:span text:style-name="T401">trebbero</text:span><text:span text:style-name="T400"> farlo.</text:span><text:span text:style-name="T406"> </text:span><text:span text:style-name="T400">Gitbub risolve questa limitazione: è la più grande piattaforma di sviluppo software usata dai programmatori per i loro progetti. In particolare è un </text:span><text:span text:style-name="T306">cloud hosting e collaboration provider</text:span><text:span text:style-name="T400">, specificamente pensato per gli sviluppatori: un </text:span><text:span text:style-name="T406">webservice</text:span><text:span text:style-name="T400"> che consente di salvare </text:span><text:span text:style-name="T403">la git repository</text:span><text:span text:style-name="T400"> non sul pc locale, ma nel </text:span><text:span text:style-name="T407">cloud;</text:span><text:span text:style-name="T400"> permettendo cosi a più sviluppatori di lavorare sullo stesso codice </text:span><text:span text:style-name="T405">contemporaneamente, </text:span><text:span text:style-name="T406">ossia </text:span><text:span text:style-name="T307">in parallelo</text:span><text:span text:style-name="T400">. Possiamo definirla come una git repository </text:span><text:span text:style-name="T306">remota</text:span><text:span text:style-name="T400">. Git e Github sono quindi 2 servizi distinti, ma che </text:span><text:span text:style-name="T406">si combinano</text:span><text:span text:style-name="T400"> </text:span><text:span text:style-name="T403">perfettamente</text:span><text:span text:style-name="T400">, </text:span><text:span text:style-name="T406">tanto da essere</text:span><text:span text:style-name="T400"> usati in modo combinato da milioni di sviluppatori.</text:span></text:p>
      <text:p text:style-name="P61">Git nasce nel 2005 per iniziativa del geniale sviluppatore Linus Torvalds, e ha raggiunto oggi una quota di mercato version control system di circa il 95%: è infatti usata massicciamente non solo da<text:span text:style-name="T385">i</text:span> programmatori, ma sempre più anche da imprese <text:span text:style-name="T385">e</text:span> governi; <text:span text:style-name="T385">inol</text:span><text:span text:style-name="T386">t</text:span><text:span text:style-name="T385">re si</text:span> sta diffondendo anche in molti altri ambiti lavorativi non strettamente tecnologici come ad es. scienziati, <text:span text:style-name="T362">ricercatori,</text:span> ingegneri, scrittori, <text:span text:style-name="T362">designers,</text:span> musicist<text:span text:style-name="T362">i ecc...</text:span></text:p>
      <text:p text:style-name="P79">Setup</text:p>
      <text:p text:style-name="P56">Git può essere usato in 2 modi:</text:p>
      <text:list xml:id="list45941682" text:style-name="WWNum1">
        <text:list-item>
          <text:p text:style-name="P83"><text:span text:style-name="T231">con il </text:span><text:span text:style-name="T254">terminal</text:span><text:span text:style-name="T231">: <text:s/>git infatti è nato ed è tuttora pensato principalmente come strumento da usare con la riga di comando, e di conseguenza tutta la documentazione e le risorse online si basano su di essa. In particolare ad ogni programmatore professionista è specificamente richiesto </text:span><text:span text:style-name="T232">(</text:span><text:span text:style-name="T233">“</text:span><text:span text:style-name="T257">must have</text:span><text:span text:style-name="T233">”</text:span><text:span text:style-name="T232">) </text:span><text:span text:style-name="T231">l’uso di git da riga di comando</text:span><text:span text:style-name="T233">!</text:span></text:p>
        </text:list-item>
        <text:list-item>
          <text:p text:style-name="P83"><text:span text:style-name="T231">con una </text:span><text:span text:style-name="T254">gui </text:span><text:span text:style-name="T239">(“graphical use</text:span><text:span text:style-name="T234">r</text:span><text:span text:style-name="T239"> interface”)</text:span><text:span text:style-name="T231">: esistono molte interfaccie </text:span><text:span text:style-name="T239">utente</text:span><text:span text:style-name="T231"> grafiche con cui si pu</text:span><text:span text:style-name="T248">ò</text:span><text:span text:style-name="T231"> usare git, alcune sono gratuite, altre a pagamento. Inter</text:span><text:span text:style-name="T249">f</text:span><text:span text:style-name="T231">accia grafica è molto più user-friendly, perché consente di usare git senza conoscere i comandi unix e di </text:span><text:span text:style-name="T256">visualizzare meglio</text:span><text:span text:style-name="T231"> le operazioni fatte; ma ha significativi svantaggi: ogni interfaccia funziona diversamente dalle altre, è molto meno produttiva (</text:span><text:span text:style-name="T251">in termini di </text:span><text:span text:style-name="T231">tempo) rispetto a</text:span><text:span text:style-name="T249">lla</text:span><text:span text:style-name="T231"> linea di comando, e probabilmente non è in grado di svolgere operazioni complesse, possibili solo </text:span><text:soft-page-break/><text:span text:style-name="T231">da terminal. Per un programmatore professionista che usa il terminal, </text:span><text:span text:style-name="T250">gui </text:span><text:span text:style-name="T231">può comunque essere utile </text:span><text:span text:style-name="T239">a livello grafico, </text:span><text:span text:style-name="T250">in particolare</text:span><text:span text:style-name="T239"> </text:span><text:span text:style-name="T231">per visualizzare meglio il workflow.</text:span></text:p>
        </text:list-item>
      </text:list>
      <text:p text:style-name="P63"><text:span text:style-name="T254">Installazione</text:span><text:span text:style-name="T231">: scarico versione </text:span><text:span text:style-name="T234">di git per</text:span><text:span text:style-name="T231"> windows 64 bit, seleziono VSC come default editor, lascio opzioni di default e al termine dell’installazione seleziono “Launch Git Bash”. Con comando git -</text:span><text:span text:style-name="T235">2</text:span><text:span text:style-name="T231">version verifichiamo se git è installato. </text:span><text:span text:style-name="T254">Git Bash</text:span><text:span text:style-name="T231"> è applicazione che stiamo usando. Configuro nome e</text:span><text:span text:style-name="T235">d</text:span><text:span text:style-name="T231"> e-mail.</text:span></text:p>
      <text:p text:style-name="P63"><text:span text:style-name="T231">Installiamo gui </text:span><text:span text:style-name="T254">GitKraken</text:span><text:span text:style-name="T231">: tutte funzioni di base che ci interessano, soprattutto per visualizzare </text:span><text:span text:style-name="T236">il</text:span><text:span text:style-name="T231"> workflow, sono gratuite. Mi loggo con l’account di GitHub. </text:span><text:span text:style-name="T234">Gui alternative a GitKraken sono: Github Desktop, Tower, SourceTree e Ungit.</text:span></text:p>
      <text:p text:style-name="P57"/>
      <text:p text:style-name="P79"><text:span text:style-name="T358">GIT </text:span>Workflow:</text:p>
      <text:p text:style-name="P65"><text:span text:style-name="T254">Repository</text:span><text:span text:style-name="T231">: deposito </text:span><text:span text:style-name="T256">locale</text:span><text:span text:style-name="T231"> specifico di Git, con una propria storia </text:span><text:span text:style-name="T237">distinta da quella di altre repo.</text:span><text:span text:style-name="T231"> Repository creata all’interno di una directory controlla tutti i cambiamenti che avvengono al suo interno; quindi anche all’interno di cartelle “discendenti” (sub-folders) della </text:span><text:span text:style-name="T238">root </text:span><text:span text:style-name="T231">directory. </text:span></text:p>
      <text:p text:style-name="P65"><text:span text:style-name="T254">BP</text:span><text:span text:style-name="T231">: per questo motivo, anche se tecnicamente possibile, è assolutamente sconsigliato inizializzare una repository git all’interno di un’altra repository git. Per essere sicuri di non essere già all’interno di un’altra git repository quando si vuole crearne una si usa comando git status. Come </text:span><text:span text:style-name="T254">BP</text:span><text:span text:style-name="T231"> la scelta ottimale è avere una git repository </text:span><text:span text:style-name="T252">nella cartella più esterna di </text:span><text:span text:style-name="T231">ogni singolo progetto.</text:span></text:p>
      <text:p text:style-name="P63"><text:span text:style-name="T254">Committing</text:span><text:span text:style-name="T231">: è diverso dal salvataggio di un file: non sto salvando i cambiamenti fatti ad un singolo file, ma quelli fatti potenzialmente a più file e cartelle. E’ concettualmente simile al salvataggio in un videogame, con cui creo un checkpoint/savepoint che posso recuperare in seguito. </text:span><text:span text:style-name="T239">E’ come un</text:span><text:span text:style-name="T238">a</text:span><text:span text:style-name="T239"> snapshot </text:span><text:span text:style-name="T238">(</text:span><text:span text:style-name="T239">“istantanea”</text:span><text:span text:style-name="T238">)</text:span><text:span text:style-name="T239"> del mio progetto, </text:span><text:span text:style-name="T238">fatta </text:span><text:span text:style-name="T239">in quello specifico momento.</text:span><text:span text:style-name="T231"> </text:span></text:p>
      <text:p text:style-name="P56">Vanno teoricamente distinte 3 aree:</text:p>
      <text:list xml:id="list2643135549" text:style-name="WWNum2">
        <text:list-item>
          <text:p text:style-name="P84"><text:span text:style-name="T254">Working directory</text:span><text:span text:style-name="T231">: cartella in cui concretamente lavoro ed effettuo cambiamenti</text:span></text:p>
        </text:list-item>
        <text:list-item>
          <text:p text:style-name="P85"><text:span text:style-name="T254">Staging Area</text:span><text:span text:style-name="T231">: letteralmente “area di sosta”. E’ un’area virtuale, quindi non una cartella fisicamente presente nel pc, in cui aggiungiamo cambiamenti che vogliamo includere nel commit, </text:span><text:span text:style-name="T240">e cosi facendo aggiungerli alla repository.</text:span></text:p>
        </text:list-item>
        <text:list-item>
          <text:p text:style-name="P85"><text:span text:style-name="T255">Repository</text:span><text:span text:style-name="T240">: cartella .git nascosta</text:span></text:p>
        </text:list-item>
      </text:list>
      <text:p text:style-name="P56">Il committing workflow si compone di 2 fasi:</text:p>
      <text:list xml:id="list448337319" text:style-name="WWNum3">
        <text:list-item>
          <text:p text:style-name="P86"><text:span text:style-name="T254">adding</text:span><text:span text:style-name="T231">: con cui aggiungo alla staging area file o cartelle </text:span><text:span text:style-name="T238">nuovi o </text:span><text:span text:style-name="T231">modificati che voglio includere nel commit. Posso aggiungere singolo file, o più files </text:span><text:span text:style-name="T241">specifici;</text:span><text:span text:style-name="T231"> oppure inviare nella staging area automaticamente tutti i files che hanno avuto modifiche, o che risulta</text:span><text:span text:style-name="T237">n</text:span><text:span text:style-name="T231">o non tracciati </text:span><text:span text:style-name="T242">(nuovi)</text:span></text:p>
        </text:list-item>
        <text:list-item>
          <text:p text:style-name="P86"><text:span text:style-name="T254">committing</text:span><text:span text:style-name="T231">: comando finale per </text:span><text:span text:style-name="T237">creare</text:span><text:span text:style-name="T231"> il savepoint all’interno della repository, cui allego un messaggio in cui sintetizzo i cambiamenti effettuati</text:span></text:p>
        </text:list-item>
      </text:list>
      <text:p text:style-name="P63"><text:span text:style-name="T254">BP</text:span><text:span text:style-name="T231">: usare comando </text:span><text:span text:style-name="T254">git status</text:span><text:span text:style-name="T231"> che distingue esplicitamente tra file non tracciato/nuovo, e file </text:span><text:span text:style-name="T237">tracciato ma</text:span><text:span text:style-name="T231"> modificato, per verificare quali cambiamenti sono stati staged e quali no.</text:span></text:p>
      <text:p text:style-name="P63"><text:span text:style-name="T254">BP</text:span><text:span text:style-name="T231">: a livello professionale è necessario fare “</text:span><text:span text:style-name="T254">atomic commits</text:span><text:span text:style-name="T231">” ossia commits specifici relativi ad un particolare tipo di cambiamento o compito, in modo che siano il più possibile “irriducibili”. E’ assolutamente sconsigliato infatti fare commits con cambiamenti multipli, o con troppi cambiamenti, perché se bisogna tornare indietro a commit precedente tutto questo lavoro viene </text:span><text:soft-page-break/><text:span text:style-name="T231">perso. E’ invece molto più produttivo e funzionale poter tornare indietro a versione precedente, </text:span><text:span text:style-name="T243">rimuovendo</text:span><text:span text:style-name="T231"> </text:span><text:span text:style-name="T243">unicamente</text:span><text:span text:style-name="T231"> il singolo cambiamento che non si desidera mantenere, </text:span><text:span text:style-name="T244">salvando cosi tutto il resto del lavoro. </text:span><text:span text:style-name="T253">C</text:span><text:span text:style-name="T243">osa </text:span><text:span text:style-name="T245">invece </text:span><text:span text:style-name="T243">non possibile se si includono cambiamenti multipli nello stesso commit.</text:span></text:p>
      <text:p text:style-name="P63"><text:span text:style-name="T254">BP</text:span><text:span text:style-name="T231">: nei messaggi di </text:span><text:span text:style-name="T244">commit</text:span><text:span text:style-name="T231"> usare </text:span><text:span text:style-name="T256">tempo presente e imperativo</text:span><text:span text:style-name="T231">! Cambiare modalità solo se azienda o team di lavoro lo richiedono. Scrivere una prima riga riassuntiva, e </text:span><text:span text:style-name="T246">successivamen</text:span><text:span text:style-name="T242">te</text:span><text:span text:style-name="T246"> </text:span><text:span text:style-name="T231">a capo tutto un paragrafo di ulteriori dettagli.</text:span></text:p>
      <text:p text:style-name="P2"><text:span text:style-name="T258">Documentazione</text:span><text:span text:style-name="T259">: link è </text:span><text:a xlink:type="simple" xlink:href="https://git-scm.com/doc" text:style-name="Internet_20_link" text:visited-style-name="Visited_20_Internet_20_Link"><text:span text:style-name="Internet_20_link"><text:span text:style-name="T259">https://git-scm.com/doc</text:span></text:span></text:a><text:span text:style-name="T259"> </text:span></text:p>
      <text:p text:style-name="P63"><text:span text:style-name="T231">C’è sia il </text:span><text:span text:style-name="T256">reference manual</text:span><text:span text:style-name="T231"> che è quello ufficiale ed estremamente ricco di dettagli; sia il </text:span><text:span text:style-name="T230">pro book</text:span><text:span text:style-name="T231"> che è più coinciso e user-friendly, </text:span><text:span text:style-name="T247">con grafici di supporto.</text:span></text:p>
      <text:p text:style-name="P63"><text:span text:style-name="T261">GitKraken</text:span>: Apro repository selezionando cartella in cui è stata creata, seguendo questo percorso: <text:span text:style-name="T1">File → Open Repo → Open a repository → seleziono cartella (master/</text:span><text:span text:style-name="T10">main</text:span><text:span text:style-name="T1">) con repository. Sulla destra c’è sidebar con unstaged files, differenziati tra file </text:span><text:span text:style-name="T11">untracked/</text:span><text:span text:style-name="T1">nuovi </text:span><text:span text:style-name="T47">(+ davanti)</text:span><text:span text:style-name="T1"> e modificati </text:span><text:span text:style-name="T47">(matita davanti).</text:span><text:span text:style-name="T1"> Posso includere tutti i cambiamenti o solo alcuni che seleziono </text:span><text:span text:style-name="T2">e invio </text:span><text:span text:style-name="T47">a</text:span><text:span text:style-name="T1">lla stag</text:span><text:span text:style-name="T12">ing</text:span><text:span text:style-name="T1"> area; </text:span><text:span text:style-name="T2">infine </text:span><text:span text:style-name="T1">in basso scrivo messaggio per commit.</text:span></text:p>
      <text:p text:style-name="P66"><text:span text:style-name="T101">Amending</text:span><text:span text:style-name="T1">: Per modificare esclusivamente il </text:span><text:span text:style-name="T2">singolo </text:span><text:span text:style-name="T1">commit </text:span><text:span text:style-name="T131">immediatamente precedente</text:span><text:span text:style-name="T1">. </text:span><text:span text:style-name="T49">Non crea un nuovo commit, ma si limita a correggere il precedente.</text:span><text:span text:style-name="T1"> </text:span><text:span text:style-name="T13">Fa aprire schermata VSC con messaggio del commit. </text:span><text:span text:style-name="T11">Utile in particolare </text:span><text:span text:style-name="T48">in 2 casi: </text:span></text:p>
      <text:list xml:id="list3190517609" text:style-name="L1">
        <text:list-item>
          <text:p text:style-name="P87"><text:span text:style-name="T11">se ho dimenticato di includere un file o cartella → </text:span><text:span text:style-name="T49">nel caso dovrò prima aggiungere file o cartella alla staging area, e solo dopo usare comando git commit --amend</text:span></text:p>
        </text:list-item>
        <text:list-item>
          <text:p text:style-name="P119">se c’è un’errore di battitura (typo) nel messaggio</text:p>
        </text:list-item>
      </text:list>
      <text:p text:style-name="P63"><text:span text:style-name="T101">gitignore</text:span><text:span text:style-name="T1">: possiamo specificare a git quali file o cartelle ignorare. Per esempio file con informazioni segrete/riservate, files del sistema operativo, log files, o infine dependencies/packages del progetto software che stiamo sviluppando. Per farlo bisogna creare un </text:span><text:span text:style-name="T131">file</text:span><text:span text:style-name="T1"> denominato </text:span><text:span text:style-name="T131">.gitignore</text:span><text:span text:style-name="T1"> all’interno della repository (preferibilmente nella root), e specificare cosa ignorare: </text:span></text:p>
      <text:list xml:id="list1032221004" text:style-name="WWNum4">
        <text:list-item>
          <text:p text:style-name="P120">.DS_Store ingnorerà file <text:span text:style-name="T363">specifico </text:span>denominato .DS_Store</text:p>
        </text:list-item>
        <text:list-item>
          <text:p text:style-name="P120">folderName/ ignorerà un’intera directory: <text:span text:style-name="T363">notare / finale per distingere directory da file</text:span></text:p>
        </text:list-item>
        <text:list-item>
          <text:p text:style-name="P120">*.log ignorerà ogni file con estensione .log</text:p>
        </text:list-item>
      </text:list>
      <text:p text:style-name="P2"><text:span text:style-name="T215">File .gitignore va ovviamente aggiunto alla staging area e committato, poiché git deve esserne a conoscenza per poterlo utilizzare. </text:span><text:span text:style-name="T211">A livello professionale </text:span><text:span text:style-name="T212">e </text:span><text:span text:style-name="T211">in progetti complessi ci sono molti file e cartelle da scrivere nel file .gitignore. Un aiuto lo possiamo avere a questo link, in cui </text:span><text:span text:style-name="T212">dopo aver selezionato</text:span><text:span text:style-name="T211"> la tecnologia su cui stiamo lavorando, avremo un’elen</text:span><text:span text:style-name="T213">c</text:span><text:span text:style-name="T211">o preliminare </text:span><text:span text:style-name="T213">utile</text:span><text:span text:style-name="T211"> <text:s/>di <text:s/>elementi da includere nel </text:span><text:span text:style-name="T214">file</text:span><text:span text:style-name="T211"> gitignore: </text:span><text:span text:style-name="Internet_20_link"><text:span text:style-name="T211">https://www.toptal.com/developers/gitignore</text:span></text:span></text:p>
      <text:p text:style-name="P63"><text:span text:style-name="T101">Branch</text:span><text:span text:style-name="T102">ing</text:span><text:span text:style-name="T1">: ogni commit ha un hash univoco e </text:span><text:span text:style-name="T14">almeno</text:span><text:span text:style-name="T1"> una referenza al commit precedente </text:span><text:span text:style-name="T14">(parent)</text:span><text:span text:style-name="T1">. In un team professionale di programmatori ciascuno lavora ad un parte specifica del progetto, tuttavia i cambiamenti operati da un programmatore potrebbero causare problemi al codice su cui stanno lavorando gli altri. Per consentire al team di programmatori di </text:span><text:span text:style-name="T131">lavorare in parallelo</text:span><text:span text:style-name="T1">, è necessario che ciascuno di loro lavori in un contesto separato, cosi da non </text:span><text:span text:style-name="T15">generare</text:span><text:span text:style-name="T1"> problemi al codice degli altri. </text:span><text:span text:style-name="T101">Branch</text:span><text:span text:style-name="T1"> è concettualmente simile</text:span><text:span text:style-name="T16"> </text:span><text:span text:style-name="T1">a</text:span><text:span text:style-name="T16">d una</text:span><text:span text:style-name="T1"> </text:span><text:span text:style-name="T131">linea temporale alternativa</text:span><text:span text:style-name="T1">, è uno spazio virtuale in cui poter lavorare parallelamente ai colleghi senza interferenze reciproche nei rispettivi codici. Ogni branch (letteralmente “ram</text:span><text:span text:style-name="T50">o</text:span><text:span text:style-name="T1">”) è infatti isolato dagli altri, quindi apportando modifiche ad un branch, il codice degli altri non subisce alcun effetto, a meno che non si decida volontariamente di combinarli attraverso un </text:span><text:span text:style-name="T101">merge</text:span><text:span text:style-name="T1">. </text:span></text:p>
      <text:p text:style-name="P63"><text:soft-page-break/><text:span text:style-name="T1">In git ci troviamo sempre all’interno di un branch. </text:span><text:span text:style-name="T59">Branch iniziale di default è tecnicamente chiamato </text:span><text:span text:style-name="T101">master</text:span><text:span text:style-name="T59">, </text:span><text:span text:style-name="T1">e viene indicato nel git bash come (master). Dal 2020 Github ha ridenominato il default branch da “master” a “main”. A livello professionale generalmente si considera il master branch come quello principale/</text:span><text:span text:style-name="T14">ufficiale</text:span><text:span text:style-name="T1"> dell’intero progetto. <text:s/></text:span><text:span text:style-name="T50">Ogni branch</text:span><text:span text:style-name="T1"> </text:span><text:span text:style-name="T14">di default</text:span><text:span text:style-name="T1"> punta a</text:span><text:span text:style-name="T50">ll’</text:span><text:span text:style-name="T1">ultimo commit del </text:span><text:span text:style-name="T50">proprio</text:span><text:span text:style-name="T1"> ramo.</text:span></text:p>
      <text:p text:style-name="P37"><text:span text:style-name="T290">Head</text:span><text:span text:style-name="T459"> è una sorta di </text:span><text:span text:style-name="T317">segnalibro</text:span><text:span text:style-name="T459">, </text:span><text:span text:style-name="T460">più tecnicamente</text:span><text:span text:style-name="T459"> un </text:span><text:span text:style-name="T317">puntatore al </text:span><text:span text:style-name="T318">singolo</text:span><text:span text:style-name="T317"> </text:span><text:span text:style-name="T319">branch</text:span><text:span text:style-name="T317"> corrente</text:span><text:span text:style-name="T459"> all’interno della repository, </text:span><text:span text:style-name="T460">il quale a sua volta punta all</text:span><text:span text:style-name="T461">a</text:span><text:span text:style-name="T460"> specifi</text:span><text:span text:style-name="T461">ca funzione di hash che referenzia l’ultimo</text:span><text:span text:style-name="T460"> commit </text:span><text:span text:style-name="T461">di quel branch</text:span><text:span text:style-name="T460">.</text:span><text:span text:style-name="T459"> Facendo git log </text:span><text:span text:style-name="T460">appare chiaramente</text:span><text:span text:style-name="T459"> head che punta allo specifico branch. </text:span><text:span text:style-name="T291">NB</text:span><text:span text:style-name="T462">: è</text:span><text:span text:style-name="T463"> estremamente importante prestare attenzione al punto preciso </text:span><text:span text:style-name="T464">(commit) </text:span><text:span text:style-name="T462">da cui</text:span><text:span text:style-name="T463"> creiamo il nuovo branch, </text:span><text:span text:style-name="T464">poiché </text:span><text:span text:style-name="T465">farà parte anche dei commits del nuovo branch, cosi come tutti quelli precedenti del branch dal quale abbiamo creato quello nuovo.</text:span></text:p>
      <text:p text:style-name="P39">Creare un nuovo branch è una cosa diversa rispetto al muoversi sul nuovo branch, ossia fare in modo che head punti a nuovo branch. Principali comandi git bash per i<text:span text:style-name="T383">l</text:span> branch<text:span text:style-name="T383">ing</text:span>:</text:p>
      <text:list xml:id="list2013938828" text:style-name="WWNum5">
        <text:list-item>
          <text:p text:style-name="P88"><text:span text:style-name="T101">git branch</text:span><text:span text:style-name="T1">: visualizzo tutti i branch della repository. </text:span><text:span text:style-name="T15">Branch corrente è </text:span><text:span text:style-name="T17">indicato</text:span><text:span text:style-name="T15"> con *</text:span></text:p>
        </text:list-item>
        <text:list-item>
          <text:p text:style-name="P88"><text:span text:style-name="T101">git branch branch_name</text:span><text:span text:style-name="T1">: creo</text:span><text:span text:style-name="T53"> un unico</text:span><text:span text:style-name="T1"> </text:span><text:span text:style-name="T131">nuov</text:span><text:span text:style-name="T134">o</text:span><text:span text:style-name="T1"> branch, dando</text:span><text:span text:style-name="T17">gli</text:span><text:span text:style-name="T1"> un nome, </text:span><text:span text:style-name="T17">senza però spostarmi</text:span></text:p>
        </text:list-item>
        <text:list-item>
          <text:p text:style-name="P88"><text:span text:style-name="T101">git switch branch_name</text:span><text:span text:style-name="T1">: mi sposto su nuov</text:span><text:span text:style-name="T17">o</text:span><text:span text:style-name="T1"> branch </text:span><text:span text:style-name="T14">già creat</text:span><text:span text:style-name="T17">o</text:span><text:span text:style-name="T14"> in precedenza </text:span><text:span text:style-name="T1">=&gt; head punta a nuo</text:span><text:span text:style-name="T17">vo</text:span><text:span text:style-name="T1"> branch_name</text:span></text:p>
        </text:list-item>
        <text:list-item>
          <text:p text:style-name="P89"><text:span text:style-name="T101">git checkout branch-name</text:span><text:span text:style-name="T1">: comando alternativo a switch per spostarmi su nuova branch. </text:span><text:span text:style-name="T2">E’</text:span><text:span text:style-name="T1"> </text:span><text:span text:style-name="T103">BP</text:span><text:span text:style-name="T1"> non usarlo, dato che checkout serve anche ad altro, </text:span><text:span text:style-name="T18">e quindi ci si può confondere.</text:span></text:p>
        </text:list-item>
        <text:list-item>
          <text:p text:style-name="P88"><text:span text:style-name="T101">git switch -c branch_name</text:span><text:span text:style-name="T1">: creo e mi sposto su nuova branch; </text:span><text:span text:style-name="T51">fa le 2 cose contemporaneamente</text:span></text:p>
        </text:list-item>
        <text:list-item>
          <text:p text:style-name="P90"><text:span text:style-name="T123">git checkout -b branch_name</text:span><text:span text:style-name="T2">: comando alternativo a switch -c per creare e </text:span><text:span text:style-name="T18">contemporaneamente </text:span><text:span text:style-name="T2">spostarmi su nuova branch. E’ </text:span><text:span text:style-name="T103">BP</text:span><text:span text:style-name="T2"> non usarlo, dato che checkout serve anche ad altro, </text:span><text:span text:style-name="T18">e quindi ci si può confondere.</text:span></text:p>
        </text:list-item>
        <text:list-item>
          <text:p text:style-name="P88"><text:span text:style-name="T101">git branch -d/</text:span><text:span text:style-name="T104">D</text:span><text:span text:style-name="T101"> branch_name</text:span><text:span text:style-name="T1">: elimino branch </text:span><text:span text:style-name="T131">non</text:span><text:span text:style-name="T1"> corrente. </text:span><text:span text:style-name="T118">NB</text:span><text:span text:style-name="T52">: p</text:span><text:span text:style-name="T19">er farlo devo prima spostarmi su un branch </text:span><text:span text:style-name="T51">diverso da quello che voglio eliminare</text:span></text:p>
        </text:list-item>
        <text:list-item>
          <text:p text:style-name="P88"><text:span text:style-name="T101">git branch -m new_name</text:span><text:span text:style-name="T1">: rinomino branch corrente</text:span></text:p>
        </text:list-item>
      </text:list>
      <text:p text:style-name="P39"><text:span text:style-name="T274">NB:</text:span><text:span text:style-name="T475"> </text:span>Se voglio cambiare branch <text:span text:style-name="T293">in presenza di “unstaged changes”</text:span>, <text:span text:style-name="T476">oppure di cambiamenti staged ma uncommitted, </text:span>possono verificarsi 2 diverse situazioni:</text:p>
      <text:list xml:id="list2661046119" text:style-name="WWNum6">
        <text:list-item>
          <text:p text:style-name="P91"><text:span text:style-name="T1">in caso di </text:span><text:span text:style-name="T131">conflitto</text:span><text:span text:style-name="T1"> tra la versione modificata </text:span><text:span text:style-name="T18">del branch corrente,</text:span><text:span text:style-name="T1"> e quella </text:span><text:span text:style-name="T18">del branch in cui voglio spostarmi,</text:span><text:span text:style-name="T1"> git produce un messaggio d’errore. Ci sono solo 2 opzioni: committare cambiamenti o </text:span><text:span text:style-name="T131">stashing</text:span><text:span text:style-name="T1">.</text:span></text:p>
        </text:list-item>
        <text:list-item>
          <text:p text:style-name="P91"><text:span text:style-name="T1">in caso di </text:span><text:span text:style-name="T131">non conflitto</text:span><text:span text:style-name="T1"> git ci permetterà di cambiare </text:span><text:span text:style-name="T18">branch</text:span><text:span text:style-name="T1">, ma unstaged files ci seguiranno.</text:span></text:p>
        </text:list-item>
      </text:list>
      <text:p text:style-name="P67"><text:span text:style-name="T101">Merging</text:span><text:span text:style-name="T1">: <text:s/></text:span><text:span text:style-name="T2">letteralmente “fusione” che</text:span><text:span text:style-name="T3"> avviene </text:span><text:span text:style-name="T4">sempre</text:span><text:span text:style-name="T3"> in base a</text:span><text:span text:style-name="T5">lla </text:span><text:span text:style-name="T132">posizione corrente</text:span><text:span text:style-name="T5"> di </text:span><text:span text:style-name="T3">head. Si combinano 2 branch, non gli specifici commit. Primo </text:span><text:span text:style-name="T4">step</text:span><text:span text:style-name="T3"> è spostarsi su</text:span><text:span text:style-name="T6">l</text:span><text:span text:style-name="T3"> </text:span><text:span text:style-name="T133">receiving branch</text:span><text:span text:style-name="T3">, in modo che sia puntato da head. </text:span><text:span text:style-name="T5">Dopo il merge, sia il branch combinato, che quello ricevente, continu</text:span><text:span text:style-name="T4">eranno</text:span><text:span text:style-name="T5"> ad esistere distintamente. </text:span><text:span text:style-name="T4">Sono p</text:span><text:span text:style-name="T3">ossibili diverse situazioni:</text:span></text:p>
      <text:list xml:id="list3153843992" text:style-name="L2">
        <text:list-item>
          <text:p text:style-name="P92"><text:soft-page-break/><text:span text:style-name="T120">f</text:span><text:span text:style-name="T121">ast forward merge</text:span><text:span text:style-name="T3">: situazione più semplice: abbiamo 2 branch, 1 de</text:span><text:span text:style-name="T7">i</text:span><text:span text:style-name="T3"> 2 con ulteriori commits </text:span><text:span text:style-name="T8">rispetto all’altr</text:span><text:span text:style-name="T7">o</text:span><text:span text:style-name="T8">. </text:span><text:span text:style-name="T4">Semplicemente si porta avanti il branch più arretrato, senza alcun potenziale conflitto. </text:span><text:span text:style-name="T9">Non viene generato alcun nuovo commit.</text:span></text:p>
        </text:list-item>
        <text:list-item>
          <text:p text:style-name="P116"><text:span text:style-name="T128">n</text:span><text:span text:style-name="T129">on forward merge</text:span><text:span text:style-name="T92">: e</text:span><text:span text:style-name="T91">ntrambi i branch hanno ulteriori commit, </text:span><text:span text:style-name="T93">di conseguenza potrebbe p</text:span><text:span text:style-name="T91">otenzialmente crea</text:span><text:span text:style-name="T93">rsi</text:span><text:span text:style-name="T91"> un conflitto. Git genera un </text:span><text:span text:style-name="T127">merge commit</text:span><text:span text:style-name="T91">, ossia una </text:span><text:span text:style-name="T144">nuovo</text:span><text:span text:style-name="T91"> commit comune ad entrambi i branch. Merge commit avrà 2 parents invece di </text:span><text:span text:style-name="T92">uno</text:span><text:span text:style-name="T91"> solo, come avviene per tutti gli altri commit. </text:span><text:span text:style-name="T92">Se modifiche riguardano files diversi, </text:span><text:span text:style-name="T93">oppure</text:span><text:span text:style-name="T94"> gli stessi file </text:span><text:span text:style-name="T93">m</text:span><text:span text:style-name="T94">a </text:span><text:span text:style-name="T93">in </text:span><text:span text:style-name="T94">righe diverse,</text:span><text:span text:style-name="T92"> non ci sarà </text:span><text:span text:style-name="T93">alcun</text:span><text:span text:style-name="T92"> conflitto e basterà scrivere/confermare messaggio in VCS. </text:span><text:span text:style-name="T93">In caso contrario</text:span><text:span text:style-name="T92"> </text:span><text:span text:style-name="T95">git mi notifica che ci sono conflitti, </text:span><text:span text:style-name="T93">indicandomi esattamente in quali files. Per procedere devo aprire i files e risolvere il conflitto </text:span><text:span text:style-name="T96">manualmente</text:span><text:span text:style-name="T93">. Aprendo file visualizzo entrambe le versioni, separate da appositi marcatori: </text:span><text:span text:style-name="T97">&lt;&lt;&lt;&lt;&lt;&lt;&lt; current change ======= incoming change &gt;&gt;&gt;&gt;&gt;&gt;&gt; </text:span><text:span text:style-name="T93">Posso scegliere una delle 2 versioni, tenerle entrambe, oppure crearne una totalmente nuova (spesso è necessario aggiungere nuovo codice, </text:span><text:span text:style-name="T98">e/</text:span><text:span text:style-name="T93">o commenti). Dopo aver definito </text:span><text:span text:style-name="T99">la </text:span><text:span text:style-name="T93">versione finale cancello </text:span><text:span text:style-name="T99">i </text:span><text:span text:style-name="T93">marcatori di conflitto e salvo. Faccio lo stesso per tutti gli altri file in cui risultano conflitti; e infine li aggiungo alla staging area e li committo. </text:span><text:span text:style-name="T96">In VSC sopra ai marcatori di conflitto del file ci sono opzioni per scegliere di default una delle </text:span><text:span text:style-name="T100">2</text:span><text:span text:style-name="T96"> opzioni, tenere entrambe o infine compararle. </text:span><text:span text:style-name="T130">BP</text:span><text:span text:style-name="T96">: se possibile è sempre preferibile usare queste opzioni piuttosto che intervenire manualmente, dato che c’è meno probabilità di commettere errori.</text:span></text:p>
        </text:list-item>
      </text:list>
      <text:p text:style-name="P40"><text:span text:style-name="T261">Diffing</text:span>: <text:span text:style-name="T326">git ci offre la possibilità di visualizzare i cambiamenti tra diversi commits, branches, files, la nostra working directory e </text:span><text:span text:style-name="T473">la staging area e</text:span><text:span text:style-name="T326"> </text:span><text:span text:style-name="T332">cosi via. </text:span><text:span text:style-name="T326">Comando </text:span><text:span text:style-name="T331">di riferimento è</text:span><text:span text:style-name="T326"> </text:span><text:span text:style-name="T264">git diff</text:span><text:span text:style-name="T326">: </text:span><text:span text:style-name="T331">n</text:span><text:span text:style-name="T326">on produce cambiamenti al codice, è un comando </text:span><text:span text:style-name="T332">puramente</text:span><text:span text:style-name="T326"> informati</text:span><text:span text:style-name="T331">v</text:span><text:span text:style-name="T326">o, </text:span><text:span text:style-name="T331">cosi </text:span><text:span text:style-name="T326">come git status e git log. </text:span></text:p>
      <text:p text:style-name="P40"><text:span text:style-name="T295">Output</text:span><text:span text:style-name="T326"> </text:span><text:span text:style-name="T332">di git diff </text:span><text:span text:style-name="T326">non </text:span><text:span text:style-name="T332">è </text:span><text:span text:style-name="T326">semplicissimo da leggere: </text:span></text:p>
      <text:list xml:id="list4220736412" text:style-name="L3">
        <text:list-item>
          <text:p text:style-name="P93"><text:span text:style-name="T20">la </text:span><text:span text:style-name="T21">prima riga specifica i file comparati. </text:span><text:span text:style-name="T22">G</text:span><text:span text:style-name="T21">eneralmente </text:span><text:span text:style-name="T22">è </text:span><text:span text:style-name="T21">lo stesso </text:span><text:span text:style-name="T22">file:</text:span><text:span text:style-name="T21"> in questo caso si usa a e b per in</text:span><text:span text:style-name="T22">d</text:span><text:span text:style-name="T21">icarne le 2 diverse versioni</text:span></text:p>
        </text:list-item>
        <text:list-item>
          <text:p text:style-name="P93"><text:span text:style-name="T20">la </text:span><text:span text:style-name="T21">seconda riga contiene dei metadat</text:span><text:span text:style-name="T20">i </text:span><text:span text:style-name="T21">dei 2 file: le hash dei 2 file</text:span><text:span text:style-name="T54">s</text:span><text:span text:style-name="T21">, e un’ultimo numero che funge da identificatore per il file interno</text:span></text:p>
        </text:list-item>
        <text:list-item>
          <text:p text:style-name="P93"><text:span text:style-name="T20">successivamente</text:span><text:span text:style-name="T21"> 2 linee di markers: --- e </text:span><text:span text:style-name="T20">+++</text:span><text:span text:style-name="T21"> che indicano rispettivamente sottrazioni e aggiunte, </text:span><text:span text:style-name="T20">e rispettivi file cui si riferiscono</text:span></text:p>
        </text:list-item>
        <text:list-item>
          <text:p text:style-name="P93"><text:span text:style-name="T21">“</text:span><text:span text:style-name="T135">chunk header</text:span><text:span text:style-name="T20">” contraddistinto dai </text:span><text:span text:style-name="T23">simboli @@ </text:span><text:span text:style-name="T20">all’interno dei quali sono specificati 2 coppie di numeri separati da una virgola</text:span><text:span text:style-name="T23">: </text:span><text:span text:style-name="T20">in ogni coppia </text:span><text:span text:style-name="T23">il numero </text:span><text:span text:style-name="T20">prima della virgola</text:span><text:span text:style-name="T23"> </text:span><text:span text:style-name="T20">indica l’indice di riga di codice che viene mostrata per prima nel “chunk” (letteralmente pezzo), mentre il secondo la lunghezza del chunk mostrato, in termini di numero di righe di codice; e questo per entrambi i files.</text:span></text:p>
        </text:list-item>
        <text:list-item>
          <text:p text:style-name="P108"><text:span text:style-name="T1">I</text:span><text:span text:style-name="T24">n base al linguaggio del codice, </text:span><text:span text:style-name="T1">sulla stessa riga del chunk header, potrebbe esserci una porzione preliminare di codice, che però non fa parte del chunk ma semplicemente lo precede, diciamo una sorta di preview. Tale porzione di codice non va quindi considerata.</text:span></text:p>
        </text:list-item>
        <text:list-item>
          <text:p text:style-name="P93"><text:span text:style-name="T20">All’interno del chunk il c</text:span><text:span text:style-name="T23">odice eliminato è </text:span><text:span text:style-name="T20">colorato d</text:span><text:span text:style-name="T23">i rosso, mentre quello aggiunto è in verde. </text:span></text:p>
        </text:list-item>
      </text:list>
      <text:p text:style-name="P41"><text:span text:style-name="T327">Pr</text:span><text:span text:style-name="T331">i</text:span><text:span text:style-name="T327">ncipali comandi diffing:</text:span></text:p>
      <text:list xml:id="list3536128219" text:style-name="L4">
        <text:list-item>
          <text:p text:style-name="P121"><text:span text:style-name="T261">git diff</text:span>: <text:span text:style-name="T328">cambiamenti tracked </text:span><text:span text:style-name="T384">ed </text:span><text:span text:style-name="T329">unicamente</text:span><text:span text:style-name="T328"> unstaged</text:span><text:span text:style-name="T329">, </text:span><text:span text:style-name="T328">tra working area e staging area.</text:span></text:p>
        </text:list-item>
        <text:list-item>
          <text:p text:style-name="P122"><text:span text:style-name="T261">git diff head</text:span>: <text:span text:style-name="T328">cambiamenti tracked, sia staged che unsteged, tra working area e ultimo commit </text:span><text:span text:style-name="T331">referenziato</text:span><text:span text:style-name="T328"> da head.</text:span></text:p>
        </text:list-item>
        <text:list-item>
          <text:p text:style-name="P123"><text:soft-page-break/><text:span text:style-name="T261">git diff -</text:span><text:span text:style-name="T265">2</text:span><text:span text:style-name="T261">staged / -</text:span><text:span text:style-name="T265">2</text:span><text:span text:style-name="T261">ca</text:span><text:span text:style-name="T266">c</text:span><text:span text:style-name="T261">hed</text:span>: cambiamenti tracked, unicamente staged (no unstaged), tra working area e <text:span text:style-name="T365">ultimo commit.</text:span></text:p>
        </text:list-item>
      </text:list>
      <text:p text:style-name="P42"><text:span text:style-name="T261">NB</text:span>: <text:span text:style-name="T293">Untracked file</text:span>: git sa che esiste, <text:span text:style-name="T331">come possiamo facilmente verificare tramite </text:span>git status; ma se prima non lo aggiungo a staging area, git non ne monitora <text:span text:style-name="T387">i </text:span>cambiamenti. <text:span text:style-name="T331">Ecco perché comando git dif</text:span><text:span text:style-name="T365">f</text:span><text:span text:style-name="T331"> considera soltanto cambiamenti a </text:span><text:span text:style-name="T294">file</text:span><text:span text:style-name="T297">s</text:span><text:span text:style-name="T294"> tracked</text:span><text:span text:style-name="T331">. Output di git diff indica un file non esistente </text:span><text:span text:style-name="T474">attraverso la </text:span><text:span text:style-name="T331">dicitura /</text:span><text:span text:style-name="T328">dev/null.</text:span></text:p>
      <text:p text:style-name="P43">Git ci consente di restringere la nostra analisi a uno o più files specifici, semplicemente specificandolo/i al termine del comando. E’ inoltre possibile comparare i cambiamenti fatti in diverse branch e commits diversi (attraverso rispettivi hash), tenendo ben presente che l’<text:span text:style-name="T293">ordine</text:span> <text:span text:style-name="T293">sequenziale</text:span> in cui li scriviamo nel comando è <text:span text:style-name="T387">fondamentale</text:span>.</text:p>
      <text:p text:style-name="P44"><text:span text:style-name="T293">Git Diff di Gitkrake</text:span><text:span text:style-name="T294">n</text:span><text:span text:style-name="T331">: </text:span>riesco a visualizzare cambiamenti molto meglio; hunk vs inline view <text:span text:style-name="T331">per file con molte righe di codice.</text:span></text:p>
      <text:p text:style-name="P45"><text:span text:style-name="T262">S</text:span><text:span text:style-name="T261">tashing</text:span>: <text:span text:style-name="T333">opzione estremamente utile, che consiste nella </text:span><text:span text:style-name="T330">possibilità di salvare cambiamenti ad un branch senza dover per forza aggiungerli a staging area e committarli, oppure portarseli dietro nel cambio di branch. </text:span><text:span text:style-name="T333">Ci sono varie situazioni in cui stashing potrebbe servire, per es. necessità di fare switch branch rapidamente, oppure </text:span><text:span text:style-name="T388">opportunità</text:span><text:span text:style-name="T333"> </text:span><text:span text:style-name="T366">di</text:span><text:span text:style-name="T333"> non committare cambiamenti non completi, per non lasciare traccia di un lavoro parziale.</text:span></text:p>
      <text:p text:style-name="P46">Principali comandi di stashing sono:</text:p>
      <text:list xml:id="list1783177198" text:style-name="L5">
        <text:list-item>
          <text:p text:style-name="P124"><text:span text:style-name="T261">git stash / git stash save</text:span>: <text:span text:style-name="T333">stash di </text:span><text:span text:style-name="T330">cambiamenti </text:span><text:span text:style-name="T367">uncommitted (</text:span><text:span text:style-name="T337">staged</text:span><text:span text:style-name="T330"> e unstaged</text:span><text:span text:style-name="T367">)</text:span><text:span text:style-name="T330">. </text:span><text:span text:style-name="T335">E’ possibile eseguire stash multipli formando una </text:span><text:span text:style-name="T296">pila</text:span><text:span text:style-name="T335"> (</text:span><text:span text:style-name="T263">stack</text:span><text:span text:style-name="T335">) che segue ordine </text:span><text:span text:style-name="T296">LIFO</text:span><text:span text:style-name="T335">.</text:span></text:p>
        </text:list-item>
      </text:list>
      <text:list xml:id="list892794167" text:style-name="L6">
        <text:list-item>
          <text:p text:style-name="P125"><text:span text:style-name="T261">git stash pop</text:span>: <text:span text:style-name="T333">ripristina </text:span><text:span text:style-name="T330">cambiamenti </text:span><text:span text:style-name="T367">stashed </text:span><text:span text:style-name="T330">staged e unstaged, ma uncommitted, </text:span><text:span text:style-name="T334">stashed in precedenza. </text:span><text:span text:style-name="T367">Stash specifico viene tolto dall’area di stash.</text:span></text:p>
        </text:list-item>
      </text:list>
      <text:list xml:id="list4036081589" text:style-name="L7">
        <text:list-item>
          <text:p text:style-name="P94"><text:span text:style-name="T105">git </text:span><text:span text:style-name="T106">s</text:span><text:span text:style-name="T105">tash apply</text:span><text:span text:style-name="T25">: applico cambiamenti stashed</text:span><text:span text:style-name="T26"> più di recente</text:span><text:span text:style-name="T25"> senza tuttavia </text:span><text:span text:style-name="T27">rimuoverli dal</text:span><text:span text:style-name="T25">lo stash, </text:span><text:span text:style-name="T26">in modo da poterli applicare </text:span><text:span text:style-name="T25">anche ad altri branch.</text:span></text:p>
        </text:list-item>
        <text:list-item>
          <text:p text:style-name="P109"><text:span text:style-name="T101">git stash list</text:span><text:span text:style-name="T1">: visualizza contenuto stash, </text:span><text:span text:style-name="T28">per verificare presenza stash multipli e rispettivi identificatori, attraverso l’indice. </text:span><text:span text:style-name="T29">Per ogni stash è indicato sia il rispettivo branch, sia il più recente commit eseguito in precedenza.</text:span></text:p>
        </text:list-item>
        <text:list-item>
          <text:p text:style-name="P110"><text:span text:style-name="T101">git stash apply stash@{index}</text:span><text:span text:style-name="T1">: </text:span><text:span text:style-name="T28">applico lo stash specificato da indice. </text:span><text:span text:style-name="T30">S</text:span><text:span text:style-name="T28">enza specifica verrà applicato il più recente secondo ordine LIFO tipico di stack: </text:span><text:span text:style-name="T60">stash@{</text:span><text:span text:style-name="T61">0</text:span><text:span text:style-name="T60">}</text:span></text:p>
        </text:list-item>
        <text:list-item>
          <text:p text:style-name="P109"><text:span text:style-name="T101">git stash drop stash@{index}</text:span><text:span text:style-name="T1">: </text:span><text:span text:style-name="T28">elimino stash specificato da indice, mantenendo tutti gli altri</text:span></text:p>
        </text:list-item>
        <text:list-item>
          <text:p text:style-name="P111"><text:span text:style-name="T101">git stash clear</text:span><text:span text:style-name="T1">: </text:span><text:span text:style-name="T28">svuoto </text:span><text:span text:style-name="T31">interamente lo</text:span><text:span text:style-name="T28"> stash, </text:span><text:span text:style-name="T31">eliminando tutti gli stash al suo interno</text:span></text:p>
        </text:list-item>
      </text:list>
      <text:p text:style-name="P70"><text:span text:style-name="T107">U</text:span><text:span text:style-name="T101">ndoing/Time Travel</text:span><text:span text:style-name="T1">: </text:span><text:span text:style-name="T32">head </text:span><text:span text:style-name="T33">normalmente punta</text:span><text:span text:style-name="T32"> un</text:span><text:span text:style-name="T33">o</text:span><text:span text:style-name="T32"> specific</text:span><text:span text:style-name="T33">o</text:span><text:span text:style-name="T32"> branch, piuttosto che uno specifico commit; branch a sua volta </text:span><text:span text:style-name="T33">punta</text:span><text:span text:style-name="T32"> commit più recente al suo interno. </text:span><text:span text:style-name="T33">Q</text:span><text:span text:style-name="T32">uando </text:span><text:span text:style-name="T33">eseguo un</text:span><text:span text:style-name="T32"> nuovo commit </text:span><text:span text:style-name="T33">infatti</text:span><text:span text:style-name="T32"> branch punta ad esso, mentre head resta puntat</text:span><text:span text:style-name="T34">o</text:span><text:span text:style-name="T32"> su</text:span><text:span text:style-name="T33">l</text:span><text:span text:style-name="T32"> branch.</text:span></text:p>
      <text:p text:style-name="P70"><text:span text:style-name="T33">Si può tuttavia verificare una situazione chiamata “</text:span><text:span text:style-name="T108">detached head</text:span><text:span text:style-name="T33">” (letteralmente testa staccata) quando head punta ad uno specifico commit, anziché al branch.</text:span></text:p>
      <text:p text:style-name="P71"><text:span text:style-name="T33">E’ </text:span><text:span text:style-name="T1">possibile far riferimento ad uno specifico commit sia usando il suo hash </text:span><text:span text:style-name="T35">univoco</text:span><text:span text:style-name="T1"> (prime 7 cifre in alternativa ad hash completo), oppure identificandolo in relazione alla posizione corrente di head: per es. head per ultimo commit, </text:span><text:span text:style-name="T36">head~1 </text:span><text:span text:style-name="T1">per il penultimo, e cosi via...</text:span></text:p>
      <text:p text:style-name="P47">Principali comandi: </text:p>
      <text:list xml:id="list1253677699" text:style-name="L8">
        <text:list-item>
          <text:p text:style-name="P112"><text:soft-page-break/><text:span text:style-name="T101">git checkout commit-hash</text:span><text:span text:style-name="T1">: comando di “time travel” che fa in modo che head punti al commit specificato dall’hash e non più al branch, determinando cosi una </text:span><text:span text:style-name="T131">detached head</text:span><text:span text:style-name="T1">. In questa situazione sono possibili solo 2 azioni, che consentono entrambe di “</text:span><text:span text:style-name="T131">reattach the head</text:span><text:span text:style-name="T1">”:</text:span></text:p>
        </text:list-item>
      </text:list>
      <text:list xml:id="list3731564121" text:style-name="L9">
        <text:list-item>
          <text:p text:style-name="P113"><text:span text:style-name="T1">Esaminare il vecchio commit, per poi tornare al punto di partenza. </text:span><text:span text:style-name="T37">Comando per farlo è </text:span><text:span text:style-name="T109">git switch –</text:span><text:span text:style-name="T89"> </text:span><text:span text:style-name="T90">o </text:span><text:span text:style-name="T110">git switch branch_name</text:span></text:p>
        </text:list-item>
        <text:list-item>
          <text:p text:style-name="P126">A partire dal vecchio commit creare un nuovo branch e switchare su di esso; fare cambiamenti e infine salvarli. </text:p>
        </text:list-item>
      </text:list>
      <text:list xml:id="list1002889653" text:style-name="L10">
        <text:list-item>
          <text:p text:style-name="P95"><text:span text:style-name="T111">g</text:span><text:span text:style-name="T112">it checkout </text:span><text:span text:style-name="T109">head file1 file2 / git checkout -</text:span><text:span text:style-name="T113">2</text:span><text:span text:style-name="T109"> file1 file2</text:span><text:span text:style-name="T37">: </text:span><text:span text:style-name="T38">Cancella cambiamenti </text:span><text:span text:style-name="T136">unstaged</text:span><text:span text:style-name="T38"> da file/files, </text:span><text:span text:style-name="T347">tornando ad head. </text:span><text:span text:style-name="T348">E’ </text:span><text:span text:style-name="T349">obbligatorio</text:span><text:span text:style-name="T348"> specificare file/files, non si possono omettere.</text:span></text:p>
        </text:list-item>
        <text:list-item>
          <text:p text:style-name="P96"><text:span text:style-name="T124">git restore file1</text:span><text:span text:style-name="T62">: </text:span><text:span text:style-name="T63">nuovo comando, per evitare di usare l’overloaded checkout. Cancella </text:span><text:span text:style-name="T139">definitivamente</text:span><text:span text:style-name="T63"> cambiamenti </text:span><text:span text:style-name="T139">unstaged</text:span><text:span text:style-name="T63"> da file, tornando ad head</text:span></text:p>
        </text:list-item>
        <text:list-item>
          <text:p text:style-name="P95"><text:span text:style-name="T124">git restore -</text:span><text:span text:style-name="T125">2</text:span><text:span text:style-name="T124">source </text:span><text:span text:style-name="T356">head~index/commit-hash file</text:span><text:span text:style-name="T357">1</text:span><text:span text:style-name="T350">: Cancella </text:span><text:span text:style-name="T351">definitivamente </text:span><text:span text:style-name="T350">cambiamenti unstaged da file, tornando ad head-index/commit-hash. </text:span><text:span text:style-name="T351">In questo caso solo il file specificato sarà modificato, non siamo in una situazione di detached head: perdo i cambiamenti unstaged, ma non i commits successivi a index, quindi posso sempre tornare ad head.</text:span></text:p>
        </text:list-item>
        <text:list-item>
          <text:p text:style-name="P95"><text:span text:style-name="T124">git restore </text:span><text:span text:style-name="T356">–</text:span><text:span text:style-name="T357">2</text:span><text:span text:style-name="T356">staged file1: </text:span><text:span text:style-name="T347">Unstage file1 dopo che è stato staged in precedenza</text:span></text:p>
        </text:list-item>
        <text:list-item>
          <text:p text:style-name="P95"><text:span text:style-name="T124">git reset commit-hash</text:span><text:span text:style-name="T62">: </text:span><text:span text:style-name="T64">cambiamenti committati escono dalla</text:span><text:span text:style-name="T62"> repository, </text:span><text:span text:style-name="T64">ma </text:span><text:span text:style-name="T62">restano </text:span><text:span text:style-name="T64">nella</text:span><text:span text:style-name="T62"> working directory. </text:span><text:span text:style-name="T64">Questo avviene non solo per l’ultimo commit eseguito, ma per tutti quelli successivi al</text:span><text:span text:style-name="T62"> commit-hash. </text:span><text:span text:style-name="T65">Utile se abbiamo </text:span><text:span text:style-name="T141">committato nel branch sbagliat</text:span><text:span text:style-name="T142">o</text:span><text:span text:style-name="T65"> </text:span><text:span text:style-name="T66">perché in questo modo</text:span><text:span text:style-name="T65"> manteniamo cambiamenti, </text:span><text:span text:style-name="T67">e ci bastera switchare nel branch corret</text:span><text:span text:style-name="T85">o</text:span><text:span text:style-name="T67"> dove</text:span><text:span text:style-name="T65"> </text:span><text:span text:style-name="T67">committarli. </text:span><text:span text:style-name="T119">NB</text:span><text:span text:style-name="T85">: in caso di commits multipli eseguiti nel branch sbagliato non posso applicare questo metodo, in quanto mi troverei nella working directory tutti i cambiamenti fatti in commits multipli, da committare tutti assieme sensa poterli dividere “atomicamente”. La </text:span><text:span text:style-name="T119">BP</text:span><text:span text:style-name="T85"> è di ottenere gli hash dei commits desiderati e nel corretto ordine, switchare nel branch corretto e usare per ogni commits il comando </text:span><text:span text:style-name="T119">git cherry-pick commit-hash</text:span><text:span text:style-name="T85"> che ci consente di replicare un commit esistente. Infine fare git reset -2hard dei commits indesiderati nel branch sbagliato.</text:span></text:p>
        </text:list-item>
        <text:list-item>
          <text:p text:style-name="P95"><text:span text:style-name="T124">git reset -</text:span><text:span text:style-name="T125">2</text:span><text:span text:style-name="T122">hard commit-hash</text:span><text:span text:style-name="T60">: Undo commits definitivo, fino a commit-hash. </text:span><text:span text:style-name="T66">Commits successivi </text:span><text:span text:style-name="T67">e modifiche </text:span><text:span text:style-name="T66">vengono </text:span><text:span text:style-name="T67">entrambi</text:span><text:span text:style-name="T66"> eliminati: </text:span><text:span text:style-name="T67">si torna a commit specificato senza mantenere alcuna modifica nemmeno nella working directory.</text:span></text:p>
        </text:list-item>
        <text:list-item>
          <text:p text:style-name="P97"><text:span text:style-name="T124">git revert </text:span><text:span text:style-name="T122">commit-hash</text:span><text:span text:style-name="T60">: </text:span><text:span text:style-name="T66">comando </text:span><text:span text:style-name="T68">simile a </text:span><text:span text:style-name="T66">git </text:span><text:span text:style-name="T68">reset ma con importante differenza. </text:span><text:span text:style-name="T66">Entrambi i comandi eliminano cambiamenti dei commit, ma reset li rimuove interamente, spostando quindi puntatore head all’indietro e rimuovendo commits successivi all’hash-commit in ordine sequenziale; git revert invece crea un nuovo comm</text:span><text:span text:style-name="T69">it, come </text:span><text:span text:style-name="T66">nel</text:span><text:span text:style-name="T69"> merge, </text:span><text:span text:style-name="T66">dandoci cosi possibilità di correggere cambiamenti e di scrivere un messaggio. Con git revert in particolare resta traccia del commit precedente “sbagliato”, mentre con git reset veniva eliminato definitivamente. La ragione principale di utilizzo di git revert al posto di git reset è che quando si collabora con altri sviluppatori, se qualcun altro ha </text:span><text:span text:style-name="T70">una</text:span><text:span text:style-name="T66"> copia </text:span><text:span text:style-name="T70">del </text:span><text:span text:style-name="T66">commit precedente nella sua working directory e noi lo eliminiano, sar</text:span><text:span text:style-name="T71">à</text:span><text:span text:style-name="T66"> poi estremamente complesso fare il merge dei rispetti</text:span><text:span text:style-name="T71">v</text:span><text:span text:style-name="T66">i branch, </text:span><text:span text:style-name="T72">m</text:span><text:span text:style-name="T70">e</text:span><text:span text:style-name="T66">ntre usando git revert è molto più semplice.</text:span><text:span text:style-name="T39"> Con git revert potremmo trovarci in una situazione in cui </text:span><text:span text:style-name="T40">dovremo necessariamente </text:span><text:span text:style-name="T39">risolvere manualmente dei conflitti tra le diverse versioni del codice, </text:span><text:span text:style-name="T40">similmente al merging.</text:span></text:p>
        </text:list-item>
      </text:list>
      <text:p text:style-name="P48"><text:soft-page-break/></text:p>
      <text:p text:style-name="P80">GitHub: </text:p>
      <text:p text:style-name="P4">Github è una hosting platform <text:span text:style-name="T382">per</text:span> git repositories che ci consente di esportare <text:span text:style-name="T359">nel cloud</text:span> le nostre repo locali <text:span text:style-name="T359">al pc</text:span>. Ci <text:span text:style-name="T382">permette</text:span> inoltre di condividere il nostro codice con altri sviluppatori, e ci fornisce strumenti per collaborare <text:span text:style-name="T382">efficacemente</text:span> con loro. Ci sono alternative a GitHub, ma è di gran lunga il leader di mercato nel suo settore. I servizi di base sono gratuiti. Perchè usarlo? <text:span text:style-name="T359">Soprattutto perché consente a sviluppatori </text:span><text:span text:style-name="T368">professionisti </text:span><text:span text:style-name="T359">di </text:span><text:span text:style-name="T298">collaborare lavorando in parallelo</text:span><text:span text:style-name="T359">, ma ha anche altri vantaggi accessori: iniziare un proprio progetto open source o collaborare a quelli di altri,</text:span> <text:span text:style-name="T359">esposizione personale che ci consente di trovare altri contatti e lavoro, e infine restare </text:span><text:span text:style-name="T382">costantemente </text:span><text:span text:style-name="T359">aggiornati sulle tecnologie che usiamo più frequentemente.</text:span></text:p>
      <text:p text:style-name="P5"><text:span text:style-name="T260">Cloning</text:span>: <text:span text:style-name="T360">per ottenere una copia locale di una repository remota già esistente, uso comando g</text:span><text:span text:style-name="T275">it clone url</text:span><text:span text:style-name="T360">. </text:span><text:span text:style-name="T275">B</text:span><text:span text:style-name="T286">P</text:span><text:span text:style-name="T360">: prima di procedere a cloning è importante verificare di non essere all’interno di un’altra repo. Con comando git clone, git </text:span><text:span text:style-name="T369">crea una nuova cartella, con all’interno la </text:span><text:span text:style-name="T360">copia di tutti i file, e inizializza una nuova repo locale, dandomi cosi accesso a tutti i logs del progetto. </text:span></text:p>
      <text:p text:style-name="P6">Git clone è un comando di git, non di GitHub, perciò funziona anche con altre repo esterne a GitHub. Se repo è pubblica, e quindi è visibile su <text:span text:style-name="T478">G</text:span>itHub, ho permesso di clonarla, anche se non sono proprietario o collaboratore della repo. Per quanto riguarda invece il pushing, ossia l’inoltr<text:span text:style-name="T389">o</text:span> di proposte di modific<text:span text:style-name="T389">a</text:span>, serve uno speciale permesso.</text:p>
      <text:p text:style-name="P7">Registr<text:span text:style-name="T382">o in vari step una </text:span><text:span text:style-name="T260">ssh key</text:span> <text:span text:style-name="T382">per il mio pc, ossia</text:span> un <text:span text:style-name="T391">strumento</text:span> per essere identificati da GitHub senza dover ogni volta fornire username e password. <text:span text:style-name="T477">Github docs: https://docs.github.com/en/authentication/connecting-to-github-with-ssh</text:span></text:p>
      <text:p text:style-name="P8">Quando creo una repository in GitHub posso inizializzarla<text:span text:style-name="T456"> </text:span>vuota, e quindi non avrà alcun branch; ma se includo anche un singolo file (ad es. readme), avrà “main” <text:span text:style-name="T478">come</text:span> branch di default. <text:span text:style-name="T456">Per questo motivo è </text:span><text:span text:style-name="T287">BP</text:span><text:span text:style-name="T456"> che anche principale branch nella repo locale sia denominato “main” e non “master”. </text:span><text:span text:style-name="T382">Repository locale va collegata con quella remota su GitHub, e viceversa. Possono quindi verificarsi </text:span><text:span text:style-name="T299">2 </text:span><text:span text:style-name="T321">situazioni</text:span><text:span text:style-name="T382">: </text:span></text:p>
      <text:list xml:id="list2442401531" text:style-name="L11">
        <text:list-item>
          <text:p text:style-name="P133"><text:span text:style-name="T293">Repo</text:span><text:span text:style-name="T299">sitory</text:span><text:span text:style-name="T293"> </text:span><text:span text:style-name="T299">locale</text:span><text:span text:style-name="T293"> già esistente</text:span>: <text:span text:style-name="T370">creo nuova repo vuota su GitHub</text:span>, connetto la mia repo locale (<text:span text:style-name="T391">git</text:span> remote <text:span text:style-name="T391">add</text:span>), <text:span text:style-name="T390">e infine faccio</text:span> push<text:span text:style-name="T382">ing </text:span><text:span text:style-name="T370">del mio codice locale su </text:span><text:span text:style-name="T382">GitHub</text:span><text:span text:style-name="T370">. </text:span></text:p>
          <text:p text:style-name="P133"><text:span text:style-name="T276">Git Remote</text:span><text:span text:style-name="T370">: </text:span><text:span text:style-name="T392">in questo </text:span><text:span text:style-name="T391">caso </text:span><text:span text:style-name="T371">dobbiamo settare una destinazione su cui </text:span><text:span text:style-name="T382">fare pushing del codice locale</text:span><text:span text:style-name="T371">. In Git ci riferiamo a queste destinazioni come “remotes”, che non sono altro che url dove risiede la repo </text:span><text:span text:style-name="T382">remota</text:span><text:span text:style-name="T371">. </text:span><text:span text:style-name="T382">Principali comandi: </text:span></text:p>
        </text:list-item>
      </text:list>
      <text:list xml:id="list2412248694" text:style-name="L12">
        <text:list-item>
          <text:p text:style-name="P134"><text:span text:style-name="T260">git remote</text:span>: visualizzo lista dei remotes</text:p>
        </text:list-item>
        <text:list-item>
          <text:p text:style-name="P134"><text:span text:style-name="T260">git remote -v</text:span>: visualizzo lista dei remotes, con ulteriori dettagli</text:p>
        </text:list-item>
        <text:list-item>
          <text:p text:style-name="P144"><text:span text:style-name="T216">git remote add name url </text:span><text:span text:style-name="T221">(url: </text:span><text:a xlink:type="simple" xlink:href="https://github.com/LucaSalvarani86/***.git" text:style-name="Internet_20_link" text:visited-style-name="Visited_20_Internet_20_Link"><text:span text:style-name="T455">https://github.com/LucaSalvarani86/***.git</text:span></text:a><text:span text:style-name="T221">)</text:span><text:span text:style-name="T224">: </text:span><text:span text:style-name="T225">aggiungere un remote. Al posto di *** va il nome scelto per la repository remota di GitHub. Di solito nome scelto per la remote è “</text:span><text:span text:style-name="T217">origin</text:span><text:span text:style-name="T225">”, </text:span><text:span text:style-name="T226">c</text:span><text:span text:style-name="T225">osi come “main” per il branch.</text:span></text:p>
        </text:list-item>
        <text:list-item>
          <text:p text:style-name="P134"><text:span text:style-name="T260">git remote rename old_name new_name</text:span><text:span text:style-name="T336">: </text:span><text:span text:style-name="T338">rinominare un remote</text:span></text:p>
        </text:list-item>
        <text:list-item>
          <text:p text:style-name="P134"><text:span text:style-name="T260">git remote remove name</text:span><text:span text:style-name="T336">: </text:span><text:span text:style-name="T338">eliminare uno specifico remote</text:span></text:p>
        </text:list-item>
      </text:list>
      <text:list xml:id="list190961403856482" text:continue-list="list2442401531" text:style-name="L11">
        <text:list-item>
          <text:p text:style-name="P135"><text:span text:style-name="T300">R</text:span><text:span text:style-name="T293">epo</text:span><text:span text:style-name="T299">si</text:span><text:span text:style-name="T300">tor</text:span><text:span text:style-name="T299">y</text:span><text:span text:style-name="T293"> </text:span><text:span text:style-name="T299">locale </text:span><text:span text:style-name="T300">non esiste</text:span>: creo nuova repo vuota su GitHub, clono GitHub repo sul mio pc (usando url non <text:span text:style-name="T382">dovrò</text:span> poi connettere le 2 repo <text:span text:style-name="T382">perché lo saranno di default</text:span>), lavoro <text:span text:style-name="T382">al</text:span> progetto e infine faccio push<text:span text:style-name="T390">ing</text:span> del mio codice locale su <text:span text:style-name="T382">GitHub</text:span>.<text:span text:style-name="T338"> </text:span><text:span text:style-name="T339">In questo </text:span><text:span text:style-name="T392">caso remotes </text:span><text:soft-page-break/><text:span text:style-name="T392">risulteranno già preconfigurate per effetto del cloning, e quindi non </text:span><text:span text:style-name="T393">s</text:span><text:span text:style-name="T392">i </text:span><text:span text:style-name="T393">dovr</text:span><text:span text:style-name="T392">à codificarle in modo specifico</text:span><text:span text:style-name="T394">.</text:span></text:p>
        </text:list-item>
      </text:list>
      <text:p text:style-name="P9"><text:span text:style-name="T260">Pushing: </text:span><text:span text:style-name="T336">processo con cui invio il mio codice dalla repo locale a quella remota su Github. Va fatto esattamente allo stesso modo, </text:span><text:span text:style-name="T341">sia che si codifichino specificamente i git remotes, sia che si faccia il git clone</text:span><text:span text:style-name="T336">. </text:span><text:span text:style-name="T340">Quando si invia il codice dalla repo locale a quella remota lo si fa a livello di branch, non di</text:span><text:span text:style-name="T336"> commit. </text:span><text:span text:style-name="T382">Principali comandi: </text:span></text:p>
      <text:list xml:id="list423912906" text:style-name="L13">
        <text:list-item>
          <text:p text:style-name="P98"><text:span text:style-name="T146">git push remote_name branch</text:span><text:span text:style-name="T161">: </text:span><text:span text:style-name="T162">invio codice da </text:span><text:span text:style-name="T41">repo locale a quella remota su</text:span><text:span text:style-name="T1"> GitHub. </text:span><text:span text:style-name="T56">Se il branch della repo locale non esiste ancora su quella remota, con questo comando lo inizializzo. </text:span><text:span text:style-name="T41">Comando </text:span><text:span text:style-name="T137">pre upstream</text:span><text:span text:style-name="T56">, quando cioè il branch locale non è ancora strutturalmente collegato con quello remoto. </text:span></text:p>
        </text:list-item>
        <text:list-item>
          <text:p text:style-name="P99"><text:span text:style-name="T147">git push</text:span><text:span text:style-name="T162">: invio codice da repo repo locale a quella remota su GitHub. Comando </text:span><text:span text:style-name="T200">post upstream</text:span><text:span text:style-name="T162">, </text:span><text:span text:style-name="T174">quando cioè il branch locale è stato strutturalmente collegato con quello remoto.</text:span><text:span text:style-name="T162"> <text:s/></text:span></text:p>
        </text:list-item>
        <text:list-item>
          <text:p text:style-name="P100"><text:span text:style-name="T155">git push remote_name local_branch:remote_branch: </text:span><text:span text:style-name="T162">invio codice da </text:span><text:span text:style-name="T161">repo </text:span><text:span text:style-name="T162">repo locale a quella remota su</text:span><text:span text:style-name="T161"> GitHub, </text:span><text:span text:style-name="T162">che ha un branch_name diverso da quella della repo locale. Non deve infatti esserci per forza corrispondenza tra i nomi dei branch sulla repo locale e </text:span><text:span text:style-name="T174">su </text:span><text:span text:style-name="T162">quella remota. </text:span><text:span text:style-name="T163">Di conseguenza è possibile fare push di un branch anche se localmente head punta ad un’altro: conta branch specificato nel comando, non quello in cui mi trovo localmente. </text:span><text:span text:style-name="T162">E’ comunque </text:span><text:span text:style-name="T147">BP</text:span><text:span text:style-name="T162"> fare in modo che i 2 nomi siano identici per evitare confusione.</text:span></text:p>
        </text:list-item>
        <text:list-item>
          <text:p text:style-name="P98"><text:span text:style-name="T155">git push -u remote_name branch // git push -u remote_name local_branch:remote_branch: </text:span><text:span text:style-name="T138">Upstream setting </text:span><text:span text:style-name="T143">(con push)</text:span><text:span text:style-name="T1">: collego </text:span><text:span text:style-name="T56">strutturalmente</text:span><text:span text:style-name="T1"> branch della repo locale con branch </text:span><text:span text:style-name="T41">della repo</text:span><text:span text:style-name="T1"> remota. </text:span><text:span text:style-name="T41">Nel primo caso nomi dei branch coincidono, nel secondo caso no (opzione possibile, ma sconsigliat</text:span><text:span text:style-name="T55">issim</text:span><text:span text:style-name="T41">a!).</text:span></text:p>
        </text:list-item>
        <text:list-item>
          <text:p text:style-name="P114"><text:span text:style-name="T101">git branch -u <text:s/></text:span><text:span text:style-name="T146">re</text:span><text:span text:style-name="T155">mote_name branch: </text:span><text:span text:style-name="T199">Upstream setting (senza push)</text:span><text:span text:style-name="T160">.</text:span></text:p>
        </text:list-item>
      </text:list>
      <text:p text:style-name="P10"><text:span text:style-name="T336">Su GitHub visualizzo </text:span><text:span text:style-name="T341">l’intero contenuto della repo, i vari branch e il</text:span><text:span text:style-name="T336"> commit </text:span><text:span text:style-name="T341">più recente che riguarda ogni specifico file e folder, con relativo </text:span><text:span text:style-name="T336">mess</text:span>aggio <text:span text:style-name="T456">e</text:span> hash. <text:span text:style-name="T456">Cliccando su uno specifico commit</text:span> vedo cosa è stato aggiunto o rimosso, evidenziato in verde e rosso. Ogni commit è commentabile, cosa molto utile quando si lavora in team.</text:p>
      <text:p text:style-name="P11"><text:span text:style-name="T260">“Remote Tracking Branch”</text:span>: <text:span text:style-name="T372">main e origin/main sono </text:span><text:span text:style-name="T396">2 branch reference. </text:span>Il primo è una sorta di segnalibro<text:span text:style-name="T396"> al branch locale, </text:span>mentre il secondo<text:span text:style-name="T396"> </text:span>è detto “remote tracking branch” ed è <text:span text:style-name="T481">il</text:span> <text:span text:style-name="T372">puntatore all’ultimo commit sul remote branch </text:span>nella <text:span text:style-name="T372">repo </text:span>remota di Github. </text:p>
      <text:p text:style-name="P11">Quando faccio il cloning i 2 puntatori sono inizialmente in sincronia, ma poi possono divergere per 2 motivi: o per cambiamenti alla repo_remota che repo_locale ancora non ha; <text:span text:style-name="T479">o</text:span> viceversa <text:span text:style-name="T482">per</text:span> cambiamenti alla repo_locale che repo_remota ancora non ha. Per riallineare i 2 puntatori nel primo caso si procede al fetching/pulling, mentre nel secondo caso al pushing. <text:span text:style-name="T372">Se faccio altri commit locali </text:span><text:span text:style-name="T479">infatti,</text:span><text:span text:style-name="T372"> reference al branch locale avanza, mentre quello al branch remoto resta indietro, </text:span><text:span text:style-name="T482">perché non include gli ultimi commits locali</text:span><text:span text:style-name="T372">. </text:span><text:span text:style-name="T301">Git status</text:span><text:span text:style-name="T372"> ci indica esattamente quanti commit </text:span><text:span text:style-name="T482">avanti è il branch locale rispetto a quello remoto</text:span><text:span text:style-name="T372"> </text:span><text:span text:style-name="T373">(“up to date / ahaed .. by tot commits”)</text:span><text:span text:style-name="T372">. Per tornare a branch remoto uso comando git checkout origin/ma</text:span><text:span text:style-name="T373">in → ottengo una “detached head”</text:span><text:span text:style-name="T372">. </text:span></text:p>
      <text:p text:style-name="P12"><text:span text:style-name="T397">Se viceversa ci sono commits nella remote_repo eseguiti dopo il cloning, o di cui comunque la repo locale non è a conoscenza, comando </text:span><text:span text:style-name="T302">git status</text:span><text:span text:style-name="T397"> non sarà più efficiente, </text:span><text:span text:style-name="T398">ed</text:span><text:span text:style-name="T397"> è necessario fare preliminarmente il fetching. </text:span><text:span text:style-name="T342">Solo dopo fetching comando git status ci indica che nostra local repo non ha cambiamenti fatti alla remote repo: “your branch is behind ‘origin/master’ by ** commits”; specificando inoltre se è possibile o meno il fast-forward.</text:span></text:p>
      <text:p text:style-name="P13"><text:soft-page-break/>Se clono rep<text:span text:style-name="T457">o</text:span> da Github con molteplici branches, comando <text:span text:style-name="T293">git branch</text:span> non me le visualizza: <text:span text:style-name="T457">vedo solo </text:span><text:span text:style-name="T458">main, cioè </text:span><text:span text:style-name="T457">quella collegata di default al main branch remoto origin/main. Per vedere </text:span><text:span text:style-name="T458">anche</text:span><text:span text:style-name="T457"> </text:span><text:span text:style-name="T458">gli altri branch della repo remota</text:span><text:span text:style-name="T457"> uso </text:span><text:span text:style-name="T458">il </text:span><text:span text:style-name="T457">comando </text:span><text:span text:style-name="T284">git branch -r</text:span><text:span text:style-name="T457">. </text:span><text:span text:style-name="T458">Una volta visualizzati gli altri branch presenti sulla repo remota, posso spostarmi localmente su di essi attraverso il comando </text:span><text:span text:style-name="T285">git switch remote_branch_name</text:span><text:span text:style-name="T458">: in questo modo </text:span><text:span text:style-name="T316">setto collegamento</text:span><text:span text:style-name="T458"> tra i 2 branch omonimi: quello locale e quello della repo remota. Dopo aver usato </text:span><text:span text:style-name="T457">git switch, </text:span><text:span text:style-name="T458">il </text:span><text:span text:style-name="T457">comando git branch </text:span><text:span text:style-name="T458">sarà in grado di visualizzare</text:span><text:span text:style-name="T457"> il nuov</text:span><text:span text:style-name="T458">o</text:span><text:span text:style-name="T457"> branch </text:span><text:span text:style-name="T482">di cui ho appena fatto l’upstream</text:span><text:span text:style-name="T457">.</text:span></text:p>
      <text:p text:style-name="P14">origin/main: referenzia lo stato del branch main sulla repository remota chiamata origin</text:p>
      <text:p text:style-name="P14">upstream/branch_name: referenzia lo stato del branch_name sulla repository remota chiamata upstream. </text:p>
      <text:p text:style-name="P15"><text:span text:style-name="T260">Fetching:</text:span><text:span text:style-name="T343"> </text:span><text:span text:style-name="T345">P</text:span><text:span text:style-name="T343">rocesso con cui i cambiamenti</text:span><text:span text:style-name="T344"> della remote repo vengono scaricati nella local repository, ma non i</text:span><text:span text:style-name="T374">ntegrati nel workspace, </text:span><text:span text:style-name="T398">che resta invariat</text:span><text:span text:style-name="T480">o</text:span><text:span text:style-name="T374">. </text:span><text:span text:style-name="T375">Mi consente di vedere cambiamenti fatti da colleghi, senza per forza dover integrarli attraverso il merge con la repo locale. </text:span><text:span text:style-name="T381">Repository locale è in grado di visualizzare eventuali nuovi branch e </text:span><text:span text:style-name="T482">nuovi </text:span><text:span text:style-name="T381">commits ai branch, rispetto a quelli presenti nella workspace. </text:span><text:span text:style-name="T375">Per simulare caso concreto di fetching </text:span><text:span text:style-name="T399">o pulling</text:span><text:span text:style-name="T375"> servono cambiamenti nella repository remota, ma al contempo assenti in quella locale. Sfrutto quindi la possibilità che mi da GitHub di creare un nuovo file, committarlo, ed eventualmente creare un nuovo branch. D</text:span><text:span text:style-name="T399">opo il fetching per </text:span><text:span text:style-name="T375">visualizzare cambiamenti uso comando git checkout origin/branch_name, </text:span><text:span text:style-name="T376">determinando cosi una situazione di “detached head”. </text:span><text:span text:style-name="T283">BP</text:span><text:span text:style-name="T419">: Una volta uscito dal detached head con comando git switch – e tornato a branch precedente, è preferibile usare il comando </text:span><text:span text:style-name="T283">git switch remote_branch_name</text:span><text:span text:style-name="T419">. Questa modalità è particolarmente vantaggiosa perché con un singolo comando ci consente sia di evitare il pulling, sia di avere branch_name in workspace già settato per tracciare quello nella repo remota; dal momento che fetching si limita a scaricarlo nella repo locale ma non nel woskspace.</text:span></text:p>
      <text:p text:style-name="P17"><text:span text:style-name="T278">NB</text:span><text:span text:style-name="T381">: </text:span><text:span text:style-name="T375">Comando </text:span><text:span text:style-name="T303">git status</text:span><text:span text:style-name="T375"> ci indica solo se branch locale è in sincrono o più avanti rispetto a quella remota, </text:span><text:span text:style-name="T303">ma non se è indietro</text:span><text:span text:style-name="T375">, perché non conosce nuovi cambiamenti a repo remota. In realtà git status ci indica anche se nostr</text:span><text:span text:style-name="T482">o</text:span><text:span text:style-name="T375"> branch è indietro, ma solo dopo aver eseguito fetch</text:span><text:span text:style-name="T399">ing</text:span><text:span text:style-name="T375">, in modo che possa conoscere nuovi cambiamenti </text:span><text:span text:style-name="T482">aggiunti nel</text:span><text:span text:style-name="T375"> remote repo. </text:span><text:span text:style-name="T376">Anche </text:span><text:span text:style-name="T304">git branch -r</text:span><text:span text:style-name="T376"> se non aggiorno info attraverso fetch</text:span><text:span text:style-name="T399">ing</text:span><text:span text:style-name="T376"> non conoscerà eventuale nuovo branch creato </text:span><text:span text:style-name="T482">nella remote repo</text:span><text:span text:style-name="T376">.</text:span></text:p>
      <text:p text:style-name="P16"><text:span text:style-name="T260">Pulling</text:span>: <text:span text:style-name="T399">Processo che </text:span><text:span text:style-name="T376">non solo recupera cambiamenti alla remote repo, ma aggiorna la head branch locale. In sostanza git pull equivale a </text:span><text:span text:style-name="T322">git fetch + git merge</text:span><text:span text:style-name="T376">, integrando cambiamenti </text:span><text:span text:style-name="T415">della</text:span><text:span text:style-name="T376"> repo remota </text:span><text:span text:style-name="T415">nel</text:span><text:span text:style-name="T376"> workspace. </text:span><text:span text:style-name="T377">Analogamente a git merge, è fondamentale </text:span><text:span text:style-name="T305">la posizione</text:span><text:span text:style-name="T377"> in cui eseguiamo comando git pull remote_repo remote_branch. Il branch da cui eseguiamo comando sarà il “receiving branch” che integrerà i cambiamenti presenti nella branch remota. Pulling, analogamente a git merge, può generare 2 situazioni: fast-forward merge o merge conflicts. In caso di merge conflicts bisogna intervenire manualmente.</text:span></text:p>
      <text:p text:style-name="P18"><text:span text:style-name="T288">NB:</text:span><text:span text:style-name="T482"> </text:span>Fetching può essere fatto sempre in qualsiasi momento senza problemi, perché non interferisce con workspace; al contrario pulling no: non va fatto se abbiamo cambiamenti non committ<text:span text:style-name="T395">ati.</text:span></text:p>
      <text:p text:style-name="P35"><text:span text:style-name="T289">BP/</text:span><text:span text:style-name="T292">NB</text:span><text:span text:style-name="T459">: prima di effettuare un push sulla repository remota bisogna verificare se al suo interno ci sono ulteriori cambiamenti, procedendo al pulling. Se merge non avviene in automatico (fast-forward), significa che c’è un conflict. Git indica in maiuscolo presenza di “CONFLICT” <text:s/>e files specifici in cui si manifesta. Come per merge conflict possiamo aprire files in VSC e per ciascuno abbiamo le 3 opzioni di scelta. Dopo aver scelto quale versione tenere, oppure entrambe, procedo ad adding e committing finale. </text:span><text:span text:style-name="T466">Il</text:span><text:span text:style-name="T459"> branch </text:span><text:span text:style-name="T467">locale </text:span><text:span text:style-name="T459">risulterà 2 commit più avanti rispetto a quell</text:span><text:span text:style-name="T466">o</text:span><text:span text:style-name="T467"> remot</text:span><text:span text:style-name="T466">o</text:span><text:span text:style-name="T459">, per effetto del commit del cambiamento locale e del successivo merge commit. </text:span><text:span text:style-name="T468">Per allineare branch</text:span><text:span text:style-name="T378"> </text:span><text:soft-page-break/><text:span text:style-name="T468">remota a branch locale procedo con git push, che caricherà in remoto gli ultimi 2 commits prima presenti solo localmente.</text:span></text:p>
      <text:p text:style-name="P19"><text:span text:style-name="T260">Shema riassuntivo</text:span>: </text:p>
      <text:p text:style-name="P20">git add → <text:span text:style-name="T399">da workspace a staging area</text:span></text:p>
      <text:p text:style-name="P21">git commit → <text:span text:style-name="T399">da staging area a l</text:span>ocal <text:span text:style-name="T399">r</text:span>epo</text:p>
      <text:p text:style-name="P21">git push → <text:span text:style-name="T399">da local repo a r</text:span>emote <text:span text:style-name="T399">r</text:span>epo</text:p>
      <text:p text:style-name="P20">git fetch → <text:span text:style-name="T399">da remote repo a l</text:span>ocal <text:span text:style-name="T399">r</text:span>epo;</text:p>
      <text:p text:style-name="P21">git pull → <text:span text:style-name="T399">da remote repo a w</text:span>orkspace;</text:p>
      <text:p text:style-name="P22">Principali comandi:</text:p>
      <text:list xml:id="list2269303588" text:style-name="L14">
        <text:list-item>
          <text:p text:style-name="P101"><text:span text:style-name="T122">git fetch remote_repo // get fetch </text:span><text:span text:style-name="T1">(origin di defaut): Scarico cambiamenti a</text:span><text:span text:style-name="T42"> </text:span><text:span text:style-name="T57">remote</text:span><text:span text:style-name="T1"> repo, </text:span><text:span text:style-name="T57">in local repo</text:span><text:span text:style-name="T1">. </text:span><text:span text:style-name="T42">Se ho solo una remote posso usare comando più sintetico.</text:span></text:p>
        </text:list-item>
        <text:list-item>
          <text:p text:style-name="P103"><text:span text:style-name="T148">git fetch remote_repo remote_branch</text:span><text:span text:style-name="T177"> : Scarico cambiamenti a</text:span><text:span text:style-name="T178"> </text:span><text:span text:style-name="T181">remote</text:span><text:span text:style-name="T177"> repo, </text:span><text:span text:style-name="T181">in local repo</text:span><text:span text:style-name="T177">,</text:span><text:span text:style-name="T1"> limitatamente a specifico branch. </text:span><text:span text:style-name="T42">Se ometto remote_branch </text:span><text:span text:style-name="T177">scarico </text:span><text:span text:style-name="T178">i </text:span><text:span text:style-name="T177">cambiamenti a tutti i branch </text:span><text:span text:style-name="T178">remoti</text:span></text:p>
        </text:list-item>
        <text:list-item>
          <text:p text:style-name="P102"><text:span text:style-name="T148">git checkout remote_repo/remote_branch</text:span><text:span text:style-name="T177"> (es. origin/main): </text:span><text:span text:style-name="T1">Visualizzo specific</text:span><text:span text:style-name="T42">o</text:span><text:span text:style-name="T1"> branch di remote repo post fetching → detached head</text:span></text:p>
        </text:list-item>
        <text:list-item>
          <text:p text:style-name="P102"><text:span text:style-name="T148">git pull remote_repo remote_branch</text:span><text:span text:style-name="T164">: </text:span><text:span text:style-name="T60">Aggiorno working directory con cambiamenti a remote_repo</text:span></text:p>
        </text:list-item>
        <text:list-item>
          <text:p text:style-name="P136"><text:span text:style-name="T277">gitt pull</text:span><text:span text:style-name="T343">: </text:span><text:span text:style-name="T336">Comando </text:span><text:span text:style-name="T346">di pulling sintetico.</text:span><text:span text:style-name="T336"> </text:span><text:span text:style-name="T346">I</text:span><text:span text:style-name="T408">n questo caso git assume che remote sia quella di default (tipicamente origin), e che branch remota sia quella configurata di default per la branch locale, </text:span><text:span text:style-name="T379">attraverso le cosiddette “tracking connections”, </text:span><text:span text:style-name="T380">che possono essere modificate manualmente </text:span><text:span text:style-name="T409">e sono normalmente stabilite </text:span><text:span text:style-name="T395">usando comanto git switch branch_name: il branch locale sarà automaticamente </text:span><text:span text:style-name="T409">collegato all</text:span><text:span text:style-name="T395">’omonimo sulla repo remota.</text:span></text:p>
        </text:list-item>
      </text:list>
      <text:p text:style-name="P23"><text:span text:style-name="T282">Repo Visibility</text:span><text:span text:style-name="T415">: </text:span>Quando inizializziamo una repo Github possiamo scegliere se farla public o private. Public sarà accessibile via internet e liberamente clonabile da chiunque, unico vincolo riguarda il pushing che non è permesso a terzi (servono permessi specifici); se <text:span text:style-name="T415">invece </text:span>è private è visibile solo al proprietario e a chi è stato <text:span text:style-name="T483">espressamente</text:span> configurato come collaboratore.</text:p>
      <text:p text:style-name="P68"><text:span text:style-name="T150">Collaboratori</text:span><text:span text:style-name="T179">: a</text:span><text:span text:style-name="T180">ggiungere collaboratori equivale ad autorizzare altri a fare pushing, aggiornado </text:span><text:span text:style-name="T182">cosi</text:span><text:span text:style-name="T180"> </text:span><text:span text:style-name="T179">il</text:span><text:span text:style-name="T180"> progetto. </text:span><text:span text:style-name="T179">Per farlo serve entrare </text:span><text:span text:style-name="T1">in specifica repo → settings → manage access → invite a collaborator → </text:span><text:span text:style-name="T45">inizialmente l’invito</text:span><text:span text:style-name="T46"> </text:span><text:span text:style-name="T45">è </text:span><text:span text:style-name="T46">“pending” </text:span><text:span text:style-name="T45">finché il c</text:span><text:span text:style-name="T46">ollaboratore </text:span><text:span text:style-name="T45">non accetta</text:span><text:span text:style-name="T46">. Posso inoltre rimuovere un collaboratore dalla lista. </text:span><text:span text:style-name="T180">Solo proprietario della repo, e non il collaboratore, ha accesso a pannello “settings”.</text:span></text:p>
      <text:p text:style-name="P24"><text:span text:style-name="T260">R</text:span><text:span text:style-name="T281">EADME</text:span><text:span text:style-name="T260"> file</text:span> <text:span text:style-name="T410">è usato per comunicare informazioni important</text:span><text:span text:style-name="T415">i</text:span><text:span text:style-name="T410"> riguardo alla repo: cosa fa, come si usa con tanto di istruzioni per </text:span><text:span text:style-name="T415">installarlo ed usarlo</text:span><text:span text:style-name="T410">, principali caratteristiche, documentazione ufficiale, chi lo mantiene, come aiutare o collaborare, perché è importante e</text:span><text:span text:style-name="T484">d</text:span><text:span text:style-name="T410"> eventual</text:span><text:span text:style-name="T415">i</text:span><text:span text:style-name="T410"> faqs. Se è presente un readme file nella root della repo, Github lo visualizzarà automaticamente nella home page della repo. </text:span><text:span text:style-name="T411">E’ probabilmente </text:span><text:span text:style-name="T415">la</text:span><text:span text:style-name="T411"> prima cosa che un recruiter o un non addetto ai lavori guarda e legge di una repo. </text:span><text:span text:style-name="T415">Di solito è un formato </text:span><text:span text:style-name="T308">markdown</text:span><text:span text:style-name="T415">, ossia un file con</text:span><text:span text:style-name="T410"> estensione .md. </text:span></text:p>
      <text:p text:style-name="P3"><text:span text:style-name="T260">Markdown</text:span>: strumento di conversione <text:span text:style-name="T485">di testo in </text:span>HTML. <text:span text:style-name="T485">E’ più rapido rispetto a scrivere direttamente codice in HTML. </text:span>Non è software specifico solo per Github. <text:span text:style-name="T485">Documentazione: </text:span><text:a xlink:type="simple" xlink:href="https://markdown-it.github.io/E" text:style-name="Internet_20_link" text:visited-style-name="Visited_20_Internet_20_Link"><text:span text:style-name="T485">https://markdown-it.github.io/</text:span></text:a></text:p>
      <text:p text:style-name="P3"><text:soft-page-break/><text:span text:style-name="T280">Github Gists</text:span><text:span text:style-name="T412">: stumento </text:span><text:span text:style-name="T413">ideale </text:span><text:span text:style-name="T412">per condividere frammenti di codice. Gist è più semplice da creare ma offre meno strumenti </text:span><text:span text:style-name="T413">rispett</text:span><text:span text:style-name="T486">o</text:span><text:span text:style-name="T413"> ad</text:span><text:span text:style-name="T412"> una Github repo. </text:span><text:span text:style-name="T413">Gist può essere sia privato che pubblico, e in quest’ultimo caso altri possono commentare mio codice ed interagire. </text:span><text:span text:style-name="T414">Posso poi editare il file o aggiungerne altri. </text:span><text:span text:style-name="T413">E’ ideale per insegnamento o per chi è alle prime armi con Git/Github e ha paura di fare errori. </text:span></text:p>
      <text:p text:style-name="P25"><text:span text:style-name="T260">Github Pages</text:span>: strumento per ospitare gratuitamente pagine web al di fuori delle repo GitHub. Servizio è limitato alle <text:span text:style-name="T415">repo pubbliche con</text:span> pagine web statiche <text:span text:style-name="T487">(solo html, css e javascript)</text:span>. Usano domain github.io</text:p>
      <text:p text:style-name="P25"/>
      <text:p text:style-name="P81">Pro Workflow: </text:p>
      <text:p text:style-name="P26"><text:span text:style-name="T267">C</text:span><text:span text:style-name="T261">entralized workflow</text:span>: tipo di workflow in cui tutti lavorano su un unico branch, tipicamente main. <text:span text:style-name="T416">E’ il workflow più semplice, ma </text:span><text:span text:style-name="T417">è anche</text:span><text:span text:style-name="T416"> estremamente inefficiente. </text:span><text:span text:style-name="T417">I problemi</text:span><text:span text:style-name="T416"> aumentano al crescere del numero di collaboratori. Necessità di </text:span><text:span text:style-name="T417">fare ogni volta il</text:span><text:span text:style-name="T416"> pull</text:span><text:span text:style-name="T417">ing prima di procedere al </text:span><text:span text:style-name="T416">push</text:span><text:span text:style-name="T417">ing</text:span><text:span text:style-name="T416">, impossibilità di lavorare a cambiamenti radicali che “romperebbero” il codice per tutti i membri del team </text:span><text:span text:style-name="T417">o di condividere codice incompleto per chiedere supporto</text:span><text:span text:style-name="T416">, dato che si lavora tutti sullo stesso branch </text:span><text:span text:style-name="T417">che verrebbe cosi inquinato, impedendo a colleghi di poter continuare a lavorare in parallelo</text:span><text:span text:style-name="T416">. </text:span></text:p>
      <text:p text:style-name="P27"><text:span text:style-name="T261">Feature branches</text:span>: <text:span text:style-name="T417">cit: “</text:span><text:span text:style-name="T293">don’t work on main silly goose!</text:span>”. <text:span text:style-name="T417">Ogni programmatore lavora su una </text:span><text:span text:style-name="T323">specifica branch separata</text:span><text:span text:style-name="T417"> da quella degli altri, cosi da poter lavorare in parallelo, e main branch </text:span><text:span text:style-name="T418">è trattato come branch ufficiale dell’intero progetto (“source of truth”), e quindi</text:span><text:span text:style-name="T417"> non viene mai </text:span><text:span text:style-name="T418">modificato,</text:span><text:span text:style-name="T417"> a meno che un singolo </text:span><text:span text:style-name="T418">feature,</text:span><text:span text:style-name="T417"> </text:span><text:span text:style-name="T418">sviluppato separatamente,</text:span><text:span text:style-name="T417"> non sia </text:span><text:span text:style-name="T418">considerato </text:span><text:span text:style-name="T417">completo </text:span><text:span text:style-name="T418">e pronto al merge</text:span><text:span text:style-name="T417">. In questo </text:span><text:span text:style-name="T418">modo</text:span><text:span text:style-name="T417"> </text:span><text:span text:style-name="T418">non solo c’è sicurezza che codice del main non risulterà mai rotto o inquinato, ma ogni programmatore potrà fare pushing e condividere il proprio codice molto più facilmente: idealmente se è il solo ad usare il branch corrente non ci saranno cambiamenti su branch remota non presenti localmente e quindi nessun push risulterà mai “rejected” costringendolo prima al pulling; inoltre se s’è bisogno di aiuto o di condividere codice, il collega farà semplicemente il pulling del branch specifico, senza limitare lavoro in parallelo degli altri colleghi.</text:span></text:p>
      <text:p text:style-name="P77"><text:span text:style-name="T157">Pull request</text:span><text:span text:style-name="T183">: strumento specifico di Github e non </text:span><text:span text:style-name="T184">nativo </text:span><text:span text:style-name="T183">di </text:span><text:span text:style-name="T185">G</text:span><text:span text:style-name="T183">it, che </text:span><text:span text:style-name="T185">una volta ultimato il</text:span><text:span text:style-name="T183"> proprio lavoro su una specifica feature in un branch separato da main, consente a programmatore </text:span><text:span text:style-name="T185">di comunicare ai propri responsabili che codice è pronto per essere analizzato e valutato, </text:span><text:span text:style-name="T186">tipicamente</text:span><text:span text:style-name="T185"> per il merge nel main. </text:span><text:span text:style-name="T187">Questo strumento è standard a livello enterprise e facilita discussione e feedback su specifici commits. </text:span><text:span text:style-name="T186">Branch può comunque essere aggiornat</text:span><text:span text:style-name="T188">o</text:span><text:span text:style-name="T186"> anche dopo aver fatto domanda di pull request. </text:span><text:span text:style-name="T187">Per fare una pull request vado nella repo di Github e ho 2 possibità nella barra in alto: <text:s/>“</text:span><text:span text:style-name="T202">compare &amp; pull request</text:span><text:span text:style-name="T187">”o direttamenet “</text:span><text:span text:style-name="T202">pull request</text:span><text:span text:style-name="T187">”. </text:span><text:span text:style-name="T189">Va poi specificato il “receiving branch” </text:span><text:span text:style-name="T190">(tipicamene main) </text:span><text:span text:style-name="T189">in cui fare il merge del feature branch ultimato, e in allegato si scrive un messaggio informativo, secondo la best practice aziendale. Responsabile ha possibilità di commentare la mia pull request, rifiutarla (close with comment) o di approvarla (merge pull request) </text:span><text:span text:style-name="T191">scivendo infine messaggio del commit</text:span><text:span text:style-name="T189">. </text:span><text:span text:style-name="T186">Prima di effettuare la pull request, cliccando su “</text:span><text:span text:style-name="T203">compare</text:span><text:span text:style-name="T186">” abbiamo la possibilità di comparare i files del branch locale con quelli del main, e sapere se è possibile un merge automatico tra i 2, ossia un fast-forward merge. </text:span><text:span text:style-name="T191">Dopo aver fatto il merge, il branch innestato può essere eliminato. </text:span><text:span text:style-name="T192">Spesso non è possibile fare un fast forward merge tra branch per la presenza di conflitti che vanno preliminarmente risolti. In questo caso Github indica chiaramente che</text:span><text:span text:style-name="T191"> “</text:span><text:span text:style-name="T193">can’t automatically merge” </text:span><text:span text:style-name="T192">e nella pull request che</text:span><text:span text:style-name="T193"> “this branch has conflicts that must be resolved” </text:span><text:span text:style-name="T192">indicando specificamente <text:s/>i </text:span><text:span text:style-name="T193"><text:s/>“</text:span><text:span text:style-name="T192">c</text:span><text:span text:style-name="T193">onflicing files”. </text:span><text:span text:style-name="T192">E’ possibile risolvere i conflitti direttamente col browser, o come è raccomandato attraverso linea di comando. </text:span><text:span text:style-name="T190">La procedura suggerita dalla BP è questa:</text:span></text:p>
      <text:list xml:id="list898506328" text:style-name="L15">
        <text:list-item>
          <text:p text:style-name="P146"><text:soft-page-break/><text:span text:style-name="T222">s</text:span><text:span text:style-name="T220">witch su main e pull down ogni eventuale cambiamento recente</text:span></text:p>
        </text:list-item>
        <text:list-item>
          <text:p text:style-name="P137">switch to feature branch oggetto della pull request, anche qui pull down </text:p>
        </text:list-item>
        <text:list-item>
          <text:p text:style-name="P145"><text:span text:style-name="T223">feature branch</text:span><text:span text:style-name="T222"> fa da “temporary receiving branch”: </text:span><text:span text:style-name="T223">faccio merge di main all’interno del feature branch, cosi da eliminare ogni possibile conflitto (add + commit dei cambiamenti), e avere la certezza che nuova versione sarà compatibile col main </text:span></text:p>
        </text:list-item>
        <text:list-item>
          <text:p text:style-name="P147"><text:span text:style-name="T227">s</text:span><text:span text:style-name="T228">witch su main, che è il receiving branch finale, </text:span><text:span text:style-name="T227">ed eseguo comando</text:span><text:span text:style-name="T218"> </text:span><text:span text:style-name="T219">git merge -2no-2ff branch_name</text:span><text:span text:style-name="T229">: </text:span><text:span text:style-name="T227">f</text:span><text:span text:style-name="T229">lags </text:span><text:span text:style-name="T227">servono per</text:span><text:span text:style-name="T229"> impedire </text:span><text:span text:style-name="T227">il </text:span><text:span text:style-name="T229">fast forward merge, </text:span><text:span text:style-name="T228">che non produce alcun nuovo commit (merge commit). </text:span></text:p>
        </text:list-item>
        <text:list-item>
          <text:p text:style-name="P147"><text:span text:style-name="T228">p</text:span><text:span text:style-name="T229">ushing finale </text:span><text:span text:style-name="T227">del main e aggiorno la </text:span><text:span text:style-name="T229">remote repo</text:span></text:p>
        </text:list-item>
      </text:list>
      <text:p text:style-name="P72"><text:span text:style-name="T145">Branch protection rules</text:span><text:span text:style-name="T160">: </text:span><text:span text:style-name="T171">Per settare regole percorso è: </text:span><text:span text:style-name="T160">settings → branches → </text:span><text:span text:style-name="T172">add rule → branch name pattern: branch o gruppo di branch cui si applicano le regole; </text:span><text:span text:style-name="T171">la </text:span><text:span text:style-name="T172">regola principale è “review pull request before merging” </text:span><text:span text:style-name="T171">che serve per impedire a collaboratori di fare merge direttamente nel main, obbligandoli alla </text:span><text:span text:style-name="T172">pull request. Coll</text:span><text:span text:style-name="T171">aboratore</text:span><text:span text:style-name="T172"> una volta che inoltra pull request si troverà 2 messaggi in rosso con scritto </text:span><text:span text:style-name="T171"><text:s/>“review required” </text:span><text:span text:style-name="T175">e </text:span><text:span text:style-name="T172">“</text:span><text:span text:style-name="T171">merging i</text:span><text:span text:style-name="T175">s</text:span><text:span text:style-name="T171"> blocked”. </text:span></text:p>
      <text:p text:style-name="P73"><text:span text:style-name="T145">Fork </text:span><text:span text:style-name="T151">&amp; Clone workflow</text:span><text:span text:style-name="T160">: </text:span><text:span text:style-name="T166">Organizzazzione di lavoro alternativa, tipica dei progetti open-source. Invece di avere una Github repo centralizzata con tanti collaboratori che <text:s/>lavorano su branch separati da main e una volta ultimata una feature fanno pull reaquest; con </text:span><text:span text:style-name="T151">forking</text:span><text:span text:style-name="T166"> chiunque può crearsi una propria </text:span><text:span text:style-name="T201">copia personale</text:span><text:span text:style-name="T166"> dell’inter</text:span><text:span text:style-name="T167">a</text:span><text:span text:style-name="T166"> </text:span><text:span text:style-name="T167">repo</text:span><text:span text:style-name="T166"> </text:span><text:span text:style-name="T167">su Github </text:span><text:span text:style-name="T168">e</text:span><text:span text:style-name="T167"> può modificar</text:span><text:span text:style-name="T168">la</text:span><text:span text:style-name="T167"> senza alcuna limitazione</text:span><text:span text:style-name="T166">. Forking è uno strumento di Github, non nativo di Git. Per</text:span><text:span text:style-name="T169"> proporre i miei cambiamenti all’original repo uso strumento della pull request </text:span><text:span text:style-name="T168">perché n</text:span><text:span text:style-name="T169">on ho permesso per fare pushing. </text:span><text:span text:style-name="T168">Il workflok prevede questi step:</text:span></text:p>
      <text:list xml:id="list4193603958" text:style-name="L16">
        <text:list-item>
          <text:p text:style-name="P138">forking della repo su Github. Ottengo cosi una <text:span text:style-name="T488">mia </text:span>copia personale tra le mie repo</text:p>
        </text:list-item>
        <text:list-item>
          <text:p text:style-name="P138">cloning della mia fork per poterci lavorare localmente. <text:span text:style-name="T488">Per effetto del cloning,</text:span> la repo locale di default ha come origin remote la mia fork su Github</text:p>
        </text:list-item>
        <text:list-item>
          <text:p text:style-name="P115"><text:span text:style-name="T152">NB</text:span><text:span text:style-name="T176">: s</text:span><text:span text:style-name="T160">etto manualmente una </text:span><text:span text:style-name="T145">seconda </text:span><text:span text:style-name="T154">remote</text:span><text:span text:style-name="T160">, che convenzionalmente è chiamata </text:span><text:span text:style-name="T199">upstream</text:span><text:span text:style-name="T160">, </text:span><text:span text:style-name="T176">e</text:span><text:span text:style-name="T160"> che punta alla repo originale. </text:span><text:span text:style-name="T170">Comando è: </text:span><text:span text:style-name="T153">git remote add upstream url</text:span></text:p>
        </text:list-item>
        <text:list-item>
          <text:p text:style-name="P117"><text:span text:style-name="T207">pulling da r</text:span><text:span text:style-name="T204">emote upstream per ricevere cambiamenti dalla repo originale. </text:span><text:span text:style-name="T210">NB</text:span><text:span text:style-name="T207">: </text:span><text:span text:style-name="T205">la fork repo non viene aggiornata da quella originale dopo essere stata creata: </text:span><text:span text:style-name="T206">è</text:span><text:span text:style-name="T205"> come se le 2 repo divergessero in quel momento. </text:span><text:span text:style-name="T207">Di conseguenza </text:span><text:span text:style-name="T205">l’unico modo di aggiornarla è attraverso il pulling dal</text:span><text:span text:style-name="T206">l’</text:span><text:span text:style-name="T205"> upstream verso il workspace e il successivo pushing da woskspace verso origin.</text:span></text:p>
        </text:list-item>
        <text:list-item>
          <text:p text:style-name="P118"><text:span text:style-name="T209">pushing dei cambiamenti su </text:span><text:span text:style-name="T208">remote origin.</text:span></text:p>
        </text:list-item>
        <text:list-item>
          <text:p text:style-name="P139">pull request da remote origin a remote upstream per proporre di integrare in repo originale i cambiamenti nella mia repo fork. Per farla devo andare nella remote originale, cliccare su pull request e poi specificare esattamente la branch della mia repo fork che desidero integrare in quella originale. Pull request è infatti possibile anche tra branch appartenenti a repo diverse.</text:p>
        </text:list-item>
      </text:list>
      <text:p text:style-name="P28"/>
      <text:p text:style-name="P29"><text:span text:style-name="T261">Rebasing</text:span>: <text:span text:style-name="T422">funzionalità con </text:span><text:span text:style-name="T420">2 utilizzi principali: come alternativa a</text:span><text:span text:style-name="T422">l</text:span><text:span text:style-name="T420"> merging, o per fare pulizia nella storia del progetto. </text:span><text:span text:style-name="T423">Comando è </text:span><text:span text:style-name="T268">git rebase branch_name</text:span><text:span text:style-name="T423"> da eseguire nel receiving branch, proprio come nel merging.</text:span></text:p>
      <text:p text:style-name="P36"><text:span text:style-name="T469">Un programmatore lavora in uno specifico feature branch, ma se vuole aggiornarlo coi cambiamenti al branch principale main dovrà fare il merging del main nel proprio feature, e anche in caso di </text:span><text:soft-page-break/><text:span text:style-name="T469">assenza di conflitti, questo determinerà ogni volta un’ulteriore </text:span><text:span text:style-name="T320">merge commit</text:span><text:span text:style-name="T469">. In questo modo feature branch si può appesantire molto, arricchendosi di molti commit non informativi, ma puramente procedurali. Per migliorare la situazione si può usare il rebasing, che consente di “riscrivere la storia” </text:span><text:span text:style-name="T472">solo per il receiving branch</text:span><text:span text:style-name="T469">: l’intero feature branch viene spostato localmente alla fine del main branch e vengono eliminati i merge commits, riducendo cosi il numero complessivo dei commits e raggruppando i rimanenti in modo logico e lineare. Cambia cosi la struttura del feature branch, ma non quella del </text:span><text:span text:style-name="T470">branch main. G</text:span><text:span text:style-name="T471">it crea nuovi commits per noi sulla base di quelli originali e nuovi hashes per ognuno. </text:span><text:span text:style-name="T470">In assenza di “conflict” col main rebase procede senza problemi, se invece ci sono abbiamo 2 possibilità:</text:span></text:p>
      <text:list xml:id="list1213080473" text:style-name="L17">
        <text:list-item>
          <text:p text:style-name="P140"><text:span text:style-name="T261">git rebase -2abort</text:span>: per abortire il rebase</text:p>
        </text:list-item>
        <text:list-item>
          <text:p text:style-name="P140"><text:span text:style-name="T261">git rebase -2continue</text:span>: dopo aver risolto i conflitti tramite l’editor, e aver aggiunto i file ma <text:span text:style-name="T293">senza committar</text:span><text:span text:style-name="T324">e</text:span> <text:span text:style-name="T490">(come farei invece in un merge conflict),</text:span> uso questo comando per completare il rebasing</text:p>
        </text:list-item>
      </text:list>
      <text:p text:style-name="P30"><text:span text:style-name="T261">NB</text:span>: <text:span text:style-name="T423">Proprio perché con rebase si “riscrive la storia” non bisogna mai fare </text:span>rebase di commits <text:span text:style-name="T491">già </text:span>condivisi con altri: possiamo farlo <text:span text:style-name="T423">solo</text:span> <text:span text:style-name="T491">ai</text:span> commits nel nostro workspace; <text:span text:style-name="T489">viceversa</text:span> se abbiamo già fatto pushing sul remote, dobbiamo <text:span text:style-name="T489">assolutamente</text:span> assicurarci che nessuno li stia usando. <text:span text:style-name="T423">In caso contrario la risoluzione dei conflitti che nascerebbero sarebbe estremamente complessa.</text:span></text:p>
      <text:p text:style-name="P31"><text:span text:style-name="T261">BP</text:span>: Prima di condividere i cambiamenti alla feature branch<text:span text:style-name="T492">, </text:span>è bene fare switch sul branch main, fare pulling down <text:span text:style-name="T492">dei cambiamenti su main nella repo remota,</text:span> <text:span text:style-name="T492">poi switch su feature branch e rebasing, cosi da eliminare ogni commit merge (con main) dai logs e migliorare la struttura del feature branch. </text:span><text:span text:style-name="T493">Se servono altre modifiche al branch si può procedere all’interactive rebase, e infine al pushing finale.</text:span></text:p>
      <text:p text:style-name="P76"><text:span text:style-name="T158">Interactive rebase</text:span><text:span text:style-name="T194">: </text:span><text:span text:style-name="T195">funzione che ci consente di usare rebasing </text:span><text:span text:style-name="T196">interattivo </text:span><text:span text:style-name="T195">come strumento di pulizia del branch. In particolare s</text:span><text:span text:style-name="T194">erve per riscrivere, cancellare, rinominare, </text:span><text:span text:style-name="T195">unire</text:span><text:span text:style-name="T194"> o riordinare i commits prima di condividerli. </text:span><text:span text:style-name="T195">Comando è </text:span><text:span text:style-name="T159">git</text:span><text:span text:style-name="T196"> </text:span><text:span text:style-name="T159">rebase -i head</text:span><text:span text:style-name="T426">~number</text:span><text:span text:style-name="T427">: </text:span><text:span text:style-name="T428">riferimento è all’head e non al branch, e number indica il numero di commit da revisionare </text:span><text:span text:style-name="T430">(head incluso)</text:span><text:span text:style-name="T428">, ossia quan</text:span><text:span text:style-name="T429">t</text:span><text:span text:style-name="T428">o indientro si vuole andare. Si apre quindi l’editor con l’elenco dei commit</text:span><text:span text:style-name="T431">s</text:span><text:span text:style-name="T428"> compreso nel range specificato, e i relativi messaggi. Accanto ad ogni messaggio compare di default il comando “pick”. Al suo posto scrivo manualmente un comando nei commit che desidero editare. Una volta scritti comandi chiudo editor e inizia il rebasing. Principali c</text:span><text:span text:style-name="T197">omandi </text:span><text:span text:style-name="T198">e loro abbreviazioni</text:span><text:span text:style-name="T197">: </text:span></text:p>
      <text:list xml:id="list1762233580" text:style-name="L18">
        <text:list-item>
          <text:p text:style-name="P141"><text:span text:style-name="T261">pick</text:span> / <text:span text:style-name="T269">p</text:span>: <text:span text:style-name="T424">usare il commit senza modifiche</text:span></text:p>
        </text:list-item>
        <text:list-item>
          <text:p text:style-name="P141"><text:span text:style-name="T261">reword</text:span> / <text:span text:style-name="T269">r</text:span>: <text:span text:style-name="T424">usare il commit, ma editare messaggio</text:span></text:p>
        </text:list-item>
        <text:list-item>
          <text:p text:style-name="P141"><text:span text:style-name="T261">edit</text:span> / <text:span text:style-name="T269">e</text:span>: <text:span text:style-name="T424">usare il commit, ma solo dopo amending</text:span></text:p>
        </text:list-item>
        <text:list-item>
          <text:p text:style-name="P141"><text:span text:style-name="T261">fixup</text:span> / <text:span text:style-name="T269">f</text:span>: <text:span text:style-name="T433">usare il commit, ma rimuovere il messaggio e unirlo a commit precedente</text:span></text:p>
        </text:list-item>
        <text:list-item>
          <text:p text:style-name="P141"><text:span text:style-name="T261">drop</text:span> / <text:span text:style-name="T269">d</text:span>: <text:span text:style-name="T421">rimuovere il commit interamente, non solo il messaggio</text:span></text:p>
        </text:list-item>
      </text:list>
      <text:p text:style-name="P32"><text:span text:style-name="T261">Git Tags</text:span>: concettualmente sono come note adesive per marcare specifici commit <text:span text:style-name="T435">rilevanti</text:span>. <text:span text:style-name="T434">Caso d’uso tipico è quello di indicare un </text:span><text:span text:style-name="T309">release point</text:span><text:span text:style-name="T434">, ossia l’inizio di una particolare versione del prodotto. A differenza dei branch la cui posizione cambia mano a mano che ci sono nuovi commits puntando di default all’ultimo, tag non si sposta mai: </text:span><text:span text:style-name="T435">referenzia</text:span><text:span text:style-name="T434"> sempre lo stesso identico commit. Ci sono 2 tipi di tags: </text:span></text:p>
      <text:list xml:id="list2470827693" text:style-name="L19">
        <text:list-item>
          <text:p text:style-name="P142"><text:span text:style-name="T261">lightweight tags</text:span>: semplicemente un nome e un’etichetta che puntano ad uno specifico commit. <text:span text:style-name="T435">Si usano in progetti medio-piccoli.</text:span></text:p>
        </text:list-item>
        <text:list-item>
          <text:p text:style-name="P142"><text:soft-page-break/><text:span text:style-name="T261">annotated tags</text:span>: includono <text:span text:style-name="T435">meta</text:span>data come autore, data, mail, e un tagging message, ossia un messaggio simile a quello dei commit. <text:span text:style-name="T435">Si usano a</text:span> livello enterprise e nei grandi progetti.</text:p>
        </text:list-item>
      </text:list>
      <text:p text:style-name="P33"><text:span text:style-name="T261">Semantic versioning</text:span>: protocollo che stabilisce come scrivere numericamente una release, in modo che numeri abbiano un certo significato prestabilito, e <text:span text:style-name="T435">che </text:span>tutti li possano comprendere. Formato è: v0.0.0: la prima cifra indica una major release, la seconda una minor release e la terza una patch release. La release iniziale sarà quindi 1.0.0, <text:s/>in seguito si aggiungono prima <text:span text:style-name="T435">le </text:span>patch e poi <text:span text:style-name="T435">le </text:span>minor releases <text:span text:style-name="T435">fino alle major release.</text:span></text:p>
      <text:p text:style-name="P34">Poichè il tag è un puntatore ad un commit univoco si può usare nei comandi di git al posto dell’hash di quel commit specifico, per es. git checkout v17.0.0 o git diff v17.0.0 v16.7.5 e cosi via. <text:span text:style-name="T435">Nomi delle tag devono quindi essere univoci, mentre un commits può essere referenziato anche da più tags. Principali comandi: </text:span></text:p>
      <text:list xml:id="list3589965929" text:style-name="L20">
        <text:list-item>
          <text:p text:style-name="P143"><text:span text:style-name="T261">git tag</text:span>: visualizzo elenco di tags</text:p>
        </text:list-item>
        <text:list-item>
          <text:p text:style-name="P104"><text:span text:style-name="T149">git tag -l “*wildcard*”</text:span><text:span text:style-name="T165">: v</text:span><text:span text:style-name="T1">isualizz</text:span><text:span text:style-name="T43">o</text:span><text:span text:style-name="T1"> </text:span><text:span text:style-name="T43">elenco di </text:span><text:span text:style-name="T1">tags, filtrandole per una particolare wildcard</text:span></text:p>
        </text:list-item>
        <text:list-item>
          <text:p text:style-name="P104"><text:span text:style-name="T149">git tag tag_name</text:span><text:span text:style-name="T165">: c</text:span><text:span text:style-name="T1">reo lightweight tag nel commit corrente referenziato da head</text:span></text:p>
        </text:list-item>
        <text:list-item>
          <text:p text:style-name="P104"><text:span text:style-name="T149">git tag -a tag_name</text:span><text:span text:style-name="T165">: c</text:span><text:span text:style-name="T1">reo annotated tag nel commit corrente referenziato da head</text:span></text:p>
        </text:list-item>
        <text:list-item>
          <text:p text:style-name="P143"><text:span text:style-name="T261">git tag -a tag_name -m “message..”</text:span>: creo annotated tag nel commit corrente referenziato da head <text:span text:style-name="T436">e</text:span> allego un messaggio</text:p>
        </text:list-item>
        <text:list-item>
          <text:p text:style-name="P143"><text:span text:style-name="T261">git show tag_name</text:span>: visualizzo metadata di una specifica tag</text:p>
        </text:list-item>
        <text:list-item>
          <text:p text:style-name="P104"><text:span text:style-name="T156">git tag tag_name commit_hash</text:span><text:span text:style-name="T165">: c</text:span><text:span text:style-name="T1">reo tag che punta ad uno specifico comm</text:span><text:span text:style-name="T44">it. </text:span><text:span text:style-name="T58">Da usare quando non voglio che tag per commit referenziato da head corrente</text:span></text:p>
        </text:list-item>
        <text:list-item>
          <text:p text:style-name="P104"><text:span text:style-name="T156">git tag -f tag_name</text:span><text:span text:style-name="T165">: </text:span><text:span text:style-name="T60">Fo</text:span><text:span text:style-name="T1">rcing tag! </text:span><text:span text:style-name="T44">ossia</text:span><text:span text:style-name="T1"> sposto tag già esistente su commit corrente referenziato da head. </text:span><text:span text:style-name="T58">Questo perché tag_name devono essere univoci</text:span></text:p>
        </text:list-item>
        <text:list-item>
          <text:p text:style-name="P143"><text:span text:style-name="T260">git tag -d tag_name</text:span>: <text:span text:style-name="T436">elimino la tag specifica</text:span></text:p>
        </text:list-item>
        <text:list-item>
          <text:p text:style-name="P104"><text:span text:style-name="T156">git push -2tags</text:span><text:span text:style-name="T165">: </text:span><text:span text:style-name="T173">p</text:span><text:span text:style-name="T1">ushing d</text:span><text:span text:style-name="T44">i tutte le</text:span><text:span text:style-name="T1"> tag locali su</text:span><text:span text:style-name="T44">l</text:span><text:span text:style-name="T1"> remote. </text:span><text:span text:style-name="T73">NB: </text:span><text:span text:style-name="T60">di default pushing non le include</text:span></text:p>
        </text:list-item>
        <text:list-item>
          <text:p text:style-name="P105"><text:span text:style-name="T156">git push remote_name tag_name</text:span><text:span text:style-name="T165">: </text:span><text:span text:style-name="T173">p</text:span><text:span text:style-name="T1">ushing di 1 specifica tag locale su</text:span><text:span text:style-name="T44">l </text:span><text:span text:style-name="T1">remote. </text:span><text:span text:style-name="T73">NB: </text:span><text:span text:style-name="T60">di default pushing non le include</text:span></text:p>
        </text:list-item>
      </text:list>
      <text:p text:style-name="P38">**** </text:p>
      <text:p text:style-name="P82">Cartella Git:</text:p>
      <text:p text:style-name="P49">Componenti della cartella .git:</text:p>
      <text:p text:style-name="P50"><text:span text:style-name="T270">F</text:span><text:span text:style-name="T261">ile config</text:span>: serve per configurazione addizionale specifica per la repo su cui stiamo lavorando; quindi non una configurazione generale comune a tutte le repo, come abbiamo fatto con username e email. In questo file possiamo <text:span text:style-name="T439">inoltre </text:span>configurare gli i <text:span text:style-name="T293">git aliases</text:span>. <text:span text:style-name="T437">Vedi la documentazione per tutte le tantissime possibili configurazioni che possiamo fare. Una configurazione abbastanza comune per esempio riguarda i colori e gli stili. </text:span></text:p>
      <text:p text:style-name="P51"><text:span text:style-name="T261">Cartella </text:span><text:span text:style-name="T270">r</text:span><text:span text:style-name="T261">efs</text:span> <text:span text:style-name="T438">è composta da</text:span> <text:span text:style-name="T440">almeno 3</text:span><text:span text:style-name="T438"> sottocartelle:</text:span></text:p>
      <text:list xml:id="list1468334628" text:style-name="L21">
        <text:list-item>
          <text:p text:style-name="P127"><text:span text:style-name="T293">refs/head/master</text:span>: <text:s/>c’è un file per ogni branch della repo, file ha lo stesso nome del branch e contiene un hash che punta all’ultimo commit del branch. </text:p>
        </text:list-item>
        <text:list-item>
          <text:p text:style-name="P127"><text:span text:style-name="T293">refs/</text:span><text:span text:style-name="T310">remote</text:span><text:span text:style-name="T293">s</text:span>: contiene <text:span text:style-name="T439">tutte le remotes dellas</text:span> repo</text:p>
        </text:list-item>
        <text:list-item>
          <text:p text:style-name="P128"><text:soft-page-break/><text:span text:style-name="T293">refs/tags</text:span>: contiene un file per ogni tag nella repo</text:p>
        </text:list-item>
      </text:list>
      <text:p text:style-name="P52"><text:span text:style-name="T261">File HEAD</text:span>: file di testo che contiene riferimento a branch, o a specifico commit nel caso di detached head. </text:p>
      <text:p text:style-name="P52"><text:span text:style-name="T261">Cartella Obj</text:span><text:span text:style-name="T272">e</text:span><text:span text:style-name="T261">cts</text:span>: è il vero “core” di git! <text:span text:style-name="T440">Qui ci sono tutti i files della repo, i backup files e i commit, e altro ancora. Tutti i file sono compressi e criptati, quindi non li posso visualizzare con l’editor. Contiene 4 tipi principali di dati:</text:span></text:p>
      <text:list xml:id="list3175512891" text:style-name="L22">
        <text:list-item>
          <text:p text:style-name="P129"><text:span text:style-name="T261">commit</text:span>: <text:span text:style-name="T450">git objects composti da vari elementi: un’</text:span><text:span text:style-name="T312">hashing</text:span><text:span text:style-name="T450"> identificativo univoco, una </text:span><text:span text:style-name="T312">t</text:span><text:span text:style-name="T313">ree,</text:span><text:span text:style-name="T447"> </text:span><text:span text:style-name="T450">ossia</text:span><text:span text:style-name="T447"> la struttura dell’</text:span><text:span text:style-name="T450">intera</text:span><text:span text:style-name="T447"> repo al momento del commit, </text:span><text:span text:style-name="T450">un parent commit, ossia il commit immediatamente precedente nel branch, l’autore, il committer e infine il git message.</text:span></text:p>
        </text:list-item>
        <text:list-item>
          <text:p text:style-name="P130"><text:span text:style-name="T261">blob</text:span>: <text:span text:style-name="T443">acronimo di binary large objects, sono </text:span><text:span text:style-name="T444">git objects </text:span><text:span text:style-name="T443">usati da Git per </text:span><text:span text:style-name="T444">memorizzare il contenuto dei file di una repo. Contengono solamente </text:span><text:span text:style-name="T311">il contenuto</text:span><text:span text:style-name="T444"> dei file, e non il loro </text:span><text:span text:style-name="T445">filena</text:span><text:span text:style-name="T444">me, </text:span><text:span text:style-name="T445">che è salvato nel tree. </text:span></text:p>
        </text:list-item>
        <text:list-item>
          <text:p text:style-name="P130"><text:span text:style-name="T261">tree</text:span>: <text:span text:style-name="T446">sono git objects usati da Git per memorizzare il contenuto di una cartella della repo. Ogni tree contiene in particolare i riferimenti ai blob o ad altre tree che la compongono; i loro nomi e relativi hashing. Mentre blob serve per il contenuto dei singoli fili, tree serve per la </text:span><text:span text:style-name="T325">struttura</text:span><text:span text:style-name="T446"> dell’intera repo, ossia per ricostruire come file e cartelle sono collegati tra loro, e per i relativi nomi. </text:span></text:p>
        </text:list-item>
        <text:list-item>
          <text:p text:style-name="P130"><text:span text:style-name="T261">annotated tag</text:span>: ...</text:p>
        </text:list-item>
      </text:list>
      <text:p text:style-name="P53"><text:span text:style-name="T261">Hashing</text:span> <text:span text:style-name="T261">fun</text:span><text:span text:style-name="T271">c</text:span><text:span text:style-name="T261">tions</text:span>: sono funzioni <text:span text:style-name="T441">che associano ad un’input data di dimensione variabile, un’output data di dimensione fissa. Hanno 4 caratteristiche principali:</text:span></text:p>
      <text:list xml:id="list2124434926" text:style-name="L23">
        <text:list-item>
          <text:p text:style-name="P131">Sono funzioni <text:span text:style-name="T293">one-way</text:span>, quindi impossibili da invertire. Questo significa che partendo dall’output della funzione è impossibile risalire all’input originale.</text:p>
        </text:list-item>
        <text:list-item>
          <text:p text:style-name="P131">Modifiche marginali all’input data generano modifiche consistenti all’output</text:p>
        </text:list-item>
        <text:list-item>
          <text:p text:style-name="P131">Sono funzioni <text:span text:style-name="T293">deterministiche</text:span>: lo stesso input produce sempre lo stesso output</text:p>
        </text:list-item>
        <text:list-item>
          <text:p text:style-name="P131">E’ praticamente impossibile ottenere 2 output identici, ovviamente partendo da input diversi.</text:p>
        </text:list-item>
      </text:list>
      <text:p text:style-name="P53">Git usa <text:span text:style-name="T261">SHA-1</text:span> come hashing function, <text:span text:style-name="T441">che produce sempre un’output di 40 cifre esadecimali. </text:span><text:span text:style-name="T442">Questo algoritmo è usato per generare gli hash di ciascuno dei 4 tipi di oggetti </text:span><text:span text:style-name="T448">git</text:span><text:span text:style-name="T442">, non solo per i commits. Git è un database chiave-valore, le cui chiavi sono funzioni di hash. </text:span><text:span text:style-name="T448">Quando salvo qualcosa in git</text:span><text:span text:style-name="T449">, </text:span><text:span text:style-name="T448">nella</text:span><text:span text:style-name="T449"> cartella objects si crea una nuova cartella, il cui nome è dato dai primi 2 caratteri dell’hasing function associata, </text:span><text:span text:style-name="T448">e il </text:span><text:span text:style-name="T449">file </text:span><text:span text:style-name="T448">a</text:span><text:span text:style-name="T449">l </text:span><text:span text:style-name="T448">suo interno avrà i restanti 38 caratteri come nome. </text:span></text:p>
      <text:p text:style-name="P55"/>
      <text:p text:style-name="P54"><text:span text:style-name="T261">Reflog</text:span>: <text:span text:style-name="T453">Git tiene traccia di quando e come le estremità dei branch e altre reference come ad esempio head vengono aggiornate. </text:span><text:span text:style-name="T451">All’interno della cartella .git c’è </text:span><text:span text:style-name="T453">la </text:span><text:span text:style-name="T315">cartella logs</text:span><text:span text:style-name="T451"> </text:span><text:span text:style-name="T453">e al suo interno il</text:span><text:span text:style-name="T451"> </text:span><text:span text:style-name="T315">file head</text:span><text:span text:style-name="T451">: </text:span><text:span text:style-name="T453">questo</text:span><text:span text:style-name="T451"> tiene traccia di branch/commit puntato da head. </text:span><text:span text:style-name="T453">La c</text:span><text:span text:style-name="T451">artella </text:span><text:span text:style-name="T452">refs/</text:span><text:span text:style-name="T451">heads contiene sottocartelle con </text:span><text:span text:style-name="T453">tutte le </text:span><text:span text:style-name="T451">branch locali e remote</text:span><text:span text:style-name="T453">s, e </text:span><text:span text:style-name="T451">si tiene traccia di </text:span><text:span text:style-name="T452">come evolve l’ultimo commit di ciascuna.</text:span><text:span text:style-name="T451"> </text:span><text:span text:style-name="T453"><text:s/>Reflog ha 2 importanti </text:span><text:span text:style-name="T314">limitazioni</text:span><text:span text:style-name="T453">: </text:span></text:p>
      <text:list xml:id="list1576196202" text:style-name="L24">
        <text:list-item>
          <text:p text:style-name="P106"><text:span text:style-name="T78">si tiene traccia solo dei </text:span><text:span text:style-name="T140">reflog locali</text:span><text:span text:style-name="T78">, non di quelli remoti né di quelli degli altri collaboratori </text:span></text:p>
        </text:list-item>
        <text:list-item>
          <text:p text:style-name="P106"><text:span text:style-name="T78">i logs durano di default </text:span><text:span text:style-name="T140">90 gioni</text:span><text:span text:style-name="T78">, passati i quasi non saranno più disponibili. E’ comunque possibile sovrascrivere questo range temporale. </text:span></text:p>
        </text:list-item>
      </text:list>
      <text:p text:style-name="P54"><text:soft-page-break/><text:span text:style-name="T453">Possiamo visualizzare e aggiornare i logs di queste referenze col comando </text:span><text:span text:style-name="T273">git reflog</text:span><text:span text:style-name="T453">, </text:span><text:span text:style-name="T454">che è molto più informativo rispetto a git log, perché ad esempio include anche i checkout e i commits che abbiamo eliminato in precedenza, mostrandoci l’intero workflow del branch o della reference che abbiamo specificato. Alcuni esempi:</text:span></text:p>
      <text:list xml:id="list2648980438" text:style-name="L25">
        <text:list-item>
          <text:p text:style-name="P107"><text:span text:style-name="T126">git reflog show branch_name</text:span><text:span text:style-name="T79">: </text:span><text:span text:style-name="T80">v</text:span><text:span text:style-name="T1">isualizza i logs dello specifico branch_name</text:span></text:p>
        </text:list-item>
        <text:list-item>
          <text:p text:style-name="P132"><text:span text:style-name="T260">git reflog show HEAD / git reflog show</text:span>: <text:span text:style-name="T454">v</text:span>isualizza i logs d<text:span text:style-name="T454">i HEAD</text:span></text:p>
        </text:list-item>
      </text:list>
      <text:p text:style-name="P69"><text:span text:style-name="T81">Possiamo usare notazione particolare per comandi checkout, reset, merge, diff e altri ancora: </text:span><text:span text:style-name="T115">reference_name@{number}</text:span><text:span text:style-name="T81">. </text:span><text:span text:style-name="T116">NB</text:span><text:span text:style-name="T82">: Differenza tra head</text:span><text:span text:style-name="T425">~</text:span><text:span text:style-name="T432">number</text:span><text:span text:style-name="T82"> e head@{</text:span><text:span text:style-name="T81">number</text:span><text:span text:style-name="T82">}! </text:span><text:span text:style-name="T81">Nel primo caso si resta all’interno del branch attualmente referenziato da head e si torna indietro di number commits; il secondo invece si legge letteralmente head at number moves ago che può essere all’esterno del branch corrente, o magari addirittura sul medesimo commit.</text:span></text:p>
      <text:p text:style-name="P58"><text:span text:style-name="T352">Ogni dato della cartella log ha uno specifico </text:span><text:span text:style-name="T355">unix </text:span><text:span text:style-name="T352">timestamp associato. </text:span><text:span text:style-name="T353">Possiamo quindi filtrare i reflog per tempo/data. </text:span><text:span text:style-name="T354">Per esempio: reference@{1.day.ago}, reference@{3.minutes.ago}, reference@{1.week.ago}, reference@{yesterday}, reference@{Fri</text:span>, 12 Feb 2021 14:06:21 -0800<text:span text:style-name="T354">}. </text:span></text:p>
      <text:p text:style-name="P74"><text:span text:style-name="T115">Reflog </text:span><text:span text:style-name="T101">Use </text:span><text:span text:style-name="T115">C</text:span><text:span text:style-name="T101">ase</text:span><text:span text:style-name="T60">: </text:span><text:span text:style-name="T83">l’uso più comune del comando git reflog è recuperare commit che sembrano persi e non appaiono più in git log. Questo può avvenire per esempio a seguito dell’eliminazione di uno specifico commit (attravergo git reset -2hard) o di commits multipli per effetto di un rebasing. In entrambi i casi grazie al reflog ho accesso al commit eliminato (o all’ultimo dei commits eliminati). Ho </text:span><text:span text:style-name="T86">quindi</text:span><text:span text:style-name="T83"> 2 possibilità: o fare il checkout usando il relativo commit hash, ma avrei una situazione di detached head; oppure come </text:span><text:span text:style-name="T117">BP:</text:span><text:span text:style-name="T83"> eseguo il comando</text:span><text:span text:style-name="T84"> gi</text:span><text:span text:style-name="T83">t</text:span><text:span text:style-name="T84"> reset -2hard branch_name@{number} </text:span><text:span text:style-name="T83">o git reset -2 hard commit_hash.</text:span></text:p>
      <text:p text:style-name="P75"><text:span text:style-name="T101">Git Alias</text:span><text:span text:style-name="T60">: </text:span><text:span text:style-name="T74">posso configurare i miei alias </text:span><text:span text:style-name="T75">all’interno del .gitconfig file generale</text:span><text:span text:style-name="T74">. </text:span><text:span text:style-name="T75">Per farlo apro home con </text:span><text:span text:style-name="T74">l’editor </text:span><text:span text:style-name="T75">e poi visualizzo specifico file nascosto gitconfig </text:span><text:span text:style-name="T87">(C:\Users\salva)</text:span><text:span text:style-name="T75">. Scrivo </text:span><text:span text:style-name="T74">[</text:span><text:span text:style-name="T75">alias] e all’interno per esempio c = commit. Cosi facendo invece di scrivere git commit… potrò scrivere solo git c… </text:span><text:span text:style-name="T76">E’ possibile configurarle anche da linea di comando, ma è più complesso. Nel caso comando sarebbe git config -2global alias.c commit. </text:span><text:span text:style-name="T114">BP</text:span><text:span text:style-name="T77">:</text:span><text:span text:style-name="T76"> setta alias personalizzati </text:span><text:span text:style-name="T86">solo </text:span><text:span text:style-name="T76">una volta che </text:span><text:span text:style-name="T77">sarò esperto</text:span><text:span text:style-name="T76"> </text:span><text:span text:style-name="T77">in</text:span><text:span text:style-name="T76"> Git, magari </text:span><text:span text:style-name="T77">forkando</text:span><text:span text:style-name="T76"> </text:span><text:span text:style-name="T77">blueprint online. </text:span><text:span text:style-name="T88">Blog con alias interessanti: https://www.durdn.com/blog/2012/11/22/must-have-git-aliases-advanced-exampl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296e4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16:42:29.825000000</meta:creation-date>
    <dc:date>2023-05-04T19:05:11.816000000</dc:date>
    <meta:editing-duration>P3DT9H58M6S</meta:editing-duration>
    <meta:editing-cycles>185</meta:editing-cycles>
    <meta:generator>LibreOffice/7.3.2.2$Windows_X86_64 LibreOffice_project/49f2b1bff42cfccbd8f788c8dc32c1c309559be0</meta:generator>
    <meta:document-statistic meta:table-count="0" meta:image-count="0" meta:object-count="0" meta:page-count="17" meta:paragraph-count="219" meta:word-count="8807" meta:character-count="56533" meta:non-whitespace-character-count="47994"/>
  </office:meta>
</office:document-meta>
</file>